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1.27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Directory Count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Dataset</text:p>
          </table:table-cell>
          <table:table-cell office:value-type="string">
            <text:p>Workload</text:p>
          </table:table-cell>
          <table:table-cell office:value-type="string">
            <text:p>Level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Workload</text:p>
          </table:table-cell>
          <table:table-cell office:value-type="string">
            <text:p>Dataset</text:p>
          </table:table-cell>
          <table:table-cell office:value-type="string">
            <text:p>Level1</text:p>
          </table:table-cell>
          <table:table-cell office:value-type="string">
            <text:p>Level2</text:p>
          </table:table-cell>
          <table:table-cell office:value-type="string">
            <text:p>Level3</text:p>
          </table:table-cell>
          <table:table-cell office:value-type="string">
            <text:p>Total</text:p>
          </table:table-cell>
          <table:table-cell office:value-type="string">
            <text:p>Size</text:p>
          </table:table-cell>
          <table:table-cell office:value-type="string">
            <text:p>NORMAL</text:p>
          </table:table-cell>
          <table:table-cell office:value-type="string">
            <text:p>WITH SIUNITX PREFIXES</text:p>
          </table:table-cell>
        </table:table-row>
        <table:table-row table:style-name="ro1">
          <table:table-cell table:formula="of:=CONCATENATE(TRIM([.B2]);TRIM([.C2]);TRIM([.D2]))" office:value-type="string" office:string-value="dataset1w1Level1">
            <text:p>dataset1w1Level1</text:p>
          </table:table-cell>
          <table:table-cell office:value-type="string">
            <text:p>dataset1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1</text:p>
          </table:table-cell>
          <table:table-cell office:value-type="string">
            <text:p>dataset1</text:p>
          </table:table-cell>
          <table:table-cell table:formula="of:=VLOOKUP(CONCATENATE(TRIM([.I2]); TRIM([.H2]);TRIM([.$J$1])); [.$A$1:.$E$136]; 5; 0)" office:value-type="float" office:value="19">
            <text:p>19</text:p>
          </table:table-cell>
          <table:table-cell table:formula="of:=VLOOKUP(CONCATENATE(TRIM([.I2]); TRIM([.H2]);TRIM([.$K$1])); [.$A$1:.$E$136]; 5; 0)" office:value-type="float" office:value="0">
            <text:p>0</text:p>
          </table:table-cell>
          <table:table-cell table:formula="of:=VLOOKUP(CONCATENATE(TRIM([.I2]); TRIM([.H2]);TRIM([.$L$1])); [.$A$1:.$E$136]; 5; 0)" office:value-type="float" office:value="0">
            <text:p>0</text:p>
          </table:table-cell>
          <table:table-cell table:formula="of:=SUM([.J2:.L2])" office:value-type="float" office:value="19">
            <text:p>19</text:p>
          </table:table-cell>
          <table:table-cell table:formula="of:=VLOOKUP(CONCATENATE(TRIM([.I2]);TRIM([.H2])); ['Directory Sizes'.$A$1:.$D$46]; 4; 0)" office:value-type="string" office:string-value="544K">
            <text:p>544K</text:p>
          </table:table-cell>
          <table:table-cell table:formula="of:=CONCATENATE(&quot;{&quot;;[.H2];&quot;} &amp; &quot;;&quot;{&quot;;[.I2];&quot;} &amp; &quot;;&quot;{\tablenum[table-format=4.2]{&quot;;IF(RIGHT(TRIM([.N2]); 1)=&quot;K&quot;; ROUND(VALUE(LEFT(TRIM([.N2]); LEN(TRIM([.N2]))-1))/1024;2); IF(RIGHT(TRIM([.N2]); 1)=&quot;M&quot;; ROUND(VALUE(LEFT(TRIM([.N2]); LEN(TRIM([.N2]))-1));2); ROUND(VALUE(LEFT(TRIM([.N2]); LEN(TRIM([.N2]))-1))*1024;2)));&quot;}} &amp; &quot;;&quot;{\tablenum[table-format=4]{&quot;;ROUND([.J2];2);&quot;}} &amp; &quot;;&quot;{\tablenum[table-format=4]{&quot;;ROUND([.K2];2);&quot;}} &amp; &quot;; &quot;{\tablenum[table-format=4]{&quot;;ROUND([.L2];2);&quot;}} \\ &quot;)" office:value-type="string" office:string-value="{w1} &amp; {dataset1} &amp; {\tablenum[table-format=4.2]{0.53}} &amp; {\tablenum[table-format=4]{19}} &amp; {\tablenum[table-format=4]{0}} &amp; {\tablenum[table-format=4]{0}} \\ ">
            <text:p>{w1} &amp; {dataset1} &amp; {\tablenum[table-format=4.2]{0.53}} &amp; {\tablenum[table-format=4]{19}} &amp; {\tablenum[table-format=4]{0}} &amp; {\tablenum[table-format=4]{0}} \\ </text:p>
          </table:table-cell>
          <table:table-cell table:style-name="ce1" table:formula="of:=CONCATENATE(&quot;{&quot;;[.H2];&quot;} &amp; &quot;;&quot;{&quot;;[.I2];&quot;} &amp; &quot;;&quot;{\SI{&quot;;ROUND(LEFT(TRIM([.N2]); LEN(TRIM([.N2]))-1);2);&quot;}&quot;;IF(RIGHT(TRIM([.N2]); 1)=&quot;K&quot;; &quot;{\kilo}&quot;; IF(RIGHT(TRIM([.N2]); 1)=&quot;M&quot;; &quot;{\mega}&quot;; &quot;{\giga}&quot;));&quot;} &amp; &quot;;&quot;{\tablenum[table-format=4.2]{&quot;;ROUND([.K2];2);&quot;}} &amp; &quot;;&quot;{\tablenum[table-format=4.2]{&quot;;ROUND([.L2];2);&quot;}} &amp; &quot;; &quot;{\tablenum[table-format=4.2]{&quot;;ROUND([.J2];2);&quot;}} \\ &quot;)" office:value-type="string" office:string-value="{w1} &amp; {dataset1} &amp; {\SI{544}{\kilo}} &amp; {\tablenum[table-format=4.2]{0}} &amp; {\tablenum[table-format=4.2]{0}} &amp; {\tablenum[table-format=4.2]{19}} \\ ">
            <text:p>{w1} &amp; {dataset1} &amp; {\SI{544}{\kilo}} &amp; {\tablenum[table-format=4.2]{0}} &amp; {\tablenum[table-format=4.2]{0}} &amp; {\tablenum[table-format=4.2]{19}} \\ </text:p>
          </table:table-cell>
        </table:table-row>
        <table:table-row table:style-name="ro1">
          <table:table-cell table:formula="of:=CONCATENATE(TRIM([.B3]);TRIM([.C3]);TRIM([.D3]))" office:value-type="string" office:string-value="dataset1w2Level1">
            <text:p>dataset1w2Level1</text:p>
          </table:table-cell>
          <table:table-cell office:value-type="string">
            <text:p>dataset1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w1</text:p>
          </table:table-cell>
          <table:table-cell office:value-type="string">
            <text:p>dataset2</text:p>
          </table:table-cell>
          <table:table-cell table:formula="of:=VLOOKUP(CONCATENATE(TRIM([.I3]); TRIM([.H3]);TRIM([.$J$1])); [.$A$1:.$E$136]; 5; 0)" office:value-type="float" office:value="19">
            <text:p>19</text:p>
          </table:table-cell>
          <table:table-cell table:formula="of:=VLOOKUP(CONCATENATE(TRIM([.I3]); TRIM([.H3]);TRIM([.$K$1])); [.$A$1:.$E$136]; 5; 0)" office:value-type="float" office:value="66">
            <text:p>66</text:p>
          </table:table-cell>
          <table:table-cell table:formula="of:=VLOOKUP(CONCATENATE(TRIM([.I3]); TRIM([.H3]);TRIM([.$L$1])); [.$A$1:.$E$136]; 5; 0)" office:value-type="float" office:value="0">
            <text:p>0</text:p>
          </table:table-cell>
          <table:table-cell table:formula="of:=SUM([.J3:.L3])" office:value-type="float" office:value="85">
            <text:p>85</text:p>
          </table:table-cell>
          <table:table-cell table:formula="of:=VLOOKUP(CONCATENATE(TRIM([.I3]);TRIM([.H3])); ['Directory Sizes'.$A$1:.$D$46]; 4; 0)" office:value-type="string" office:string-value="800K">
            <text:p>800K</text:p>
          </table:table-cell>
          <table:table-cell table:formula="of:=CONCATENATE(&quot;{&quot;;[.H3];&quot;} &amp; &quot;;&quot;{&quot;;[.I3];&quot;} &amp; &quot;;&quot;{\tablenum[table-format=4.2]{&quot;;IF(RIGHT(TRIM([.N3]); 1)=&quot;K&quot;; ROUND(VALUE(LEFT(TRIM([.N3]); LEN(TRIM([.N3]))-1))/1024;2); IF(RIGHT(TRIM([.N3]); 1)=&quot;M&quot;; ROUND(VALUE(LEFT(TRIM([.N3]); LEN(TRIM([.N3]))-1));2); ROUND(VALUE(LEFT(TRIM([.N3]); LEN(TRIM([.N3]))-1))*1024;2)));&quot;}} &amp; &quot;;&quot;{\tablenum[table-format=4]{&quot;;ROUND([.J3];2);&quot;}} &amp; &quot;;&quot;{\tablenum[table-format=4]{&quot;;ROUND([.K3];2);&quot;}} &amp; &quot;; &quot;{\tablenum[table-format=4]{&quot;;ROUND([.L3];2);&quot;}} \\ &quot;)" office:value-type="string" office:string-value="{w1} &amp; {dataset2} &amp; {\tablenum[table-format=4.2]{0.78}} &amp; {\tablenum[table-format=4]{19}} &amp; {\tablenum[table-format=4]{66}} &amp; {\tablenum[table-format=4]{0}} \\ ">
            <text:p>{w1} &amp; {dataset2} &amp; {\tablenum[table-format=4.2]{0.78}} &amp; {\tablenum[table-format=4]{19}} &amp; {\tablenum[table-format=4]{66}} &amp; {\tablenum[table-format=4]{0}} \\ </text:p>
          </table:table-cell>
          <table:table-cell table:style-name="ce1" table:formula="of:=CONCATENATE(&quot;{&quot;;[.H3];&quot;} &amp; &quot;;&quot;{&quot;;[.I3];&quot;} &amp; &quot;;&quot;{\SI{&quot;;ROUND(LEFT(TRIM([.N3]); LEN(TRIM([.N3]))-1);2);&quot;}&quot;;IF(RIGHT(TRIM([.N3]); 1)=&quot;K&quot;; &quot;{\kilo}&quot;; IF(RIGHT(TRIM([.N3]); 1)=&quot;M&quot;; &quot;{\mega}&quot;; &quot;{\giga}&quot;));&quot;} &amp; &quot;;&quot;{\tablenum[table-format=4.2]{&quot;;ROUND([.K3];2);&quot;}} &amp; &quot;;&quot;{\tablenum[table-format=4.2]{&quot;;ROUND([.L3];2);&quot;}} &amp; &quot;; &quot;{\tablenum[table-format=4.2]{&quot;;ROUND([.J3];2);&quot;}} \\ &quot;)" office:value-type="string" office:string-value="{w1} &amp; {dataset2} &amp; {\SI{800}{\kilo}} &amp; {\tablenum[table-format=4.2]{66}} &amp; {\tablenum[table-format=4.2]{0}} &amp; {\tablenum[table-format=4.2]{19}} \\ ">
            <text:p>{w1} &amp; {dataset2} &amp; {\SI{800}{\kilo}} &amp; {\tablenum[table-format=4.2]{66}} &amp; {\tablenum[table-format=4.2]{0}} &amp; {\tablenum[table-format=4.2]{19}} \\ </text:p>
          </table:table-cell>
        </table:table-row>
        <table:table-row table:style-name="ro1">
          <table:table-cell table:formula="of:=CONCATENATE(TRIM([.B4]);TRIM([.C4]);TRIM([.D4]))" office:value-type="string" office:string-value="dataset1w3Level1">
            <text:p>dataset1w3Level1</text:p>
          </table:table-cell>
          <table:table-cell office:value-type="string">
            <text:p>dataset1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w1</text:p>
          </table:table-cell>
          <table:table-cell office:value-type="string">
            <text:p>dataset3</text:p>
          </table:table-cell>
          <table:table-cell table:formula="of:=VLOOKUP(CONCATENATE(TRIM([.I4]); TRIM([.H4]);TRIM([.$J$1])); [.$A$1:.$E$136]; 5; 0)" office:value-type="float" office:value="19">
            <text:p>19</text:p>
          </table:table-cell>
          <table:table-cell table:formula="of:=VLOOKUP(CONCATENATE(TRIM([.I4]); TRIM([.H4]);TRIM([.$K$1])); [.$A$1:.$E$136]; 5; 0)" office:value-type="float" office:value="66">
            <text:p>66</text:p>
          </table:table-cell>
          <table:table-cell table:formula="of:=VLOOKUP(CONCATENATE(TRIM([.I4]); TRIM([.H4]);TRIM([.$L$1])); [.$A$1:.$E$136]; 5; 0)" office:value-type="float" office:value="96">
            <text:p>96</text:p>
          </table:table-cell>
          <table:table-cell table:formula="of:=SUM([.J4:.L4])" office:value-type="float" office:value="181">
            <text:p>181</text:p>
          </table:table-cell>
          <table:table-cell table:formula="of:=VLOOKUP(CONCATENATE(TRIM([.I4]);TRIM([.H4])); ['Directory Sizes'.$A$1:.$D$46]; 4; 0)" office:value-type="string" office:string-value="1.2M">
            <text:p>1.2M</text:p>
          </table:table-cell>
          <table:table-cell table:formula="of:=CONCATENATE(&quot;{&quot;;[.H4];&quot;} &amp; &quot;;&quot;{&quot;;[.I4];&quot;} &amp; &quot;;&quot;{\tablenum[table-format=4.2]{&quot;;IF(RIGHT(TRIM([.N4]); 1)=&quot;K&quot;; ROUND(VALUE(LEFT(TRIM([.N4]); LEN(TRIM([.N4]))-1))/1024;2); IF(RIGHT(TRIM([.N4]); 1)=&quot;M&quot;; ROUND(VALUE(LEFT(TRIM([.N4]); LEN(TRIM([.N4]))-1));2); ROUND(VALUE(LEFT(TRIM([.N4]); LEN(TRIM([.N4]))-1))*1024;2)));&quot;}} &amp; &quot;;&quot;{\tablenum[table-format=4]{&quot;;ROUND([.J4];2);&quot;}} &amp; &quot;;&quot;{\tablenum[table-format=4]{&quot;;ROUND([.K4];2);&quot;}} &amp; &quot;; &quot;{\tablenum[table-format=4]{&quot;;ROUND([.L4];2);&quot;}} \\ &quot;)" office:value-type="string" office:string-value="{w1} &amp; {dataset3} &amp; {\tablenum[table-format=4.2]{1.2}} &amp; {\tablenum[table-format=4]{19}} &amp; {\tablenum[table-format=4]{66}} &amp; {\tablenum[table-format=4]{96}} \\ ">
            <text:p>{w1} &amp; {dataset3} &amp; {\tablenum[table-format=4.2]{1.2}} &amp; {\tablenum[table-format=4]{19}} &amp; {\tablenum[table-format=4]{66}} &amp; {\tablenum[table-format=4]{96}} \\ </text:p>
          </table:table-cell>
          <table:table-cell table:style-name="ce1" table:formula="of:=CONCATENATE(&quot;{&quot;;[.H4];&quot;} &amp; &quot;;&quot;{&quot;;[.I4];&quot;} &amp; &quot;;&quot;{\SI{&quot;;ROUND(LEFT(TRIM([.N4]); LEN(TRIM([.N4]))-1);2);&quot;}&quot;;IF(RIGHT(TRIM([.N4]); 1)=&quot;K&quot;; &quot;{\kilo}&quot;; IF(RIGHT(TRIM([.N4]); 1)=&quot;M&quot;; &quot;{\mega}&quot;; &quot;{\giga}&quot;));&quot;} &amp; &quot;;&quot;{\tablenum[table-format=4.2]{&quot;;ROUND([.K4];2);&quot;}} &amp; &quot;;&quot;{\tablenum[table-format=4.2]{&quot;;ROUND([.L4];2);&quot;}} &amp; &quot;; &quot;{\tablenum[table-format=4.2]{&quot;;ROUND([.J4];2);&quot;}} \\ &quot;)" office:value-type="string" office:string-value="{w1} &amp; {dataset3} &amp; {\SI{1.2}{\mega}} &amp; {\tablenum[table-format=4.2]{66}} &amp; {\tablenum[table-format=4.2]{96}} &amp; {\tablenum[table-format=4.2]{19}} \\ ">
            <text:p>{w1} &amp; {dataset3} &amp; {\SI{1.2}{\mega}} &amp; {\tablenum[table-format=4.2]{66}} &amp; {\tablenum[table-format=4.2]{96}} &amp; {\tablenum[table-format=4.2]{19}} \\ </text:p>
          </table:table-cell>
        </table:table-row>
        <table:table-row table:style-name="ro1">
          <table:table-cell table:formula="of:=CONCATENATE(TRIM([.B5]);TRIM([.C5]);TRIM([.D5]))" office:value-type="string" office:string-value="dataset1w4Level1">
            <text:p>dataset1w4Level1</text:p>
          </table:table-cell>
          <table:table-cell office:value-type="string">
            <text:p>dataset1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w2</text:p>
          </table:table-cell>
          <table:table-cell office:value-type="string">
            <text:p>dataset1</text:p>
          </table:table-cell>
          <table:table-cell table:formula="of:=VLOOKUP(CONCATENATE(TRIM([.I5]); TRIM([.H5]);TRIM([.$J$1])); [.$A$1:.$E$136]; 5; 0)" office:value-type="float" office:value="25">
            <text:p>25</text:p>
          </table:table-cell>
          <table:table-cell table:formula="of:=VLOOKUP(CONCATENATE(TRIM([.I5]); TRIM([.H5]);TRIM([.$K$1])); [.$A$1:.$E$136]; 5; 0)" office:value-type="float" office:value="0">
            <text:p>0</text:p>
          </table:table-cell>
          <table:table-cell table:formula="of:=VLOOKUP(CONCATENATE(TRIM([.I5]); TRIM([.H5]);TRIM([.$L$1])); [.$A$1:.$E$136]; 5; 0)" office:value-type="float" office:value="0">
            <text:p>0</text:p>
          </table:table-cell>
          <table:table-cell table:formula="of:=SUM([.J5:.L5])" office:value-type="float" office:value="25">
            <text:p>25</text:p>
          </table:table-cell>
          <table:table-cell table:formula="of:=VLOOKUP(CONCATENATE(TRIM([.I5]);TRIM([.H5])); ['Directory Sizes'.$A$1:.$D$46]; 4; 0)" office:value-type="string" office:string-value="996K">
            <text:p>996K</text:p>
          </table:table-cell>
          <table:table-cell table:formula="of:=CONCATENATE(&quot;{&quot;;[.H5];&quot;} &amp; &quot;;&quot;{&quot;;[.I5];&quot;} &amp; &quot;;&quot;{\tablenum[table-format=4.2]{&quot;;IF(RIGHT(TRIM([.N5]); 1)=&quot;K&quot;; ROUND(VALUE(LEFT(TRIM([.N5]); LEN(TRIM([.N5]))-1))/1024;2); IF(RIGHT(TRIM([.N5]); 1)=&quot;M&quot;; ROUND(VALUE(LEFT(TRIM([.N5]); LEN(TRIM([.N5]))-1));2); ROUND(VALUE(LEFT(TRIM([.N5]); LEN(TRIM([.N5]))-1))*1024;2)));&quot;}} &amp; &quot;;&quot;{\tablenum[table-format=4]{&quot;;ROUND([.J5];2);&quot;}} &amp; &quot;;&quot;{\tablenum[table-format=4]{&quot;;ROUND([.K5];2);&quot;}} &amp; &quot;; &quot;{\tablenum[table-format=4]{&quot;;ROUND([.L5];2);&quot;}} \\ &quot;)" office:value-type="string" office:string-value="{w2} &amp; {dataset1} &amp; {\tablenum[table-format=4.2]{0.97}} &amp; {\tablenum[table-format=4]{25}} &amp; {\tablenum[table-format=4]{0}} &amp; {\tablenum[table-format=4]{0}} \\ ">
            <text:p>{w2} &amp; {dataset1} &amp; {\tablenum[table-format=4.2]{0.97}} &amp; {\tablenum[table-format=4]{25}} &amp; {\tablenum[table-format=4]{0}} &amp; {\tablenum[table-format=4]{0}} \\ </text:p>
          </table:table-cell>
          <table:table-cell table:style-name="ce1" table:formula="of:=CONCATENATE(&quot;{&quot;;[.H5];&quot;} &amp; &quot;;&quot;{&quot;;[.I5];&quot;} &amp; &quot;;&quot;{\SI{&quot;;ROUND(LEFT(TRIM([.N5]); LEN(TRIM([.N5]))-1);2);&quot;}&quot;;IF(RIGHT(TRIM([.N5]); 1)=&quot;K&quot;; &quot;{\kilo}&quot;; IF(RIGHT(TRIM([.N5]); 1)=&quot;M&quot;; &quot;{\mega}&quot;; &quot;{\giga}&quot;));&quot;} &amp; &quot;;&quot;{\tablenum[table-format=4.2]{&quot;;ROUND([.K5];2);&quot;}} &amp; &quot;;&quot;{\tablenum[table-format=4.2]{&quot;;ROUND([.L5];2);&quot;}} &amp; &quot;; &quot;{\tablenum[table-format=4.2]{&quot;;ROUND([.J5];2);&quot;}} \\ &quot;)" office:value-type="string" office:string-value="{w2} &amp; {dataset1} &amp; {\SI{996}{\kilo}} &amp; {\tablenum[table-format=4.2]{0}} &amp; {\tablenum[table-format=4.2]{0}} &amp; {\tablenum[table-format=4.2]{25}} \\ ">
            <text:p>{w2} &amp; {dataset1} &amp; {\SI{996}{\kilo}} &amp; {\tablenum[table-format=4.2]{0}} &amp; {\tablenum[table-format=4.2]{0}} &amp; {\tablenum[table-format=4.2]{25}} \\ </text:p>
          </table:table-cell>
        </table:table-row>
        <table:table-row table:style-name="ro1">
          <table:table-cell table:formula="of:=CONCATENATE(TRIM([.B6]);TRIM([.C6]);TRIM([.D6]))" office:value-type="string" office:string-value="dataset1w5Level1">
            <text:p>dataset1w5Level1</text:p>
          </table:table-cell>
          <table:table-cell office:value-type="string">
            <text:p>dataset1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string">
            <text:p>w2</text:p>
          </table:table-cell>
          <table:table-cell office:value-type="string">
            <text:p>dataset2</text:p>
          </table:table-cell>
          <table:table-cell table:formula="of:=VLOOKUP(CONCATENATE(TRIM([.I6]); TRIM([.H6]);TRIM([.$J$1])); [.$A$1:.$E$136]; 5; 0)" office:value-type="float" office:value="25">
            <text:p>25</text:p>
          </table:table-cell>
          <table:table-cell table:formula="of:=VLOOKUP(CONCATENATE(TRIM([.I6]); TRIM([.H6]);TRIM([.$K$1])); [.$A$1:.$E$136]; 5; 0)" office:value-type="float" office:value="105">
            <text:p>105</text:p>
          </table:table-cell>
          <table:table-cell table:formula="of:=VLOOKUP(CONCATENATE(TRIM([.I6]); TRIM([.H6]);TRIM([.$L$1])); [.$A$1:.$E$136]; 5; 0)" office:value-type="float" office:value="0">
            <text:p>0</text:p>
          </table:table-cell>
          <table:table-cell table:formula="of:=SUM([.J6:.L6])" office:value-type="float" office:value="130">
            <text:p>130</text:p>
          </table:table-cell>
          <table:table-cell table:formula="of:=VLOOKUP(CONCATENATE(TRIM([.I6]);TRIM([.H6])); ['Directory Sizes'.$A$1:.$D$46]; 4; 0)" office:value-type="string" office:string-value="1.4M">
            <text:p>1.4M</text:p>
          </table:table-cell>
          <table:table-cell table:formula="of:=CONCATENATE(&quot;{&quot;;[.H6];&quot;} &amp; &quot;;&quot;{&quot;;[.I6];&quot;} &amp; &quot;;&quot;{\tablenum[table-format=4.2]{&quot;;IF(RIGHT(TRIM([.N6]); 1)=&quot;K&quot;; ROUND(VALUE(LEFT(TRIM([.N6]); LEN(TRIM([.N6]))-1))/1024;2); IF(RIGHT(TRIM([.N6]); 1)=&quot;M&quot;; ROUND(VALUE(LEFT(TRIM([.N6]); LEN(TRIM([.N6]))-1));2); ROUND(VALUE(LEFT(TRIM([.N6]); LEN(TRIM([.N6]))-1))*1024;2)));&quot;}} &amp; &quot;;&quot;{\tablenum[table-format=4]{&quot;;ROUND([.J6];2);&quot;}} &amp; &quot;;&quot;{\tablenum[table-format=4]{&quot;;ROUND([.K6];2);&quot;}} &amp; &quot;; &quot;{\tablenum[table-format=4]{&quot;;ROUND([.L6];2);&quot;}} \\ &quot;)" office:value-type="string" office:string-value="{w2} &amp; {dataset2} &amp; {\tablenum[table-format=4.2]{1.4}} &amp; {\tablenum[table-format=4]{25}} &amp; {\tablenum[table-format=4]{105}} &amp; {\tablenum[table-format=4]{0}} \\ ">
            <text:p>{w2} &amp; {dataset2} &amp; {\tablenum[table-format=4.2]{1.4}} &amp; {\tablenum[table-format=4]{25}} &amp; {\tablenum[table-format=4]{105}} &amp; {\tablenum[table-format=4]{0}} \\ </text:p>
          </table:table-cell>
          <table:table-cell table:style-name="ce1" table:formula="of:=CONCATENATE(&quot;{&quot;;[.H6];&quot;} &amp; &quot;;&quot;{&quot;;[.I6];&quot;} &amp; &quot;;&quot;{\SI{&quot;;ROUND(LEFT(TRIM([.N6]); LEN(TRIM([.N6]))-1);2);&quot;}&quot;;IF(RIGHT(TRIM([.N6]); 1)=&quot;K&quot;; &quot;{\kilo}&quot;; IF(RIGHT(TRIM([.N6]); 1)=&quot;M&quot;; &quot;{\mega}&quot;; &quot;{\giga}&quot;));&quot;} &amp; &quot;;&quot;{\tablenum[table-format=4.2]{&quot;;ROUND([.K6];2);&quot;}} &amp; &quot;;&quot;{\tablenum[table-format=4.2]{&quot;;ROUND([.L6];2);&quot;}} &amp; &quot;; &quot;{\tablenum[table-format=4.2]{&quot;;ROUND([.J6];2);&quot;}} \\ &quot;)" office:value-type="string" office:string-value="{w2} &amp; {dataset2} &amp; {\SI{1.4}{\mega}} &amp; {\tablenum[table-format=4.2]{105}} &amp; {\tablenum[table-format=4.2]{0}} &amp; {\tablenum[table-format=4.2]{25}} \\ ">
            <text:p>{w2} &amp; {dataset2} &amp; {\SI{1.4}{\mega}} &amp; {\tablenum[table-format=4.2]{105}} &amp; {\tablenum[table-format=4.2]{0}} &amp; {\tablenum[table-format=4.2]{25}} \\ </text:p>
          </table:table-cell>
        </table:table-row>
        <table:table-row table:style-name="ro1">
          <table:table-cell table:formula="of:=CONCATENATE(TRIM([.B7]);TRIM([.C7]);TRIM([.D7]))" office:value-type="string" office:string-value="dataset1w6Level1">
            <text:p>dataset1w6Level1</text:p>
          </table:table-cell>
          <table:table-cell office:value-type="string">
            <text:p>dataset1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string">
            <text:p>w2</text:p>
          </table:table-cell>
          <table:table-cell office:value-type="string">
            <text:p>dataset3</text:p>
          </table:table-cell>
          <table:table-cell table:formula="of:=VLOOKUP(CONCATENATE(TRIM([.I7]); TRIM([.H7]);TRIM([.$J$1])); [.$A$1:.$E$136]; 5; 0)" office:value-type="float" office:value="25">
            <text:p>25</text:p>
          </table:table-cell>
          <table:table-cell table:formula="of:=VLOOKUP(CONCATENATE(TRIM([.I7]); TRIM([.H7]);TRIM([.$K$1])); [.$A$1:.$E$136]; 5; 0)" office:value-type="float" office:value="105">
            <text:p>105</text:p>
          </table:table-cell>
          <table:table-cell table:formula="of:=VLOOKUP(CONCATENATE(TRIM([.I7]); TRIM([.H7]);TRIM([.$L$1])); [.$A$1:.$E$136]; 5; 0)" office:value-type="float" office:value="174">
            <text:p>174</text:p>
          </table:table-cell>
          <table:table-cell table:formula="of:=SUM([.J7:.L7])" office:value-type="float" office:value="304">
            <text:p>304</text:p>
          </table:table-cell>
          <table:table-cell table:formula="of:=VLOOKUP(CONCATENATE(TRIM([.I7]);TRIM([.H7])); ['Directory Sizes'.$A$1:.$D$46]; 4; 0)" office:value-type="string" office:string-value="2.1M">
            <text:p>2.1M</text:p>
          </table:table-cell>
          <table:table-cell table:formula="of:=CONCATENATE(&quot;{&quot;;[.H7];&quot;} &amp; &quot;;&quot;{&quot;;[.I7];&quot;} &amp; &quot;;&quot;{\tablenum[table-format=4.2]{&quot;;IF(RIGHT(TRIM([.N7]); 1)=&quot;K&quot;; ROUND(VALUE(LEFT(TRIM([.N7]); LEN(TRIM([.N7]))-1))/1024;2); IF(RIGHT(TRIM([.N7]); 1)=&quot;M&quot;; ROUND(VALUE(LEFT(TRIM([.N7]); LEN(TRIM([.N7]))-1));2); ROUND(VALUE(LEFT(TRIM([.N7]); LEN(TRIM([.N7]))-1))*1024;2)));&quot;}} &amp; &quot;;&quot;{\tablenum[table-format=4]{&quot;;ROUND([.J7];2);&quot;}} &amp; &quot;;&quot;{\tablenum[table-format=4]{&quot;;ROUND([.K7];2);&quot;}} &amp; &quot;; &quot;{\tablenum[table-format=4]{&quot;;ROUND([.L7];2);&quot;}} \\ &quot;)" office:value-type="string" office:string-value="{w2} &amp; {dataset3} &amp; {\tablenum[table-format=4.2]{2.1}} &amp; {\tablenum[table-format=4]{25}} &amp; {\tablenum[table-format=4]{105}} &amp; {\tablenum[table-format=4]{174}} \\ ">
            <text:p>{w2} &amp; {dataset3} &amp; {\tablenum[table-format=4.2]{2.1}} &amp; {\tablenum[table-format=4]{25}} &amp; {\tablenum[table-format=4]{105}} &amp; {\tablenum[table-format=4]{174}} \\ </text:p>
          </table:table-cell>
          <table:table-cell table:style-name="ce1" table:formula="of:=CONCATENATE(&quot;{&quot;;[.H7];&quot;} &amp; &quot;;&quot;{&quot;;[.I7];&quot;} &amp; &quot;;&quot;{\SI{&quot;;ROUND(LEFT(TRIM([.N7]); LEN(TRIM([.N7]))-1);2);&quot;}&quot;;IF(RIGHT(TRIM([.N7]); 1)=&quot;K&quot;; &quot;{\kilo}&quot;; IF(RIGHT(TRIM([.N7]); 1)=&quot;M&quot;; &quot;{\mega}&quot;; &quot;{\giga}&quot;));&quot;} &amp; &quot;;&quot;{\tablenum[table-format=4.2]{&quot;;ROUND([.K7];2);&quot;}} &amp; &quot;;&quot;{\tablenum[table-format=4.2]{&quot;;ROUND([.L7];2);&quot;}} &amp; &quot;; &quot;{\tablenum[table-format=4.2]{&quot;;ROUND([.J7];2);&quot;}} \\ &quot;)" office:value-type="string" office:string-value="{w2} &amp; {dataset3} &amp; {\SI{2.1}{\mega}} &amp; {\tablenum[table-format=4.2]{105}} &amp; {\tablenum[table-format=4.2]{174}} &amp; {\tablenum[table-format=4.2]{25}} \\ ">
            <text:p>{w2} &amp; {dataset3} &amp; {\SI{2.1}{\mega}} &amp; {\tablenum[table-format=4.2]{105}} &amp; {\tablenum[table-format=4.2]{174}} &amp; {\tablenum[table-format=4.2]{25}} \\ </text:p>
          </table:table-cell>
        </table:table-row>
        <table:table-row table:style-name="ro1">
          <table:table-cell table:formula="of:=CONCATENATE(TRIM([.B8]);TRIM([.C8]);TRIM([.D8]))" office:value-type="string" office:string-value="dataset1w7Level1">
            <text:p>dataset1w7Level1</text:p>
          </table:table-cell>
          <table:table-cell office:value-type="string">
            <text:p>dataset1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w3</text:p>
          </table:table-cell>
          <table:table-cell office:value-type="string">
            <text:p>dataset1</text:p>
          </table:table-cell>
          <table:table-cell table:formula="of:=VLOOKUP(CONCATENATE(TRIM([.I8]); TRIM([.H8]);TRIM([.$J$1])); [.$A$1:.$E$136]; 5; 0)" office:value-type="float" office:value="42">
            <text:p>42</text:p>
          </table:table-cell>
          <table:table-cell table:formula="of:=VLOOKUP(CONCATENATE(TRIM([.I8]); TRIM([.H8]);TRIM([.$K$1])); [.$A$1:.$E$136]; 5; 0)" office:value-type="float" office:value="0">
            <text:p>0</text:p>
          </table:table-cell>
          <table:table-cell table:formula="of:=VLOOKUP(CONCATENATE(TRIM([.I8]); TRIM([.H8]);TRIM([.$L$1])); [.$A$1:.$E$136]; 5; 0)" office:value-type="float" office:value="0">
            <text:p>0</text:p>
          </table:table-cell>
          <table:table-cell table:formula="of:=SUM([.J8:.L8])" office:value-type="float" office:value="42">
            <text:p>42</text:p>
          </table:table-cell>
          <table:table-cell table:formula="of:=VLOOKUP(CONCATENATE(TRIM([.I8]);TRIM([.H8])); ['Directory Sizes'.$A$1:.$D$46]; 4; 0)" office:value-type="string" office:string-value="2.0M">
            <text:p>2.0M</text:p>
          </table:table-cell>
          <table:table-cell table:formula="of:=CONCATENATE(&quot;{&quot;;[.H8];&quot;} &amp; &quot;;&quot;{&quot;;[.I8];&quot;} &amp; &quot;;&quot;{\tablenum[table-format=4.2]{&quot;;IF(RIGHT(TRIM([.N8]); 1)=&quot;K&quot;; ROUND(VALUE(LEFT(TRIM([.N8]); LEN(TRIM([.N8]))-1))/1024;2); IF(RIGHT(TRIM([.N8]); 1)=&quot;M&quot;; ROUND(VALUE(LEFT(TRIM([.N8]); LEN(TRIM([.N8]))-1));2); ROUND(VALUE(LEFT(TRIM([.N8]); LEN(TRIM([.N8]))-1))*1024;2)));&quot;}} &amp; &quot;;&quot;{\tablenum[table-format=4]{&quot;;ROUND([.J8];2);&quot;}} &amp; &quot;;&quot;{\tablenum[table-format=4]{&quot;;ROUND([.K8];2);&quot;}} &amp; &quot;; &quot;{\tablenum[table-format=4]{&quot;;ROUND([.L8];2);&quot;}} \\ &quot;)" office:value-type="string" office:string-value="{w3} &amp; {dataset1} &amp; {\tablenum[table-format=4.2]{2}} &amp; {\tablenum[table-format=4]{42}} &amp; {\tablenum[table-format=4]{0}} &amp; {\tablenum[table-format=4]{0}} \\ ">
            <text:p>{w3} &amp; {dataset1} &amp; {\tablenum[table-format=4.2]{2}} &amp; {\tablenum[table-format=4]{42}} &amp; {\tablenum[table-format=4]{0}} &amp; {\tablenum[table-format=4]{0}} \\ </text:p>
          </table:table-cell>
          <table:table-cell table:style-name="ce1" table:formula="of:=CONCATENATE(&quot;{&quot;;[.H8];&quot;} &amp; &quot;;&quot;{&quot;;[.I8];&quot;} &amp; &quot;;&quot;{\SI{&quot;;ROUND(LEFT(TRIM([.N8]); LEN(TRIM([.N8]))-1);2);&quot;}&quot;;IF(RIGHT(TRIM([.N8]); 1)=&quot;K&quot;; &quot;{\kilo}&quot;; IF(RIGHT(TRIM([.N8]); 1)=&quot;M&quot;; &quot;{\mega}&quot;; &quot;{\giga}&quot;));&quot;} &amp; &quot;;&quot;{\tablenum[table-format=4.2]{&quot;;ROUND([.K8];2);&quot;}} &amp; &quot;;&quot;{\tablenum[table-format=4.2]{&quot;;ROUND([.L8];2);&quot;}} &amp; &quot;; &quot;{\tablenum[table-format=4.2]{&quot;;ROUND([.J8];2);&quot;}} \\ &quot;)" office:value-type="string" office:string-value="{w3} &amp; {dataset1} &amp; {\SI{2}{\mega}} &amp; {\tablenum[table-format=4.2]{0}} &amp; {\tablenum[table-format=4.2]{0}} &amp; {\tablenum[table-format=4.2]{42}} \\ ">
            <text:p>{w3} &amp; {dataset1} &amp; {\SI{2}{\mega}} &amp; {\tablenum[table-format=4.2]{0}} &amp; {\tablenum[table-format=4.2]{0}} &amp; {\tablenum[table-format=4.2]{42}} \\ </text:p>
          </table:table-cell>
        </table:table-row>
        <table:table-row table:style-name="ro1">
          <table:table-cell table:formula="of:=CONCATENATE(TRIM([.B9]);TRIM([.C9]);TRIM([.D9]))" office:value-type="string" office:string-value="dataset1w8Level1">
            <text:p>dataset1w8Level1</text:p>
          </table:table-cell>
          <table:table-cell office:value-type="string">
            <text:p>dataset1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w3</text:p>
          </table:table-cell>
          <table:table-cell office:value-type="string">
            <text:p>dataset2</text:p>
          </table:table-cell>
          <table:table-cell table:formula="of:=VLOOKUP(CONCATENATE(TRIM([.I9]); TRIM([.H9]);TRIM([.$J$1])); [.$A$1:.$E$136]; 5; 0)" office:value-type="float" office:value="42">
            <text:p>42</text:p>
          </table:table-cell>
          <table:table-cell table:formula="of:=VLOOKUP(CONCATENATE(TRIM([.I9]); TRIM([.H9]);TRIM([.$K$1])); [.$A$1:.$E$136]; 5; 0)" office:value-type="float" office:value="186">
            <text:p>186</text:p>
          </table:table-cell>
          <table:table-cell table:formula="of:=VLOOKUP(CONCATENATE(TRIM([.I9]); TRIM([.H9]);TRIM([.$L$1])); [.$A$1:.$E$136]; 5; 0)" office:value-type="float" office:value="0">
            <text:p>0</text:p>
          </table:table-cell>
          <table:table-cell table:formula="of:=SUM([.J9:.L9])" office:value-type="float" office:value="228">
            <text:p>228</text:p>
          </table:table-cell>
          <table:table-cell table:formula="of:=VLOOKUP(CONCATENATE(TRIM([.I9]);TRIM([.H9])); ['Directory Sizes'.$A$1:.$D$46]; 4; 0)" office:value-type="string" office:string-value="2.7M">
            <text:p>2.7M</text:p>
          </table:table-cell>
          <table:table-cell table:formula="of:=CONCATENATE(&quot;{&quot;;[.H9];&quot;} &amp; &quot;;&quot;{&quot;;[.I9];&quot;} &amp; &quot;;&quot;{\tablenum[table-format=4.2]{&quot;;IF(RIGHT(TRIM([.N9]); 1)=&quot;K&quot;; ROUND(VALUE(LEFT(TRIM([.N9]); LEN(TRIM([.N9]))-1))/1024;2); IF(RIGHT(TRIM([.N9]); 1)=&quot;M&quot;; ROUND(VALUE(LEFT(TRIM([.N9]); LEN(TRIM([.N9]))-1));2); ROUND(VALUE(LEFT(TRIM([.N9]); LEN(TRIM([.N9]))-1))*1024;2)));&quot;}} &amp; &quot;;&quot;{\tablenum[table-format=4]{&quot;;ROUND([.J9];2);&quot;}} &amp; &quot;;&quot;{\tablenum[table-format=4]{&quot;;ROUND([.K9];2);&quot;}} &amp; &quot;; &quot;{\tablenum[table-format=4]{&quot;;ROUND([.L9];2);&quot;}} \\ &quot;)" office:value-type="string" office:string-value="{w3} &amp; {dataset2} &amp; {\tablenum[table-format=4.2]{2.7}} &amp; {\tablenum[table-format=4]{42}} &amp; {\tablenum[table-format=4]{186}} &amp; {\tablenum[table-format=4]{0}} \\ ">
            <text:p>{w3} &amp; {dataset2} &amp; {\tablenum[table-format=4.2]{2.7}} &amp; {\tablenum[table-format=4]{42}} &amp; {\tablenum[table-format=4]{186}} &amp; {\tablenum[table-format=4]{0}} \\ </text:p>
          </table:table-cell>
          <table:table-cell table:style-name="ce1" table:formula="of:=CONCATENATE(&quot;{&quot;;[.H9];&quot;} &amp; &quot;;&quot;{&quot;;[.I9];&quot;} &amp; &quot;;&quot;{\SI{&quot;;ROUND(LEFT(TRIM([.N9]); LEN(TRIM([.N9]))-1);2);&quot;}&quot;;IF(RIGHT(TRIM([.N9]); 1)=&quot;K&quot;; &quot;{\kilo}&quot;; IF(RIGHT(TRIM([.N9]); 1)=&quot;M&quot;; &quot;{\mega}&quot;; &quot;{\giga}&quot;));&quot;} &amp; &quot;;&quot;{\tablenum[table-format=4.2]{&quot;;ROUND([.K9];2);&quot;}} &amp; &quot;;&quot;{\tablenum[table-format=4.2]{&quot;;ROUND([.L9];2);&quot;}} &amp; &quot;; &quot;{\tablenum[table-format=4.2]{&quot;;ROUND([.J9];2);&quot;}} \\ &quot;)" office:value-type="string" office:string-value="{w3} &amp; {dataset2} &amp; {\SI{2.7}{\mega}} &amp; {\tablenum[table-format=4.2]{186}} &amp; {\tablenum[table-format=4.2]{0}} &amp; {\tablenum[table-format=4.2]{42}} \\ ">
            <text:p>{w3} &amp; {dataset2} &amp; {\SI{2.7}{\mega}} &amp; {\tablenum[table-format=4.2]{186}} &amp; {\tablenum[table-format=4.2]{0}} &amp; {\tablenum[table-format=4.2]{42}} \\ </text:p>
          </table:table-cell>
        </table:table-row>
        <table:table-row table:style-name="ro1">
          <table:table-cell table:formula="of:=CONCATENATE(TRIM([.B10]);TRIM([.C10]);TRIM([.D10]))" office:value-type="string" office:string-value="dataset1w9Level1">
            <text:p>dataset1w9Level1</text:p>
          </table:table-cell>
          <table:table-cell office:value-type="string">
            <text:p>dataset1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w3</text:p>
          </table:table-cell>
          <table:table-cell office:value-type="string">
            <text:p>dataset3</text:p>
          </table:table-cell>
          <table:table-cell table:formula="of:=VLOOKUP(CONCATENATE(TRIM([.I10]); TRIM([.H10]);TRIM([.$J$1])); [.$A$1:.$E$136]; 5; 0)" office:value-type="float" office:value="42">
            <text:p>42</text:p>
          </table:table-cell>
          <table:table-cell table:formula="of:=VLOOKUP(CONCATENATE(TRIM([.I10]); TRIM([.H10]);TRIM([.$K$1])); [.$A$1:.$E$136]; 5; 0)" office:value-type="float" office:value="186">
            <text:p>186</text:p>
          </table:table-cell>
          <table:table-cell table:formula="of:=VLOOKUP(CONCATENATE(TRIM([.I10]); TRIM([.H10]);TRIM([.$L$1])); [.$A$1:.$E$136]; 5; 0)" office:value-type="float" office:value="331">
            <text:p>331</text:p>
          </table:table-cell>
          <table:table-cell table:formula="of:=SUM([.J10:.L10])" office:value-type="float" office:value="559">
            <text:p>559</text:p>
          </table:table-cell>
          <table:table-cell table:formula="of:=VLOOKUP(CONCATENATE(TRIM([.I10]);TRIM([.H10])); ['Directory Sizes'.$A$1:.$D$46]; 4; 0)" office:value-type="string" office:string-value="4.0M">
            <text:p>4.0M</text:p>
          </table:table-cell>
          <table:table-cell table:formula="of:=CONCATENATE(&quot;{&quot;;[.H10];&quot;} &amp; &quot;;&quot;{&quot;;[.I10];&quot;} &amp; &quot;;&quot;{\tablenum[table-format=4.2]{&quot;;IF(RIGHT(TRIM([.N10]); 1)=&quot;K&quot;; ROUND(VALUE(LEFT(TRIM([.N10]); LEN(TRIM([.N10]))-1))/1024;2); IF(RIGHT(TRIM([.N10]); 1)=&quot;M&quot;; ROUND(VALUE(LEFT(TRIM([.N10]); LEN(TRIM([.N10]))-1));2); ROUND(VALUE(LEFT(TRIM([.N10]); LEN(TRIM([.N10]))-1))*1024;2)));&quot;}} &amp; &quot;;&quot;{\tablenum[table-format=4]{&quot;;ROUND([.J10];2);&quot;}} &amp; &quot;;&quot;{\tablenum[table-format=4]{&quot;;ROUND([.K10];2);&quot;}} &amp; &quot;; &quot;{\tablenum[table-format=4]{&quot;;ROUND([.L10];2);&quot;}} \\ &quot;)" office:value-type="string" office:string-value="{w3} &amp; {dataset3} &amp; {\tablenum[table-format=4.2]{4}} &amp; {\tablenum[table-format=4]{42}} &amp; {\tablenum[table-format=4]{186}} &amp; {\tablenum[table-format=4]{331}} \\ ">
            <text:p>{w3} &amp; {dataset3} &amp; {\tablenum[table-format=4.2]{4}} &amp; {\tablenum[table-format=4]{42}} &amp; {\tablenum[table-format=4]{186}} &amp; {\tablenum[table-format=4]{331}} \\ </text:p>
          </table:table-cell>
          <table:table-cell table:style-name="ce1" table:formula="of:=CONCATENATE(&quot;{&quot;;[.H10];&quot;} &amp; &quot;;&quot;{&quot;;[.I10];&quot;} &amp; &quot;;&quot;{\SI{&quot;;ROUND(LEFT(TRIM([.N10]); LEN(TRIM([.N10]))-1);2);&quot;}&quot;;IF(RIGHT(TRIM([.N10]); 1)=&quot;K&quot;; &quot;{\kilo}&quot;; IF(RIGHT(TRIM([.N10]); 1)=&quot;M&quot;; &quot;{\mega}&quot;; &quot;{\giga}&quot;));&quot;} &amp; &quot;;&quot;{\tablenum[table-format=4.2]{&quot;;ROUND([.K10];2);&quot;}} &amp; &quot;;&quot;{\tablenum[table-format=4.2]{&quot;;ROUND([.L10];2);&quot;}} &amp; &quot;; &quot;{\tablenum[table-format=4.2]{&quot;;ROUND([.J10];2);&quot;}} \\ &quot;)" office:value-type="string" office:string-value="{w3} &amp; {dataset3} &amp; {\SI{4}{\mega}} &amp; {\tablenum[table-format=4.2]{186}} &amp; {\tablenum[table-format=4.2]{331}} &amp; {\tablenum[table-format=4.2]{42}} \\ ">
            <text:p>{w3} &amp; {dataset3} &amp; {\SI{4}{\mega}} &amp; {\tablenum[table-format=4.2]{186}} &amp; {\tablenum[table-format=4.2]{331}} &amp; {\tablenum[table-format=4.2]{42}} \\ </text:p>
          </table:table-cell>
        </table:table-row>
        <table:table-row table:style-name="ro1">
          <table:table-cell table:formula="of:=CONCATENATE(TRIM([.B11]);TRIM([.C11]);TRIM([.D11]))" office:value-type="string" office:string-value="dataset1w10Level1">
            <text:p>dataset1w10Level1</text:p>
          </table:table-cell>
          <table:table-cell office:value-type="string">
            <text:p>dataset1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string">
            <text:p>w4</text:p>
          </table:table-cell>
          <table:table-cell office:value-type="string">
            <text:p>dataset1</text:p>
          </table:table-cell>
          <table:table-cell table:formula="of:=VLOOKUP(CONCATENATE(TRIM([.I11]); TRIM([.H11]);TRIM([.$J$1])); [.$A$1:.$E$136]; 5; 0)" office:value-type="float" office:value="57">
            <text:p>57</text:p>
          </table:table-cell>
          <table:table-cell table:formula="of:=VLOOKUP(CONCATENATE(TRIM([.I11]); TRIM([.H11]);TRIM([.$K$1])); [.$A$1:.$E$136]; 5; 0)" office:value-type="float" office:value="0">
            <text:p>0</text:p>
          </table:table-cell>
          <table:table-cell table:formula="of:=VLOOKUP(CONCATENATE(TRIM([.I11]); TRIM([.H11]);TRIM([.$L$1])); [.$A$1:.$E$136]; 5; 0)" office:value-type="float" office:value="0">
            <text:p>0</text:p>
          </table:table-cell>
          <table:table-cell table:formula="of:=SUM([.J11:.L11])" office:value-type="float" office:value="57">
            <text:p>57</text:p>
          </table:table-cell>
          <table:table-cell table:formula="of:=VLOOKUP(CONCATENATE(TRIM([.I11]);TRIM([.H11])); ['Directory Sizes'.$A$1:.$D$46]; 4; 0)" office:value-type="string" office:string-value="3.9M">
            <text:p>3.9M</text:p>
          </table:table-cell>
          <table:table-cell table:formula="of:=CONCATENATE(&quot;{&quot;;[.H11];&quot;} &amp; &quot;;&quot;{&quot;;[.I11];&quot;} &amp; &quot;;&quot;{\tablenum[table-format=4.2]{&quot;;IF(RIGHT(TRIM([.N11]); 1)=&quot;K&quot;; ROUND(VALUE(LEFT(TRIM([.N11]); LEN(TRIM([.N11]))-1))/1024;2); IF(RIGHT(TRIM([.N11]); 1)=&quot;M&quot;; ROUND(VALUE(LEFT(TRIM([.N11]); LEN(TRIM([.N11]))-1));2); ROUND(VALUE(LEFT(TRIM([.N11]); LEN(TRIM([.N11]))-1))*1024;2)));&quot;}} &amp; &quot;;&quot;{\tablenum[table-format=4]{&quot;;ROUND([.J11];2);&quot;}} &amp; &quot;;&quot;{\tablenum[table-format=4]{&quot;;ROUND([.K11];2);&quot;}} &amp; &quot;; &quot;{\tablenum[table-format=4]{&quot;;ROUND([.L11];2);&quot;}} \\ &quot;)" office:value-type="string" office:string-value="{w4} &amp; {dataset1} &amp; {\tablenum[table-format=4.2]{3.9}} &amp; {\tablenum[table-format=4]{57}} &amp; {\tablenum[table-format=4]{0}} &amp; {\tablenum[table-format=4]{0}} \\ ">
            <text:p>{w4} &amp; {dataset1} &amp; {\tablenum[table-format=4.2]{3.9}} &amp; {\tablenum[table-format=4]{57}} &amp; {\tablenum[table-format=4]{0}} &amp; {\tablenum[table-format=4]{0}} \\ </text:p>
          </table:table-cell>
          <table:table-cell table:style-name="ce1" table:formula="of:=CONCATENATE(&quot;{&quot;;[.H11];&quot;} &amp; &quot;;&quot;{&quot;;[.I11];&quot;} &amp; &quot;;&quot;{\SI{&quot;;ROUND(LEFT(TRIM([.N11]); LEN(TRIM([.N11]))-1);2);&quot;}&quot;;IF(RIGHT(TRIM([.N11]); 1)=&quot;K&quot;; &quot;{\kilo}&quot;; IF(RIGHT(TRIM([.N11]); 1)=&quot;M&quot;; &quot;{\mega}&quot;; &quot;{\giga}&quot;));&quot;} &amp; &quot;;&quot;{\tablenum[table-format=4.2]{&quot;;ROUND([.K11];2);&quot;}} &amp; &quot;;&quot;{\tablenum[table-format=4.2]{&quot;;ROUND([.L11];2);&quot;}} &amp; &quot;; &quot;{\tablenum[table-format=4.2]{&quot;;ROUND([.J11];2);&quot;}} \\ &quot;)" office:value-type="string" office:string-value="{w4} &amp; {dataset1} &amp; {\SI{3.9}{\mega}} &amp; {\tablenum[table-format=4.2]{0}} &amp; {\tablenum[table-format=4.2]{0}} &amp; {\tablenum[table-format=4.2]{57}} \\ ">
            <text:p>{w4} &amp; {dataset1} &amp; {\SI{3.9}{\mega}} &amp; {\tablenum[table-format=4.2]{0}} &amp; {\tablenum[table-format=4.2]{0}} &amp; {\tablenum[table-format=4.2]{57}} \\ </text:p>
          </table:table-cell>
        </table:table-row>
        <table:table-row table:style-name="ro1">
          <table:table-cell table:formula="of:=CONCATENATE(TRIM([.B12]);TRIM([.C12]);TRIM([.D12]))" office:value-type="string" office:string-value="dataset1w11Level1">
            <text:p>dataset1w11Level1</text:p>
          </table:table-cell>
          <table:table-cell office:value-type="string">
            <text:p>dataset1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string">
            <text:p>w4</text:p>
          </table:table-cell>
          <table:table-cell office:value-type="string">
            <text:p>dataset2</text:p>
          </table:table-cell>
          <table:table-cell table:formula="of:=VLOOKUP(CONCATENATE(TRIM([.I12]); TRIM([.H12]);TRIM([.$J$1])); [.$A$1:.$E$136]; 5; 0)" office:value-type="float" office:value="57">
            <text:p>57</text:p>
          </table:table-cell>
          <table:table-cell table:formula="of:=VLOOKUP(CONCATENATE(TRIM([.I12]); TRIM([.H12]);TRIM([.$K$1])); [.$A$1:.$E$136]; 5; 0)" office:value-type="float" office:value="264">
            <text:p>264</text:p>
          </table:table-cell>
          <table:table-cell table:formula="of:=VLOOKUP(CONCATENATE(TRIM([.I12]); TRIM([.H12]);TRIM([.$L$1])); [.$A$1:.$E$136]; 5; 0)" office:value-type="float" office:value="0">
            <text:p>0</text:p>
          </table:table-cell>
          <table:table-cell table:formula="of:=SUM([.J12:.L12])" office:value-type="float" office:value="321">
            <text:p>321</text:p>
          </table:table-cell>
          <table:table-cell table:formula="of:=VLOOKUP(CONCATENATE(TRIM([.I12]);TRIM([.H12])); ['Directory Sizes'.$A$1:.$D$46]; 4; 0)" office:value-type="string" office:string-value="4.9M">
            <text:p>4.9M</text:p>
          </table:table-cell>
          <table:table-cell table:formula="of:=CONCATENATE(&quot;{&quot;;[.H12];&quot;} &amp; &quot;;&quot;{&quot;;[.I12];&quot;} &amp; &quot;;&quot;{\tablenum[table-format=4.2]{&quot;;IF(RIGHT(TRIM([.N12]); 1)=&quot;K&quot;; ROUND(VALUE(LEFT(TRIM([.N12]); LEN(TRIM([.N12]))-1))/1024;2); IF(RIGHT(TRIM([.N12]); 1)=&quot;M&quot;; ROUND(VALUE(LEFT(TRIM([.N12]); LEN(TRIM([.N12]))-1));2); ROUND(VALUE(LEFT(TRIM([.N12]); LEN(TRIM([.N12]))-1))*1024;2)));&quot;}} &amp; &quot;;&quot;{\tablenum[table-format=4]{&quot;;ROUND([.J12];2);&quot;}} &amp; &quot;;&quot;{\tablenum[table-format=4]{&quot;;ROUND([.K12];2);&quot;}} &amp; &quot;; &quot;{\tablenum[table-format=4]{&quot;;ROUND([.L12];2);&quot;}} \\ &quot;)" office:value-type="string" office:string-value="{w4} &amp; {dataset2} &amp; {\tablenum[table-format=4.2]{4.9}} &amp; {\tablenum[table-format=4]{57}} &amp; {\tablenum[table-format=4]{264}} &amp; {\tablenum[table-format=4]{0}} \\ ">
            <text:p>{w4} &amp; {dataset2} &amp; {\tablenum[table-format=4.2]{4.9}} &amp; {\tablenum[table-format=4]{57}} &amp; {\tablenum[table-format=4]{264}} &amp; {\tablenum[table-format=4]{0}} \\ </text:p>
          </table:table-cell>
          <table:table-cell table:style-name="ce1" table:formula="of:=CONCATENATE(&quot;{&quot;;[.H12];&quot;} &amp; &quot;;&quot;{&quot;;[.I12];&quot;} &amp; &quot;;&quot;{\SI{&quot;;ROUND(LEFT(TRIM([.N12]); LEN(TRIM([.N12]))-1);2);&quot;}&quot;;IF(RIGHT(TRIM([.N12]); 1)=&quot;K&quot;; &quot;{\kilo}&quot;; IF(RIGHT(TRIM([.N12]); 1)=&quot;M&quot;; &quot;{\mega}&quot;; &quot;{\giga}&quot;));&quot;} &amp; &quot;;&quot;{\tablenum[table-format=4.2]{&quot;;ROUND([.K12];2);&quot;}} &amp; &quot;;&quot;{\tablenum[table-format=4.2]{&quot;;ROUND([.L12];2);&quot;}} &amp; &quot;; &quot;{\tablenum[table-format=4.2]{&quot;;ROUND([.J12];2);&quot;}} \\ &quot;)" office:value-type="string" office:string-value="{w4} &amp; {dataset2} &amp; {\SI{4.9}{\mega}} &amp; {\tablenum[table-format=4.2]{264}} &amp; {\tablenum[table-format=4.2]{0}} &amp; {\tablenum[table-format=4.2]{57}} \\ ">
            <text:p>{w4} &amp; {dataset2} &amp; {\SI{4.9}{\mega}} &amp; {\tablenum[table-format=4.2]{264}} &amp; {\tablenum[table-format=4.2]{0}} &amp; {\tablenum[table-format=4.2]{57}} \\ </text:p>
          </table:table-cell>
        </table:table-row>
        <table:table-row table:style-name="ro1">
          <table:table-cell table:formula="of:=CONCATENATE(TRIM([.B13]);TRIM([.C13]);TRIM([.D13]))" office:value-type="string" office:string-value="dataset1w12Level1">
            <text:p>dataset1w12Level1</text:p>
          </table:table-cell>
          <table:table-cell office:value-type="string">
            <text:p>dataset1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string">
            <text:p>w4</text:p>
          </table:table-cell>
          <table:table-cell office:value-type="string">
            <text:p>dataset3</text:p>
          </table:table-cell>
          <table:table-cell table:formula="of:=VLOOKUP(CONCATENATE(TRIM([.I13]); TRIM([.H13]);TRIM([.$J$1])); [.$A$1:.$E$136]; 5; 0)" office:value-type="float" office:value="57">
            <text:p>57</text:p>
          </table:table-cell>
          <table:table-cell table:formula="of:=VLOOKUP(CONCATENATE(TRIM([.I13]); TRIM([.H13]);TRIM([.$K$1])); [.$A$1:.$E$136]; 5; 0)" office:value-type="float" office:value="264">
            <text:p>264</text:p>
          </table:table-cell>
          <table:table-cell table:formula="of:=VLOOKUP(CONCATENATE(TRIM([.I13]); TRIM([.H13]);TRIM([.$L$1])); [.$A$1:.$E$136]; 5; 0)" office:value-type="float" office:value="585">
            <text:p>585</text:p>
          </table:table-cell>
          <table:table-cell table:formula="of:=SUM([.J13:.L13])" office:value-type="float" office:value="906">
            <text:p>906</text:p>
          </table:table-cell>
          <table:table-cell table:formula="of:=VLOOKUP(CONCATENATE(TRIM([.I13]);TRIM([.H13])); ['Directory Sizes'.$A$1:.$D$46]; 4; 0)" office:value-type="string" office:string-value="7.2M">
            <text:p>7.2M</text:p>
          </table:table-cell>
          <table:table-cell table:formula="of:=CONCATENATE(&quot;{&quot;;[.H13];&quot;} &amp; &quot;;&quot;{&quot;;[.I13];&quot;} &amp; &quot;;&quot;{\tablenum[table-format=4.2]{&quot;;IF(RIGHT(TRIM([.N13]); 1)=&quot;K&quot;; ROUND(VALUE(LEFT(TRIM([.N13]); LEN(TRIM([.N13]))-1))/1024;2); IF(RIGHT(TRIM([.N13]); 1)=&quot;M&quot;; ROUND(VALUE(LEFT(TRIM([.N13]); LEN(TRIM([.N13]))-1));2); ROUND(VALUE(LEFT(TRIM([.N13]); LEN(TRIM([.N13]))-1))*1024;2)));&quot;}} &amp; &quot;;&quot;{\tablenum[table-format=4]{&quot;;ROUND([.J13];2);&quot;}} &amp; &quot;;&quot;{\tablenum[table-format=4]{&quot;;ROUND([.K13];2);&quot;}} &amp; &quot;; &quot;{\tablenum[table-format=4]{&quot;;ROUND([.L13];2);&quot;}} \\ &quot;)" office:value-type="string" office:string-value="{w4} &amp; {dataset3} &amp; {\tablenum[table-format=4.2]{7.2}} &amp; {\tablenum[table-format=4]{57}} &amp; {\tablenum[table-format=4]{264}} &amp; {\tablenum[table-format=4]{585}} \\ ">
            <text:p>{w4} &amp; {dataset3} &amp; {\tablenum[table-format=4.2]{7.2}} &amp; {\tablenum[table-format=4]{57}} &amp; {\tablenum[table-format=4]{264}} &amp; {\tablenum[table-format=4]{585}} \\ </text:p>
          </table:table-cell>
          <table:table-cell table:style-name="ce1" table:formula="of:=CONCATENATE(&quot;{&quot;;[.H13];&quot;} &amp; &quot;;&quot;{&quot;;[.I13];&quot;} &amp; &quot;;&quot;{\SI{&quot;;ROUND(LEFT(TRIM([.N13]); LEN(TRIM([.N13]))-1);2);&quot;}&quot;;IF(RIGHT(TRIM([.N13]); 1)=&quot;K&quot;; &quot;{\kilo}&quot;; IF(RIGHT(TRIM([.N13]); 1)=&quot;M&quot;; &quot;{\mega}&quot;; &quot;{\giga}&quot;));&quot;} &amp; &quot;;&quot;{\tablenum[table-format=4.2]{&quot;;ROUND([.K13];2);&quot;}} &amp; &quot;;&quot;{\tablenum[table-format=4.2]{&quot;;ROUND([.L13];2);&quot;}} &amp; &quot;; &quot;{\tablenum[table-format=4.2]{&quot;;ROUND([.J13];2);&quot;}} \\ &quot;)" office:value-type="string" office:string-value="{w4} &amp; {dataset3} &amp; {\SI{7.2}{\mega}} &amp; {\tablenum[table-format=4.2]{264}} &amp; {\tablenum[table-format=4.2]{585}} &amp; {\tablenum[table-format=4.2]{57}} \\ ">
            <text:p>{w4} &amp; {dataset3} &amp; {\SI{7.2}{\mega}} &amp; {\tablenum[table-format=4.2]{264}} &amp; {\tablenum[table-format=4.2]{585}} &amp; {\tablenum[table-format=4.2]{57}} \\ </text:p>
          </table:table-cell>
        </table:table-row>
        <table:table-row table:style-name="ro1">
          <table:table-cell table:formula="of:=CONCATENATE(TRIM([.B14]);TRIM([.C14]);TRIM([.D14]))" office:value-type="string" office:string-value="dataset1w13Level1">
            <text:p>dataset1w13Level1</text:p>
          </table:table-cell>
          <table:table-cell office:value-type="string">
            <text:p>dataset1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w5</text:p>
          </table:table-cell>
          <table:table-cell office:value-type="string">
            <text:p>dataset1</text:p>
          </table:table-cell>
          <table:table-cell table:formula="of:=VLOOKUP(CONCATENATE(TRIM([.I14]); TRIM([.H14]);TRIM([.$J$1])); [.$A$1:.$E$136]; 5; 0)" office:value-type="float" office:value="67">
            <text:p>67</text:p>
          </table:table-cell>
          <table:table-cell table:formula="of:=VLOOKUP(CONCATENATE(TRIM([.I14]); TRIM([.H14]);TRIM([.$K$1])); [.$A$1:.$E$136]; 5; 0)" office:value-type="float" office:value="0">
            <text:p>0</text:p>
          </table:table-cell>
          <table:table-cell table:formula="of:=VLOOKUP(CONCATENATE(TRIM([.I14]); TRIM([.H14]);TRIM([.$L$1])); [.$A$1:.$E$136]; 5; 0)" office:value-type="float" office:value="0">
            <text:p>0</text:p>
          </table:table-cell>
          <table:table-cell table:formula="of:=SUM([.J14:.L14])" office:value-type="float" office:value="67">
            <text:p>67</text:p>
          </table:table-cell>
          <table:table-cell table:formula="of:=VLOOKUP(CONCATENATE(TRIM([.I14]);TRIM([.H14])); ['Directory Sizes'.$A$1:.$D$46]; 4; 0)" office:value-type="string" office:string-value="7.6M">
            <text:p>7.6M</text:p>
          </table:table-cell>
          <table:table-cell table:formula="of:=CONCATENATE(&quot;{&quot;;[.H14];&quot;} &amp; &quot;;&quot;{&quot;;[.I14];&quot;} &amp; &quot;;&quot;{\tablenum[table-format=4.2]{&quot;;IF(RIGHT(TRIM([.N14]); 1)=&quot;K&quot;; ROUND(VALUE(LEFT(TRIM([.N14]); LEN(TRIM([.N14]))-1))/1024;2); IF(RIGHT(TRIM([.N14]); 1)=&quot;M&quot;; ROUND(VALUE(LEFT(TRIM([.N14]); LEN(TRIM([.N14]))-1));2); ROUND(VALUE(LEFT(TRIM([.N14]); LEN(TRIM([.N14]))-1))*1024;2)));&quot;}} &amp; &quot;;&quot;{\tablenum[table-format=4]{&quot;;ROUND([.J14];2);&quot;}} &amp; &quot;;&quot;{\tablenum[table-format=4]{&quot;;ROUND([.K14];2);&quot;}} &amp; &quot;; &quot;{\tablenum[table-format=4]{&quot;;ROUND([.L14];2);&quot;}} \\ &quot;)" office:value-type="string" office:string-value="{w5} &amp; {dataset1} &amp; {\tablenum[table-format=4.2]{7.6}} &amp; {\tablenum[table-format=4]{67}} &amp; {\tablenum[table-format=4]{0}} &amp; {\tablenum[table-format=4]{0}} \\ ">
            <text:p>{w5} &amp; {dataset1} &amp; {\tablenum[table-format=4.2]{7.6}} &amp; {\tablenum[table-format=4]{67}} &amp; {\tablenum[table-format=4]{0}} &amp; {\tablenum[table-format=4]{0}} \\ </text:p>
          </table:table-cell>
          <table:table-cell table:style-name="ce1" table:formula="of:=CONCATENATE(&quot;{&quot;;[.H14];&quot;} &amp; &quot;;&quot;{&quot;;[.I14];&quot;} &amp; &quot;;&quot;{\SI{&quot;;ROUND(LEFT(TRIM([.N14]); LEN(TRIM([.N14]))-1);2);&quot;}&quot;;IF(RIGHT(TRIM([.N14]); 1)=&quot;K&quot;; &quot;{\kilo}&quot;; IF(RIGHT(TRIM([.N14]); 1)=&quot;M&quot;; &quot;{\mega}&quot;; &quot;{\giga}&quot;));&quot;} &amp; &quot;;&quot;{\tablenum[table-format=4.2]{&quot;;ROUND([.K14];2);&quot;}} &amp; &quot;;&quot;{\tablenum[table-format=4.2]{&quot;;ROUND([.L14];2);&quot;}} &amp; &quot;; &quot;{\tablenum[table-format=4.2]{&quot;;ROUND([.J14];2);&quot;}} \\ &quot;)" office:value-type="string" office:string-value="{w5} &amp; {dataset1} &amp; {\SI{7.6}{\mega}} &amp; {\tablenum[table-format=4.2]{0}} &amp; {\tablenum[table-format=4.2]{0}} &amp; {\tablenum[table-format=4.2]{67}} \\ ">
            <text:p>{w5} &amp; {dataset1} &amp; {\SI{7.6}{\mega}} &amp; {\tablenum[table-format=4.2]{0}} &amp; {\tablenum[table-format=4.2]{0}} &amp; {\tablenum[table-format=4.2]{67}} \\ </text:p>
          </table:table-cell>
        </table:table-row>
        <table:table-row table:style-name="ro1">
          <table:table-cell table:formula="of:=CONCATENATE(TRIM([.B15]);TRIM([.C15]);TRIM([.D15]))" office:value-type="string" office:string-value="dataset1w14Level1">
            <text:p>dataset1w14Level1</text:p>
          </table:table-cell>
          <table:table-cell office:value-type="string">
            <text:p>dataset1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5</text:p>
          </table:table-cell>
          <table:table-cell office:value-type="string">
            <text:p>dataset2</text:p>
          </table:table-cell>
          <table:table-cell table:formula="of:=VLOOKUP(CONCATENATE(TRIM([.I15]); TRIM([.H15]);TRIM([.$J$1])); [.$A$1:.$E$136]; 5; 0)" office:value-type="float" office:value="67">
            <text:p>67</text:p>
          </table:table-cell>
          <table:table-cell table:formula="of:=VLOOKUP(CONCATENATE(TRIM([.I15]); TRIM([.H15]);TRIM([.$K$1])); [.$A$1:.$E$136]; 5; 0)" office:value-type="float" office:value="420">
            <text:p>420</text:p>
          </table:table-cell>
          <table:table-cell table:formula="of:=VLOOKUP(CONCATENATE(TRIM([.I15]); TRIM([.H15]);TRIM([.$L$1])); [.$A$1:.$E$136]; 5; 0)" office:value-type="float" office:value="0">
            <text:p>0</text:p>
          </table:table-cell>
          <table:table-cell table:formula="of:=SUM([.J15:.L15])" office:value-type="float" office:value="487">
            <text:p>487</text:p>
          </table:table-cell>
          <table:table-cell table:formula="of:=VLOOKUP(CONCATENATE(TRIM([.I15]);TRIM([.H15])); ['Directory Sizes'.$A$1:.$D$46]; 4; 0)" office:value-type="string" office:string-value="9.2M">
            <text:p>9.2M</text:p>
          </table:table-cell>
          <table:table-cell table:formula="of:=CONCATENATE(&quot;{&quot;;[.H15];&quot;} &amp; &quot;;&quot;{&quot;;[.I15];&quot;} &amp; &quot;;&quot;{\tablenum[table-format=4.2]{&quot;;IF(RIGHT(TRIM([.N15]); 1)=&quot;K&quot;; ROUND(VALUE(LEFT(TRIM([.N15]); LEN(TRIM([.N15]))-1))/1024;2); IF(RIGHT(TRIM([.N15]); 1)=&quot;M&quot;; ROUND(VALUE(LEFT(TRIM([.N15]); LEN(TRIM([.N15]))-1));2); ROUND(VALUE(LEFT(TRIM([.N15]); LEN(TRIM([.N15]))-1))*1024;2)));&quot;}} &amp; &quot;;&quot;{\tablenum[table-format=4]{&quot;;ROUND([.J15];2);&quot;}} &amp; &quot;;&quot;{\tablenum[table-format=4]{&quot;;ROUND([.K15];2);&quot;}} &amp; &quot;; &quot;{\tablenum[table-format=4]{&quot;;ROUND([.L15];2);&quot;}} \\ &quot;)" office:value-type="string" office:string-value="{w5} &amp; {dataset2} &amp; {\tablenum[table-format=4.2]{9.2}} &amp; {\tablenum[table-format=4]{67}} &amp; {\tablenum[table-format=4]{420}} &amp; {\tablenum[table-format=4]{0}} \\ ">
            <text:p>{w5} &amp; {dataset2} &amp; {\tablenum[table-format=4.2]{9.2}} &amp; {\tablenum[table-format=4]{67}} &amp; {\tablenum[table-format=4]{420}} &amp; {\tablenum[table-format=4]{0}} \\ </text:p>
          </table:table-cell>
          <table:table-cell table:style-name="ce1" table:formula="of:=CONCATENATE(&quot;{&quot;;[.H15];&quot;} &amp; &quot;;&quot;{&quot;;[.I15];&quot;} &amp; &quot;;&quot;{\SI{&quot;;ROUND(LEFT(TRIM([.N15]); LEN(TRIM([.N15]))-1);2);&quot;}&quot;;IF(RIGHT(TRIM([.N15]); 1)=&quot;K&quot;; &quot;{\kilo}&quot;; IF(RIGHT(TRIM([.N15]); 1)=&quot;M&quot;; &quot;{\mega}&quot;; &quot;{\giga}&quot;));&quot;} &amp; &quot;;&quot;{\tablenum[table-format=4.2]{&quot;;ROUND([.K15];2);&quot;}} &amp; &quot;;&quot;{\tablenum[table-format=4.2]{&quot;;ROUND([.L15];2);&quot;}} &amp; &quot;; &quot;{\tablenum[table-format=4.2]{&quot;;ROUND([.J15];2);&quot;}} \\ &quot;)" office:value-type="string" office:string-value="{w5} &amp; {dataset2} &amp; {\SI{9.2}{\mega}} &amp; {\tablenum[table-format=4.2]{420}} &amp; {\tablenum[table-format=4.2]{0}} &amp; {\tablenum[table-format=4.2]{67}} \\ ">
            <text:p>{w5} &amp; {dataset2} &amp; {\SI{9.2}{\mega}} &amp; {\tablenum[table-format=4.2]{420}} &amp; {\tablenum[table-format=4.2]{0}} &amp; {\tablenum[table-format=4.2]{67}} \\ </text:p>
          </table:table-cell>
        </table:table-row>
        <table:table-row table:style-name="ro1">
          <table:table-cell table:formula="of:=CONCATENATE(TRIM([.B16]);TRIM([.C16]);TRIM([.D16]))" office:value-type="string" office:string-value="dataset1w15Level1">
            <text:p>dataset1w15Level1</text:p>
          </table:table-cell>
          <table:table-cell office:value-type="string">
            <text:p>dataset1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5</text:p>
          </table:table-cell>
          <table:table-cell office:value-type="string">
            <text:p>dataset3</text:p>
          </table:table-cell>
          <table:table-cell table:formula="of:=VLOOKUP(CONCATENATE(TRIM([.I16]); TRIM([.H16]);TRIM([.$J$1])); [.$A$1:.$E$136]; 5; 0)" office:value-type="float" office:value="67">
            <text:p>67</text:p>
          </table:table-cell>
          <table:table-cell table:formula="of:=VLOOKUP(CONCATENATE(TRIM([.I16]); TRIM([.H16]);TRIM([.$K$1])); [.$A$1:.$E$136]; 5; 0)" office:value-type="float" office:value="420">
            <text:p>420</text:p>
          </table:table-cell>
          <table:table-cell table:formula="of:=VLOOKUP(CONCATENATE(TRIM([.I16]); TRIM([.H16]);TRIM([.$L$1])); [.$A$1:.$E$136]; 5; 0)" office:value-type="float" office:value="1035">
            <text:p>1035</text:p>
          </table:table-cell>
          <table:table-cell table:formula="of:=SUM([.J16:.L16])" office:value-type="float" office:value="1522">
            <text:p>1522</text:p>
          </table:table-cell>
          <table:table-cell table:formula="of:=VLOOKUP(CONCATENATE(TRIM([.I16]);TRIM([.H16])); ['Directory Sizes'.$A$1:.$D$46]; 4; 0)" office:value-type="string" office:string-value="14M">
            <text:p>14M</text:p>
          </table:table-cell>
          <table:table-cell table:formula="of:=CONCATENATE(&quot;{&quot;;[.H16];&quot;} &amp; &quot;;&quot;{&quot;;[.I16];&quot;} &amp; &quot;;&quot;{\tablenum[table-format=4.2]{&quot;;IF(RIGHT(TRIM([.N16]); 1)=&quot;K&quot;; ROUND(VALUE(LEFT(TRIM([.N16]); LEN(TRIM([.N16]))-1))/1024;2); IF(RIGHT(TRIM([.N16]); 1)=&quot;M&quot;; ROUND(VALUE(LEFT(TRIM([.N16]); LEN(TRIM([.N16]))-1));2); ROUND(VALUE(LEFT(TRIM([.N16]); LEN(TRIM([.N16]))-1))*1024;2)));&quot;}} &amp; &quot;;&quot;{\tablenum[table-format=4]{&quot;;ROUND([.J16];2);&quot;}} &amp; &quot;;&quot;{\tablenum[table-format=4]{&quot;;ROUND([.K16];2);&quot;}} &amp; &quot;; &quot;{\tablenum[table-format=4]{&quot;;ROUND([.L16];2);&quot;}} \\ &quot;)" office:value-type="string" office:string-value="{w5} &amp; {dataset3} &amp; {\tablenum[table-format=4.2]{14}} &amp; {\tablenum[table-format=4]{67}} &amp; {\tablenum[table-format=4]{420}} &amp; {\tablenum[table-format=4]{1035}} \\ ">
            <text:p>{w5} &amp; {dataset3} &amp; {\tablenum[table-format=4.2]{14}} &amp; {\tablenum[table-format=4]{67}} &amp; {\tablenum[table-format=4]{420}} &amp; {\tablenum[table-format=4]{1035}} \\ </text:p>
          </table:table-cell>
          <table:table-cell table:style-name="ce1" table:formula="of:=CONCATENATE(&quot;{&quot;;[.H16];&quot;} &amp; &quot;;&quot;{&quot;;[.I16];&quot;} &amp; &quot;;&quot;{\SI{&quot;;ROUND(LEFT(TRIM([.N16]); LEN(TRIM([.N16]))-1);2);&quot;}&quot;;IF(RIGHT(TRIM([.N16]); 1)=&quot;K&quot;; &quot;{\kilo}&quot;; IF(RIGHT(TRIM([.N16]); 1)=&quot;M&quot;; &quot;{\mega}&quot;; &quot;{\giga}&quot;));&quot;} &amp; &quot;;&quot;{\tablenum[table-format=4.2]{&quot;;ROUND([.K16];2);&quot;}} &amp; &quot;;&quot;{\tablenum[table-format=4.2]{&quot;;ROUND([.L16];2);&quot;}} &amp; &quot;; &quot;{\tablenum[table-format=4.2]{&quot;;ROUND([.J16];2);&quot;}} \\ &quot;)" office:value-type="string" office:string-value="{w5} &amp; {dataset3} &amp; {\SI{14}{\mega}} &amp; {\tablenum[table-format=4.2]{420}} &amp; {\tablenum[table-format=4.2]{1035}} &amp; {\tablenum[table-format=4.2]{67}} \\ ">
            <text:p>{w5} &amp; {dataset3} &amp; {\SI{14}{\mega}} &amp; {\tablenum[table-format=4.2]{420}} &amp; {\tablenum[table-format=4.2]{1035}} &amp; {\tablenum[table-format=4.2]{67}} \\ </text:p>
          </table:table-cell>
        </table:table-row>
        <table:table-row table:style-name="ro1">
          <table:table-cell table:formula="of:=CONCATENATE(TRIM([.B17]);TRIM([.C17]);TRIM([.D17]))" office:value-type="string" office:string-value="dataset2w1Level1">
            <text:p>dataset2w1Level1</text:p>
          </table:table-cell>
          <table:table-cell office:value-type="string">
            <text:p>dataset2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6</text:p>
          </table:table-cell>
          <table:table-cell office:value-type="string">
            <text:p>dataset1</text:p>
          </table:table-cell>
          <table:table-cell table:formula="of:=VLOOKUP(CONCATENATE(TRIM([.I17]); TRIM([.H17]);TRIM([.$J$1])); [.$A$1:.$E$136]; 5; 0)" office:value-type="float" office:value="83">
            <text:p>83</text:p>
          </table:table-cell>
          <table:table-cell table:formula="of:=VLOOKUP(CONCATENATE(TRIM([.I17]); TRIM([.H17]);TRIM([.$K$1])); [.$A$1:.$E$136]; 5; 0)" office:value-type="float" office:value="0">
            <text:p>0</text:p>
          </table:table-cell>
          <table:table-cell table:formula="of:=VLOOKUP(CONCATENATE(TRIM([.I17]); TRIM([.H17]);TRIM([.$L$1])); [.$A$1:.$E$136]; 5; 0)" office:value-type="float" office:value="0">
            <text:p>0</text:p>
          </table:table-cell>
          <table:table-cell table:formula="of:=SUM([.J17:.L17])" office:value-type="float" office:value="83">
            <text:p>83</text:p>
          </table:table-cell>
          <table:table-cell table:formula="of:=VLOOKUP(CONCATENATE(TRIM([.I17]);TRIM([.H17])); ['Directory Sizes'.$A$1:.$D$46]; 4; 0)" office:value-type="string" office:string-value="15M">
            <text:p>15M</text:p>
          </table:table-cell>
          <table:table-cell table:formula="of:=CONCATENATE(&quot;{&quot;;[.H17];&quot;} &amp; &quot;;&quot;{&quot;;[.I17];&quot;} &amp; &quot;;&quot;{\tablenum[table-format=4.2]{&quot;;IF(RIGHT(TRIM([.N17]); 1)=&quot;K&quot;; ROUND(VALUE(LEFT(TRIM([.N17]); LEN(TRIM([.N17]))-1))/1024;2); IF(RIGHT(TRIM([.N17]); 1)=&quot;M&quot;; ROUND(VALUE(LEFT(TRIM([.N17]); LEN(TRIM([.N17]))-1));2); ROUND(VALUE(LEFT(TRIM([.N17]); LEN(TRIM([.N17]))-1))*1024;2)));&quot;}} &amp; &quot;;&quot;{\tablenum[table-format=4]{&quot;;ROUND([.J17];2);&quot;}} &amp; &quot;;&quot;{\tablenum[table-format=4]{&quot;;ROUND([.K17];2);&quot;}} &amp; &quot;; &quot;{\tablenum[table-format=4]{&quot;;ROUND([.L17];2);&quot;}} \\ &quot;)" office:value-type="string" office:string-value="{w6} &amp; {dataset1} &amp; {\tablenum[table-format=4.2]{15}} &amp; {\tablenum[table-format=4]{83}} &amp; {\tablenum[table-format=4]{0}} &amp; {\tablenum[table-format=4]{0}} \\ ">
            <text:p>{w6} &amp; {dataset1} &amp; {\tablenum[table-format=4.2]{15}} &amp; {\tablenum[table-format=4]{83}} &amp; {\tablenum[table-format=4]{0}} &amp; {\tablenum[table-format=4]{0}} \\ </text:p>
          </table:table-cell>
          <table:table-cell table:style-name="ce1" table:formula="of:=CONCATENATE(&quot;{&quot;;[.H17];&quot;} &amp; &quot;;&quot;{&quot;;[.I17];&quot;} &amp; &quot;;&quot;{\SI{&quot;;ROUND(LEFT(TRIM([.N17]); LEN(TRIM([.N17]))-1);2);&quot;}&quot;;IF(RIGHT(TRIM([.N17]); 1)=&quot;K&quot;; &quot;{\kilo}&quot;; IF(RIGHT(TRIM([.N17]); 1)=&quot;M&quot;; &quot;{\mega}&quot;; &quot;{\giga}&quot;));&quot;} &amp; &quot;;&quot;{\tablenum[table-format=4.2]{&quot;;ROUND([.K17];2);&quot;}} &amp; &quot;;&quot;{\tablenum[table-format=4.2]{&quot;;ROUND([.L17];2);&quot;}} &amp; &quot;; &quot;{\tablenum[table-format=4.2]{&quot;;ROUND([.J17];2);&quot;}} \\ &quot;)" office:value-type="string" office:string-value="{w6} &amp; {dataset1} &amp; {\SI{15}{\mega}} &amp; {\tablenum[table-format=4.2]{0}} &amp; {\tablenum[table-format=4.2]{0}} &amp; {\tablenum[table-format=4.2]{83}} \\ ">
            <text:p>{w6} &amp; {dataset1} &amp; {\SI{15}{\mega}} &amp; {\tablenum[table-format=4.2]{0}} &amp; {\tablenum[table-format=4.2]{0}} &amp; {\tablenum[table-format=4.2]{83}} \\ </text:p>
          </table:table-cell>
        </table:table-row>
        <table:table-row table:style-name="ro1">
          <table:table-cell table:formula="of:=CONCATENATE(TRIM([.B18]);TRIM([.C18]);TRIM([.D18]))" office:value-type="string" office:string-value="dataset2w2Level1">
            <text:p>dataset2w2Level1</text:p>
          </table:table-cell>
          <table:table-cell office:value-type="string">
            <text:p>dataset2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w6</text:p>
          </table:table-cell>
          <table:table-cell office:value-type="string">
            <text:p>dataset2</text:p>
          </table:table-cell>
          <table:table-cell table:formula="of:=VLOOKUP(CONCATENATE(TRIM([.I18]); TRIM([.H18]);TRIM([.$J$1])); [.$A$1:.$E$136]; 5; 0)" office:value-type="float" office:value="83">
            <text:p>83</text:p>
          </table:table-cell>
          <table:table-cell table:formula="of:=VLOOKUP(CONCATENATE(TRIM([.I18]); TRIM([.H18]);TRIM([.$K$1])); [.$A$1:.$E$136]; 5; 0)" office:value-type="float" office:value="551">
            <text:p>551</text:p>
          </table:table-cell>
          <table:table-cell table:formula="of:=VLOOKUP(CONCATENATE(TRIM([.I18]); TRIM([.H18]);TRIM([.$L$1])); [.$A$1:.$E$136]; 5; 0)" office:value-type="float" office:value="0">
            <text:p>0</text:p>
          </table:table-cell>
          <table:table-cell table:formula="of:=SUM([.J18:.L18])" office:value-type="float" office:value="634">
            <text:p>634</text:p>
          </table:table-cell>
          <table:table-cell table:formula="of:=VLOOKUP(CONCATENATE(TRIM([.I18]);TRIM([.H18])); ['Directory Sizes'.$A$1:.$D$46]; 4; 0)" office:value-type="string" office:string-value="17M">
            <text:p>17M</text:p>
          </table:table-cell>
          <table:table-cell table:formula="of:=CONCATENATE(&quot;{&quot;;[.H18];&quot;} &amp; &quot;;&quot;{&quot;;[.I18];&quot;} &amp; &quot;;&quot;{\tablenum[table-format=4.2]{&quot;;IF(RIGHT(TRIM([.N18]); 1)=&quot;K&quot;; ROUND(VALUE(LEFT(TRIM([.N18]); LEN(TRIM([.N18]))-1))/1024;2); IF(RIGHT(TRIM([.N18]); 1)=&quot;M&quot;; ROUND(VALUE(LEFT(TRIM([.N18]); LEN(TRIM([.N18]))-1));2); ROUND(VALUE(LEFT(TRIM([.N18]); LEN(TRIM([.N18]))-1))*1024;2)));&quot;}} &amp; &quot;;&quot;{\tablenum[table-format=4]{&quot;;ROUND([.J18];2);&quot;}} &amp; &quot;;&quot;{\tablenum[table-format=4]{&quot;;ROUND([.K18];2);&quot;}} &amp; &quot;; &quot;{\tablenum[table-format=4]{&quot;;ROUND([.L18];2);&quot;}} \\ &quot;)" office:value-type="string" office:string-value="{w6} &amp; {dataset2} &amp; {\tablenum[table-format=4.2]{17}} &amp; {\tablenum[table-format=4]{83}} &amp; {\tablenum[table-format=4]{551}} &amp; {\tablenum[table-format=4]{0}} \\ ">
            <text:p>{w6} &amp; {dataset2} &amp; {\tablenum[table-format=4.2]{17}} &amp; {\tablenum[table-format=4]{83}} &amp; {\tablenum[table-format=4]{551}} &amp; {\tablenum[table-format=4]{0}} \\ </text:p>
          </table:table-cell>
          <table:table-cell table:style-name="ce1" table:formula="of:=CONCATENATE(&quot;{&quot;;[.H18];&quot;} &amp; &quot;;&quot;{&quot;;[.I18];&quot;} &amp; &quot;;&quot;{\SI{&quot;;ROUND(LEFT(TRIM([.N18]); LEN(TRIM([.N18]))-1);2);&quot;}&quot;;IF(RIGHT(TRIM([.N18]); 1)=&quot;K&quot;; &quot;{\kilo}&quot;; IF(RIGHT(TRIM([.N18]); 1)=&quot;M&quot;; &quot;{\mega}&quot;; &quot;{\giga}&quot;));&quot;} &amp; &quot;;&quot;{\tablenum[table-format=4.2]{&quot;;ROUND([.K18];2);&quot;}} &amp; &quot;;&quot;{\tablenum[table-format=4.2]{&quot;;ROUND([.L18];2);&quot;}} &amp; &quot;; &quot;{\tablenum[table-format=4.2]{&quot;;ROUND([.J18];2);&quot;}} \\ &quot;)" office:value-type="string" office:string-value="{w6} &amp; {dataset2} &amp; {\SI{17}{\mega}} &amp; {\tablenum[table-format=4.2]{551}} &amp; {\tablenum[table-format=4.2]{0}} &amp; {\tablenum[table-format=4.2]{83}} \\ ">
            <text:p>{w6} &amp; {dataset2} &amp; {\SI{17}{\mega}} &amp; {\tablenum[table-format=4.2]{551}} &amp; {\tablenum[table-format=4.2]{0}} &amp; {\tablenum[table-format=4.2]{83}} \\ </text:p>
          </table:table-cell>
        </table:table-row>
        <table:table-row table:style-name="ro1">
          <table:table-cell table:formula="of:=CONCATENATE(TRIM([.B19]);TRIM([.C19]);TRIM([.D19]))" office:value-type="string" office:string-value="dataset2w3Level1">
            <text:p>dataset2w3Level1</text:p>
          </table:table-cell>
          <table:table-cell office:value-type="string">
            <text:p>dataset2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w6</text:p>
          </table:table-cell>
          <table:table-cell office:value-type="string">
            <text:p>dataset3</text:p>
          </table:table-cell>
          <table:table-cell table:formula="of:=VLOOKUP(CONCATENATE(TRIM([.I19]); TRIM([.H19]);TRIM([.$J$1])); [.$A$1:.$E$136]; 5; 0)" office:value-type="float" office:value="83">
            <text:p>83</text:p>
          </table:table-cell>
          <table:table-cell table:formula="of:=VLOOKUP(CONCATENATE(TRIM([.I19]); TRIM([.H19]);TRIM([.$K$1])); [.$A$1:.$E$136]; 5; 0)" office:value-type="float" office:value="551">
            <text:p>551</text:p>
          </table:table-cell>
          <table:table-cell table:formula="of:=VLOOKUP(CONCATENATE(TRIM([.I19]); TRIM([.H19]);TRIM([.$L$1])); [.$A$1:.$E$136]; 5; 0)" office:value-type="float" office:value="1736">
            <text:p>1736</text:p>
          </table:table-cell>
          <table:table-cell table:formula="of:=SUM([.J19:.L19])" office:value-type="float" office:value="2370">
            <text:p>2370</text:p>
          </table:table-cell>
          <table:table-cell table:formula="of:=VLOOKUP(CONCATENATE(TRIM([.I19]);TRIM([.H19])); ['Directory Sizes'.$A$1:.$D$46]; 4; 0)" office:value-type="string" office:string-value="24M">
            <text:p>24M</text:p>
          </table:table-cell>
          <table:table-cell table:formula="of:=CONCATENATE(&quot;{&quot;;[.H19];&quot;} &amp; &quot;;&quot;{&quot;;[.I19];&quot;} &amp; &quot;;&quot;{\tablenum[table-format=4.2]{&quot;;IF(RIGHT(TRIM([.N19]); 1)=&quot;K&quot;; ROUND(VALUE(LEFT(TRIM([.N19]); LEN(TRIM([.N19]))-1))/1024;2); IF(RIGHT(TRIM([.N19]); 1)=&quot;M&quot;; ROUND(VALUE(LEFT(TRIM([.N19]); LEN(TRIM([.N19]))-1));2); ROUND(VALUE(LEFT(TRIM([.N19]); LEN(TRIM([.N19]))-1))*1024;2)));&quot;}} &amp; &quot;;&quot;{\tablenum[table-format=4]{&quot;;ROUND([.J19];2);&quot;}} &amp; &quot;;&quot;{\tablenum[table-format=4]{&quot;;ROUND([.K19];2);&quot;}} &amp; &quot;; &quot;{\tablenum[table-format=4]{&quot;;ROUND([.L19];2);&quot;}} \\ &quot;)" office:value-type="string" office:string-value="{w6} &amp; {dataset3} &amp; {\tablenum[table-format=4.2]{24}} &amp; {\tablenum[table-format=4]{83}} &amp; {\tablenum[table-format=4]{551}} &amp; {\tablenum[table-format=4]{1736}} \\ ">
            <text:p>{w6} &amp; {dataset3} &amp; {\tablenum[table-format=4.2]{24}} &amp; {\tablenum[table-format=4]{83}} &amp; {\tablenum[table-format=4]{551}} &amp; {\tablenum[table-format=4]{1736}} \\ </text:p>
          </table:table-cell>
          <table:table-cell table:style-name="ce1" table:formula="of:=CONCATENATE(&quot;{&quot;;[.H19];&quot;} &amp; &quot;;&quot;{&quot;;[.I19];&quot;} &amp; &quot;;&quot;{\SI{&quot;;ROUND(LEFT(TRIM([.N19]); LEN(TRIM([.N19]))-1);2);&quot;}&quot;;IF(RIGHT(TRIM([.N19]); 1)=&quot;K&quot;; &quot;{\kilo}&quot;; IF(RIGHT(TRIM([.N19]); 1)=&quot;M&quot;; &quot;{\mega}&quot;; &quot;{\giga}&quot;));&quot;} &amp; &quot;;&quot;{\tablenum[table-format=4.2]{&quot;;ROUND([.K19];2);&quot;}} &amp; &quot;;&quot;{\tablenum[table-format=4.2]{&quot;;ROUND([.L19];2);&quot;}} &amp; &quot;; &quot;{\tablenum[table-format=4.2]{&quot;;ROUND([.J19];2);&quot;}} \\ &quot;)" office:value-type="string" office:string-value="{w6} &amp; {dataset3} &amp; {\SI{24}{\mega}} &amp; {\tablenum[table-format=4.2]{551}} &amp; {\tablenum[table-format=4.2]{1736}} &amp; {\tablenum[table-format=4.2]{83}} \\ ">
            <text:p>{w6} &amp; {dataset3} &amp; {\SI{24}{\mega}} &amp; {\tablenum[table-format=4.2]{551}} &amp; {\tablenum[table-format=4.2]{1736}} &amp; {\tablenum[table-format=4.2]{83}} \\ </text:p>
          </table:table-cell>
        </table:table-row>
        <table:table-row table:style-name="ro1">
          <table:table-cell table:formula="of:=CONCATENATE(TRIM([.B20]);TRIM([.C20]);TRIM([.D20]))" office:value-type="string" office:string-value="dataset2w4Level1">
            <text:p>dataset2w4Level1</text:p>
          </table:table-cell>
          <table:table-cell office:value-type="string">
            <text:p>dataset2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w7</text:p>
          </table:table-cell>
          <table:table-cell office:value-type="string">
            <text:p>dataset1</text:p>
          </table:table-cell>
          <table:table-cell table:formula="of:=VLOOKUP(CONCATENATE(TRIM([.I20]); TRIM([.H20]);TRIM([.$J$1])); [.$A$1:.$E$136]; 5; 0)" office:value-type="float" office:value="100">
            <text:p>100</text:p>
          </table:table-cell>
          <table:table-cell table:formula="of:=VLOOKUP(CONCATENATE(TRIM([.I20]); TRIM([.H20]);TRIM([.$K$1])); [.$A$1:.$E$136]; 5; 0)" office:value-type="float" office:value="0">
            <text:p>0</text:p>
          </table:table-cell>
          <table:table-cell table:formula="of:=VLOOKUP(CONCATENATE(TRIM([.I20]); TRIM([.H20]);TRIM([.$L$1])); [.$A$1:.$E$136]; 5; 0)" office:value-type="float" office:value="0">
            <text:p>0</text:p>
          </table:table-cell>
          <table:table-cell table:formula="of:=SUM([.J20:.L20])" office:value-type="float" office:value="100">
            <text:p>100</text:p>
          </table:table-cell>
          <table:table-cell table:formula="of:=VLOOKUP(CONCATENATE(TRIM([.I20]);TRIM([.H20])); ['Directory Sizes'.$A$1:.$D$46]; 4; 0)" office:value-type="string" office:string-value="30M">
            <text:p>30M</text:p>
          </table:table-cell>
          <table:table-cell table:formula="of:=CONCATENATE(&quot;{&quot;;[.H20];&quot;} &amp; &quot;;&quot;{&quot;;[.I20];&quot;} &amp; &quot;;&quot;{\tablenum[table-format=4.2]{&quot;;IF(RIGHT(TRIM([.N20]); 1)=&quot;K&quot;; ROUND(VALUE(LEFT(TRIM([.N20]); LEN(TRIM([.N20]))-1))/1024;2); IF(RIGHT(TRIM([.N20]); 1)=&quot;M&quot;; ROUND(VALUE(LEFT(TRIM([.N20]); LEN(TRIM([.N20]))-1));2); ROUND(VALUE(LEFT(TRIM([.N20]); LEN(TRIM([.N20]))-1))*1024;2)));&quot;}} &amp; &quot;;&quot;{\tablenum[table-format=4]{&quot;;ROUND([.J20];2);&quot;}} &amp; &quot;;&quot;{\tablenum[table-format=4]{&quot;;ROUND([.K20];2);&quot;}} &amp; &quot;; &quot;{\tablenum[table-format=4]{&quot;;ROUND([.L20];2);&quot;}} \\ &quot;)" office:value-type="string" office:string-value="{w7} &amp; {dataset1} &amp; {\tablenum[table-format=4.2]{30}} &amp; {\tablenum[table-format=4]{100}} &amp; {\tablenum[table-format=4]{0}} &amp; {\tablenum[table-format=4]{0}} \\ ">
            <text:p>{w7} &amp; {dataset1} &amp; {\tablenum[table-format=4.2]{30}} &amp; {\tablenum[table-format=4]{100}} &amp; {\tablenum[table-format=4]{0}} &amp; {\tablenum[table-format=4]{0}} \\ </text:p>
          </table:table-cell>
          <table:table-cell table:style-name="ce1" table:formula="of:=CONCATENATE(&quot;{&quot;;[.H20];&quot;} &amp; &quot;;&quot;{&quot;;[.I20];&quot;} &amp; &quot;;&quot;{\SI{&quot;;ROUND(LEFT(TRIM([.N20]); LEN(TRIM([.N20]))-1);2);&quot;}&quot;;IF(RIGHT(TRIM([.N20]); 1)=&quot;K&quot;; &quot;{\kilo}&quot;; IF(RIGHT(TRIM([.N20]); 1)=&quot;M&quot;; &quot;{\mega}&quot;; &quot;{\giga}&quot;));&quot;} &amp; &quot;;&quot;{\tablenum[table-format=4.2]{&quot;;ROUND([.K20];2);&quot;}} &amp; &quot;;&quot;{\tablenum[table-format=4.2]{&quot;;ROUND([.L20];2);&quot;}} &amp; &quot;; &quot;{\tablenum[table-format=4.2]{&quot;;ROUND([.J20];2);&quot;}} \\ &quot;)" office:value-type="string" office:string-value="{w7} &amp; {dataset1} &amp; {\SI{30}{\mega}} &amp; {\tablenum[table-format=4.2]{0}} &amp; {\tablenum[table-format=4.2]{0}} &amp; {\tablenum[table-format=4.2]{100}} \\ ">
            <text:p>{w7} &amp; {dataset1} &amp; {\SI{30}{\mega}} &amp; {\tablenum[table-format=4.2]{0}} &amp; {\tablenum[table-format=4.2]{0}} &amp; {\tablenum[table-format=4.2]{100}} \\ </text:p>
          </table:table-cell>
        </table:table-row>
        <table:table-row table:style-name="ro1">
          <table:table-cell table:formula="of:=CONCATENATE(TRIM([.B21]);TRIM([.C21]);TRIM([.D21]))" office:value-type="string" office:string-value="dataset2w5Level1">
            <text:p>dataset2w5Level1</text:p>
          </table:table-cell>
          <table:table-cell office:value-type="string">
            <text:p>dataset2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string">
            <text:p>w7</text:p>
          </table:table-cell>
          <table:table-cell office:value-type="string">
            <text:p>dataset2</text:p>
          </table:table-cell>
          <table:table-cell table:formula="of:=VLOOKUP(CONCATENATE(TRIM([.I21]); TRIM([.H21]);TRIM([.$J$1])); [.$A$1:.$E$136]; 5; 0)" office:value-type="float" office:value="100">
            <text:p>100</text:p>
          </table:table-cell>
          <table:table-cell table:formula="of:=VLOOKUP(CONCATENATE(TRIM([.I21]); TRIM([.H21]);TRIM([.$K$1])); [.$A$1:.$E$136]; 5; 0)" office:value-type="float" office:value="771">
            <text:p>771</text:p>
          </table:table-cell>
          <table:table-cell table:formula="of:=VLOOKUP(CONCATENATE(TRIM([.I21]); TRIM([.H21]);TRIM([.$L$1])); [.$A$1:.$E$136]; 5; 0)" office:value-type="float" office:value="0">
            <text:p>0</text:p>
          </table:table-cell>
          <table:table-cell table:formula="of:=SUM([.J21:.L21])" office:value-type="float" office:value="871">
            <text:p>871</text:p>
          </table:table-cell>
          <table:table-cell table:formula="of:=VLOOKUP(CONCATENATE(TRIM([.I21]);TRIM([.H21])); ['Directory Sizes'.$A$1:.$D$46]; 4; 0)" office:value-type="string" office:string-value="33M">
            <text:p>33M</text:p>
          </table:table-cell>
          <table:table-cell table:formula="of:=CONCATENATE(&quot;{&quot;;[.H21];&quot;} &amp; &quot;;&quot;{&quot;;[.I21];&quot;} &amp; &quot;;&quot;{\tablenum[table-format=4.2]{&quot;;IF(RIGHT(TRIM([.N21]); 1)=&quot;K&quot;; ROUND(VALUE(LEFT(TRIM([.N21]); LEN(TRIM([.N21]))-1))/1024;2); IF(RIGHT(TRIM([.N21]); 1)=&quot;M&quot;; ROUND(VALUE(LEFT(TRIM([.N21]); LEN(TRIM([.N21]))-1));2); ROUND(VALUE(LEFT(TRIM([.N21]); LEN(TRIM([.N21]))-1))*1024;2)));&quot;}} &amp; &quot;;&quot;{\tablenum[table-format=4]{&quot;;ROUND([.J21];2);&quot;}} &amp; &quot;;&quot;{\tablenum[table-format=4]{&quot;;ROUND([.K21];2);&quot;}} &amp; &quot;; &quot;{\tablenum[table-format=4]{&quot;;ROUND([.L21];2);&quot;}} \\ &quot;)" office:value-type="string" office:string-value="{w7} &amp; {dataset2} &amp; {\tablenum[table-format=4.2]{33}} &amp; {\tablenum[table-format=4]{100}} &amp; {\tablenum[table-format=4]{771}} &amp; {\tablenum[table-format=4]{0}} \\ ">
            <text:p>{w7} &amp; {dataset2} &amp; {\tablenum[table-format=4.2]{33}} &amp; {\tablenum[table-format=4]{100}} &amp; {\tablenum[table-format=4]{771}} &amp; {\tablenum[table-format=4]{0}} \\ </text:p>
          </table:table-cell>
          <table:table-cell table:style-name="ce1" table:formula="of:=CONCATENATE(&quot;{&quot;;[.H21];&quot;} &amp; &quot;;&quot;{&quot;;[.I21];&quot;} &amp; &quot;;&quot;{\SI{&quot;;ROUND(LEFT(TRIM([.N21]); LEN(TRIM([.N21]))-1);2);&quot;}&quot;;IF(RIGHT(TRIM([.N21]); 1)=&quot;K&quot;; &quot;{\kilo}&quot;; IF(RIGHT(TRIM([.N21]); 1)=&quot;M&quot;; &quot;{\mega}&quot;; &quot;{\giga}&quot;));&quot;} &amp; &quot;;&quot;{\tablenum[table-format=4.2]{&quot;;ROUND([.K21];2);&quot;}} &amp; &quot;;&quot;{\tablenum[table-format=4.2]{&quot;;ROUND([.L21];2);&quot;}} &amp; &quot;; &quot;{\tablenum[table-format=4.2]{&quot;;ROUND([.J21];2);&quot;}} \\ &quot;)" office:value-type="string" office:string-value="{w7} &amp; {dataset2} &amp; {\SI{33}{\mega}} &amp; {\tablenum[table-format=4.2]{771}} &amp; {\tablenum[table-format=4.2]{0}} &amp; {\tablenum[table-format=4.2]{100}} \\ ">
            <text:p>{w7} &amp; {dataset2} &amp; {\SI{33}{\mega}} &amp; {\tablenum[table-format=4.2]{771}} &amp; {\tablenum[table-format=4.2]{0}} &amp; {\tablenum[table-format=4.2]{100}} \\ </text:p>
          </table:table-cell>
        </table:table-row>
        <table:table-row table:style-name="ro1">
          <table:table-cell table:formula="of:=CONCATENATE(TRIM([.B22]);TRIM([.C22]);TRIM([.D22]))" office:value-type="string" office:string-value="dataset2w6Level1">
            <text:p>dataset2w6Level1</text:p>
          </table:table-cell>
          <table:table-cell office:value-type="string">
            <text:p>dataset2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string">
            <text:p>w7</text:p>
          </table:table-cell>
          <table:table-cell office:value-type="string">
            <text:p>dataset3</text:p>
          </table:table-cell>
          <table:table-cell table:formula="of:=VLOOKUP(CONCATENATE(TRIM([.I22]); TRIM([.H22]);TRIM([.$J$1])); [.$A$1:.$E$136]; 5; 0)" office:value-type="float" office:value="100">
            <text:p>100</text:p>
          </table:table-cell>
          <table:table-cell table:formula="of:=VLOOKUP(CONCATENATE(TRIM([.I22]); TRIM([.H22]);TRIM([.$K$1])); [.$A$1:.$E$136]; 5; 0)" office:value-type="float" office:value="771">
            <text:p>771</text:p>
          </table:table-cell>
          <table:table-cell table:formula="of:=VLOOKUP(CONCATENATE(TRIM([.I22]); TRIM([.H22]);TRIM([.$L$1])); [.$A$1:.$E$136]; 5; 0)" office:value-type="float" office:value="2854">
            <text:p>2854</text:p>
          </table:table-cell>
          <table:table-cell table:formula="of:=SUM([.J22:.L22])" office:value-type="float" office:value="3725">
            <text:p>3725</text:p>
          </table:table-cell>
          <table:table-cell table:formula="of:=VLOOKUP(CONCATENATE(TRIM([.I22]);TRIM([.H22])); ['Directory Sizes'.$A$1:.$D$46]; 4; 0)" office:value-type="string" office:string-value="44M">
            <text:p>44M</text:p>
          </table:table-cell>
          <table:table-cell table:formula="of:=CONCATENATE(&quot;{&quot;;[.H22];&quot;} &amp; &quot;;&quot;{&quot;;[.I22];&quot;} &amp; &quot;;&quot;{\tablenum[table-format=4.2]{&quot;;IF(RIGHT(TRIM([.N22]); 1)=&quot;K&quot;; ROUND(VALUE(LEFT(TRIM([.N22]); LEN(TRIM([.N22]))-1))/1024;2); IF(RIGHT(TRIM([.N22]); 1)=&quot;M&quot;; ROUND(VALUE(LEFT(TRIM([.N22]); LEN(TRIM([.N22]))-1));2); ROUND(VALUE(LEFT(TRIM([.N22]); LEN(TRIM([.N22]))-1))*1024;2)));&quot;}} &amp; &quot;;&quot;{\tablenum[table-format=4]{&quot;;ROUND([.J22];2);&quot;}} &amp; &quot;;&quot;{\tablenum[table-format=4]{&quot;;ROUND([.K22];2);&quot;}} &amp; &quot;; &quot;{\tablenum[table-format=4]{&quot;;ROUND([.L22];2);&quot;}} \\ &quot;)" office:value-type="string" office:string-value="{w7} &amp; {dataset3} &amp; {\tablenum[table-format=4.2]{44}} &amp; {\tablenum[table-format=4]{100}} &amp; {\tablenum[table-format=4]{771}} &amp; {\tablenum[table-format=4]{2854}} \\ ">
            <text:p>{w7} &amp; {dataset3} &amp; {\tablenum[table-format=4.2]{44}} &amp; {\tablenum[table-format=4]{100}} &amp; {\tablenum[table-format=4]{771}} &amp; {\tablenum[table-format=4]{2854}} \\ </text:p>
          </table:table-cell>
          <table:table-cell table:style-name="ce1" table:formula="of:=CONCATENATE(&quot;{&quot;;[.H22];&quot;} &amp; &quot;;&quot;{&quot;;[.I22];&quot;} &amp; &quot;;&quot;{\SI{&quot;;ROUND(LEFT(TRIM([.N22]); LEN(TRIM([.N22]))-1);2);&quot;}&quot;;IF(RIGHT(TRIM([.N22]); 1)=&quot;K&quot;; &quot;{\kilo}&quot;; IF(RIGHT(TRIM([.N22]); 1)=&quot;M&quot;; &quot;{\mega}&quot;; &quot;{\giga}&quot;));&quot;} &amp; &quot;;&quot;{\tablenum[table-format=4.2]{&quot;;ROUND([.K22];2);&quot;}} &amp; &quot;;&quot;{\tablenum[table-format=4.2]{&quot;;ROUND([.L22];2);&quot;}} &amp; &quot;; &quot;{\tablenum[table-format=4.2]{&quot;;ROUND([.J22];2);&quot;}} \\ &quot;)" office:value-type="string" office:string-value="{w7} &amp; {dataset3} &amp; {\SI{44}{\mega}} &amp; {\tablenum[table-format=4.2]{771}} &amp; {\tablenum[table-format=4.2]{2854}} &amp; {\tablenum[table-format=4.2]{100}} \\ ">
            <text:p>{w7} &amp; {dataset3} &amp; {\SI{44}{\mega}} &amp; {\tablenum[table-format=4.2]{771}} &amp; {\tablenum[table-format=4.2]{2854}} &amp; {\tablenum[table-format=4.2]{100}} \\ </text:p>
          </table:table-cell>
        </table:table-row>
        <table:table-row table:style-name="ro1">
          <table:table-cell table:formula="of:=CONCATENATE(TRIM([.B23]);TRIM([.C23]);TRIM([.D23]))" office:value-type="string" office:string-value="dataset2w7Level1">
            <text:p>dataset2w7Level1</text:p>
          </table:table-cell>
          <table:table-cell office:value-type="string">
            <text:p>dataset2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w8</text:p>
          </table:table-cell>
          <table:table-cell office:value-type="string">
            <text:p>dataset1</text:p>
          </table:table-cell>
          <table:table-cell table:formula="of:=VLOOKUP(CONCATENATE(TRIM([.I23]); TRIM([.H23]);TRIM([.$J$1])); [.$A$1:.$E$136]; 5; 0)" office:value-type="float" office:value="112">
            <text:p>112</text:p>
          </table:table-cell>
          <table:table-cell table:formula="of:=VLOOKUP(CONCATENATE(TRIM([.I23]); TRIM([.H23]);TRIM([.$K$1])); [.$A$1:.$E$136]; 5; 0)" office:value-type="float" office:value="0">
            <text:p>0</text:p>
          </table:table-cell>
          <table:table-cell table:formula="of:=VLOOKUP(CONCATENATE(TRIM([.I23]); TRIM([.H23]);TRIM([.$L$1])); [.$A$1:.$E$136]; 5; 0)" office:value-type="float" office:value="0">
            <text:p>0</text:p>
          </table:table-cell>
          <table:table-cell table:formula="of:=SUM([.J23:.L23])" office:value-type="float" office:value="112">
            <text:p>112</text:p>
          </table:table-cell>
          <table:table-cell table:formula="of:=VLOOKUP(CONCATENATE(TRIM([.I23]);TRIM([.H23])); ['Directory Sizes'.$A$1:.$D$46]; 4; 0)" office:value-type="string" office:string-value="60M">
            <text:p>60M</text:p>
          </table:table-cell>
          <table:table-cell table:formula="of:=CONCATENATE(&quot;{&quot;;[.H23];&quot;} &amp; &quot;;&quot;{&quot;;[.I23];&quot;} &amp; &quot;;&quot;{\tablenum[table-format=4.2]{&quot;;IF(RIGHT(TRIM([.N23]); 1)=&quot;K&quot;; ROUND(VALUE(LEFT(TRIM([.N23]); LEN(TRIM([.N23]))-1))/1024;2); IF(RIGHT(TRIM([.N23]); 1)=&quot;M&quot;; ROUND(VALUE(LEFT(TRIM([.N23]); LEN(TRIM([.N23]))-1));2); ROUND(VALUE(LEFT(TRIM([.N23]); LEN(TRIM([.N23]))-1))*1024;2)));&quot;}} &amp; &quot;;&quot;{\tablenum[table-format=4]{&quot;;ROUND([.J23];2);&quot;}} &amp; &quot;;&quot;{\tablenum[table-format=4]{&quot;;ROUND([.K23];2);&quot;}} &amp; &quot;; &quot;{\tablenum[table-format=4]{&quot;;ROUND([.L23];2);&quot;}} \\ &quot;)" office:value-type="string" office:string-value="{w8} &amp; {dataset1} &amp; {\tablenum[table-format=4.2]{60}} &amp; {\tablenum[table-format=4]{112}} &amp; {\tablenum[table-format=4]{0}} &amp; {\tablenum[table-format=4]{0}} \\ ">
            <text:p>{w8} &amp; {dataset1} &amp; {\tablenum[table-format=4.2]{60}} &amp; {\tablenum[table-format=4]{112}} &amp; {\tablenum[table-format=4]{0}} &amp; {\tablenum[table-format=4]{0}} \\ </text:p>
          </table:table-cell>
          <table:table-cell table:style-name="ce1" table:formula="of:=CONCATENATE(&quot;{&quot;;[.H23];&quot;} &amp; &quot;;&quot;{&quot;;[.I23];&quot;} &amp; &quot;;&quot;{\SI{&quot;;ROUND(LEFT(TRIM([.N23]); LEN(TRIM([.N23]))-1);2);&quot;}&quot;;IF(RIGHT(TRIM([.N23]); 1)=&quot;K&quot;; &quot;{\kilo}&quot;; IF(RIGHT(TRIM([.N23]); 1)=&quot;M&quot;; &quot;{\mega}&quot;; &quot;{\giga}&quot;));&quot;} &amp; &quot;;&quot;{\tablenum[table-format=4.2]{&quot;;ROUND([.K23];2);&quot;}} &amp; &quot;;&quot;{\tablenum[table-format=4.2]{&quot;;ROUND([.L23];2);&quot;}} &amp; &quot;; &quot;{\tablenum[table-format=4.2]{&quot;;ROUND([.J23];2);&quot;}} \\ &quot;)" office:value-type="string" office:string-value="{w8} &amp; {dataset1} &amp; {\SI{60}{\mega}} &amp; {\tablenum[table-format=4.2]{0}} &amp; {\tablenum[table-format=4.2]{0}} &amp; {\tablenum[table-format=4.2]{112}} \\ ">
            <text:p>{w8} &amp; {dataset1} &amp; {\SI{60}{\mega}} &amp; {\tablenum[table-format=4.2]{0}} &amp; {\tablenum[table-format=4.2]{0}} &amp; {\tablenum[table-format=4.2]{112}} \\ </text:p>
          </table:table-cell>
        </table:table-row>
        <table:table-row table:style-name="ro1">
          <table:table-cell table:formula="of:=CONCATENATE(TRIM([.B24]);TRIM([.C24]);TRIM([.D24]))" office:value-type="string" office:string-value="dataset2w8Level1">
            <text:p>dataset2w8Level1</text:p>
          </table:table-cell>
          <table:table-cell office:value-type="string">
            <text:p>dataset2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w8</text:p>
          </table:table-cell>
          <table:table-cell office:value-type="string">
            <text:p>dataset2</text:p>
          </table:table-cell>
          <table:table-cell table:formula="of:=VLOOKUP(CONCATENATE(TRIM([.I24]); TRIM([.H24]);TRIM([.$J$1])); [.$A$1:.$E$136]; 5; 0)" office:value-type="float" office:value="112">
            <text:p>112</text:p>
          </table:table-cell>
          <table:table-cell table:formula="of:=VLOOKUP(CONCATENATE(TRIM([.I24]); TRIM([.H24]);TRIM([.$K$1])); [.$A$1:.$E$136]; 5; 0)" office:value-type="float" office:value="1071">
            <text:p>1071</text:p>
          </table:table-cell>
          <table:table-cell table:formula="of:=VLOOKUP(CONCATENATE(TRIM([.I24]); TRIM([.H24]);TRIM([.$L$1])); [.$A$1:.$E$136]; 5; 0)" office:value-type="float" office:value="0">
            <text:p>0</text:p>
          </table:table-cell>
          <table:table-cell table:formula="of:=SUM([.J24:.L24])" office:value-type="float" office:value="1183">
            <text:p>1183</text:p>
          </table:table-cell>
          <table:table-cell table:formula="of:=VLOOKUP(CONCATENATE(TRIM([.I24]);TRIM([.H24])); ['Directory Sizes'.$A$1:.$D$46]; 4; 0)" office:value-type="string" office:string-value="64M">
            <text:p>64M</text:p>
          </table:table-cell>
          <table:table-cell table:formula="of:=CONCATENATE(&quot;{&quot;;[.H24];&quot;} &amp; &quot;;&quot;{&quot;;[.I24];&quot;} &amp; &quot;;&quot;{\tablenum[table-format=4.2]{&quot;;IF(RIGHT(TRIM([.N24]); 1)=&quot;K&quot;; ROUND(VALUE(LEFT(TRIM([.N24]); LEN(TRIM([.N24]))-1))/1024;2); IF(RIGHT(TRIM([.N24]); 1)=&quot;M&quot;; ROUND(VALUE(LEFT(TRIM([.N24]); LEN(TRIM([.N24]))-1));2); ROUND(VALUE(LEFT(TRIM([.N24]); LEN(TRIM([.N24]))-1))*1024;2)));&quot;}} &amp; &quot;;&quot;{\tablenum[table-format=4]{&quot;;ROUND([.J24];2);&quot;}} &amp; &quot;;&quot;{\tablenum[table-format=4]{&quot;;ROUND([.K24];2);&quot;}} &amp; &quot;; &quot;{\tablenum[table-format=4]{&quot;;ROUND([.L24];2);&quot;}} \\ &quot;)" office:value-type="string" office:string-value="{w8} &amp; {dataset2} &amp; {\tablenum[table-format=4.2]{64}} &amp; {\tablenum[table-format=4]{112}} &amp; {\tablenum[table-format=4]{1071}} &amp; {\tablenum[table-format=4]{0}} \\ ">
            <text:p>{w8} &amp; {dataset2} &amp; {\tablenum[table-format=4.2]{64}} &amp; {\tablenum[table-format=4]{112}} &amp; {\tablenum[table-format=4]{1071}} &amp; {\tablenum[table-format=4]{0}} \\ </text:p>
          </table:table-cell>
          <table:table-cell table:style-name="ce1" table:formula="of:=CONCATENATE(&quot;{&quot;;[.H24];&quot;} &amp; &quot;;&quot;{&quot;;[.I24];&quot;} &amp; &quot;;&quot;{\SI{&quot;;ROUND(LEFT(TRIM([.N24]); LEN(TRIM([.N24]))-1);2);&quot;}&quot;;IF(RIGHT(TRIM([.N24]); 1)=&quot;K&quot;; &quot;{\kilo}&quot;; IF(RIGHT(TRIM([.N24]); 1)=&quot;M&quot;; &quot;{\mega}&quot;; &quot;{\giga}&quot;));&quot;} &amp; &quot;;&quot;{\tablenum[table-format=4.2]{&quot;;ROUND([.K24];2);&quot;}} &amp; &quot;;&quot;{\tablenum[table-format=4.2]{&quot;;ROUND([.L24];2);&quot;}} &amp; &quot;; &quot;{\tablenum[table-format=4.2]{&quot;;ROUND([.J24];2);&quot;}} \\ &quot;)" office:value-type="string" office:string-value="{w8} &amp; {dataset2} &amp; {\SI{64}{\mega}} &amp; {\tablenum[table-format=4.2]{1071}} &amp; {\tablenum[table-format=4.2]{0}} &amp; {\tablenum[table-format=4.2]{112}} \\ ">
            <text:p>{w8} &amp; {dataset2} &amp; {\SI{64}{\mega}} &amp; {\tablenum[table-format=4.2]{1071}} &amp; {\tablenum[table-format=4.2]{0}} &amp; {\tablenum[table-format=4.2]{112}} \\ </text:p>
          </table:table-cell>
        </table:table-row>
        <table:table-row table:style-name="ro1">
          <table:table-cell table:formula="of:=CONCATENATE(TRIM([.B25]);TRIM([.C25]);TRIM([.D25]))" office:value-type="string" office:string-value="dataset2w9Level1">
            <text:p>dataset2w9Level1</text:p>
          </table:table-cell>
          <table:table-cell office:value-type="string">
            <text:p>dataset2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w8</text:p>
          </table:table-cell>
          <table:table-cell office:value-type="string">
            <text:p>dataset3</text:p>
          </table:table-cell>
          <table:table-cell table:formula="of:=VLOOKUP(CONCATENATE(TRIM([.I25]); TRIM([.H25]);TRIM([.$J$1])); [.$A$1:.$E$136]; 5; 0)" office:value-type="float" office:value="112">
            <text:p>112</text:p>
          </table:table-cell>
          <table:table-cell table:formula="of:=VLOOKUP(CONCATENATE(TRIM([.I25]); TRIM([.H25]);TRIM([.$K$1])); [.$A$1:.$E$136]; 5; 0)" office:value-type="float" office:value="1071">
            <text:p>1071</text:p>
          </table:table-cell>
          <table:table-cell table:formula="of:=VLOOKUP(CONCATENATE(TRIM([.I25]); TRIM([.H25]);TRIM([.$L$1])); [.$A$1:.$E$136]; 5; 0)" office:value-type="float" office:value="4499">
            <text:p>4499</text:p>
          </table:table-cell>
          <table:table-cell table:formula="of:=SUM([.J25:.L25])" office:value-type="float" office:value="5682">
            <text:p>5682</text:p>
          </table:table-cell>
          <table:table-cell table:formula="of:=VLOOKUP(CONCATENATE(TRIM([.I25]);TRIM([.H25])); ['Directory Sizes'.$A$1:.$D$46]; 4; 0)" office:value-type="string" office:string-value="80M">
            <text:p>80M</text:p>
          </table:table-cell>
          <table:table-cell table:formula="of:=CONCATENATE(&quot;{&quot;;[.H25];&quot;} &amp; &quot;;&quot;{&quot;;[.I25];&quot;} &amp; &quot;;&quot;{\tablenum[table-format=4.2]{&quot;;IF(RIGHT(TRIM([.N25]); 1)=&quot;K&quot;; ROUND(VALUE(LEFT(TRIM([.N25]); LEN(TRIM([.N25]))-1))/1024;2); IF(RIGHT(TRIM([.N25]); 1)=&quot;M&quot;; ROUND(VALUE(LEFT(TRIM([.N25]); LEN(TRIM([.N25]))-1));2); ROUND(VALUE(LEFT(TRIM([.N25]); LEN(TRIM([.N25]))-1))*1024;2)));&quot;}} &amp; &quot;;&quot;{\tablenum[table-format=4]{&quot;;ROUND([.J25];2);&quot;}} &amp; &quot;;&quot;{\tablenum[table-format=4]{&quot;;ROUND([.K25];2);&quot;}} &amp; &quot;; &quot;{\tablenum[table-format=4]{&quot;;ROUND([.L25];2);&quot;}} \\ &quot;)" office:value-type="string" office:string-value="{w8} &amp; {dataset3} &amp; {\tablenum[table-format=4.2]{80}} &amp; {\tablenum[table-format=4]{112}} &amp; {\tablenum[table-format=4]{1071}} &amp; {\tablenum[table-format=4]{4499}} \\ ">
            <text:p>{w8} &amp; {dataset3} &amp; {\tablenum[table-format=4.2]{80}} &amp; {\tablenum[table-format=4]{112}} &amp; {\tablenum[table-format=4]{1071}} &amp; {\tablenum[table-format=4]{4499}} \\ </text:p>
          </table:table-cell>
          <table:table-cell table:style-name="ce1" table:formula="of:=CONCATENATE(&quot;{&quot;;[.H25];&quot;} &amp; &quot;;&quot;{&quot;;[.I25];&quot;} &amp; &quot;;&quot;{\SI{&quot;;ROUND(LEFT(TRIM([.N25]); LEN(TRIM([.N25]))-1);2);&quot;}&quot;;IF(RIGHT(TRIM([.N25]); 1)=&quot;K&quot;; &quot;{\kilo}&quot;; IF(RIGHT(TRIM([.N25]); 1)=&quot;M&quot;; &quot;{\mega}&quot;; &quot;{\giga}&quot;));&quot;} &amp; &quot;;&quot;{\tablenum[table-format=4.2]{&quot;;ROUND([.K25];2);&quot;}} &amp; &quot;;&quot;{\tablenum[table-format=4.2]{&quot;;ROUND([.L25];2);&quot;}} &amp; &quot;; &quot;{\tablenum[table-format=4.2]{&quot;;ROUND([.J25];2);&quot;}} \\ &quot;)" office:value-type="string" office:string-value="{w8} &amp; {dataset3} &amp; {\SI{80}{\mega}} &amp; {\tablenum[table-format=4.2]{1071}} &amp; {\tablenum[table-format=4.2]{4499}} &amp; {\tablenum[table-format=4.2]{112}} \\ ">
            <text:p>{w8} &amp; {dataset3} &amp; {\SI{80}{\mega}} &amp; {\tablenum[table-format=4.2]{1071}} &amp; {\tablenum[table-format=4.2]{4499}} &amp; {\tablenum[table-format=4.2]{112}} \\ </text:p>
          </table:table-cell>
        </table:table-row>
        <table:table-row table:style-name="ro1">
          <table:table-cell table:formula="of:=CONCATENATE(TRIM([.B26]);TRIM([.C26]);TRIM([.D26]))" office:value-type="string" office:string-value="dataset2w10Level1">
            <text:p>dataset2w10Level1</text:p>
          </table:table-cell>
          <table:table-cell office:value-type="string">
            <text:p>dataset2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string">
            <text:p>w9</text:p>
          </table:table-cell>
          <table:table-cell office:value-type="string">
            <text:p>dataset1</text:p>
          </table:table-cell>
          <table:table-cell table:formula="of:=VLOOKUP(CONCATENATE(TRIM([.I26]); TRIM([.H26]);TRIM([.$J$1])); [.$A$1:.$E$136]; 5; 0)" office:value-type="float" office:value="116">
            <text:p>116</text:p>
          </table:table-cell>
          <table:table-cell table:formula="of:=VLOOKUP(CONCATENATE(TRIM([.I26]); TRIM([.H26]);TRIM([.$K$1])); [.$A$1:.$E$136]; 5; 0)" office:value-type="float" office:value="0">
            <text:p>0</text:p>
          </table:table-cell>
          <table:table-cell table:formula="of:=VLOOKUP(CONCATENATE(TRIM([.I26]); TRIM([.H26]);TRIM([.$L$1])); [.$A$1:.$E$136]; 5; 0)" office:value-type="float" office:value="0">
            <text:p>0</text:p>
          </table:table-cell>
          <table:table-cell table:formula="of:=SUM([.J26:.L26])" office:value-type="float" office:value="116">
            <text:p>116</text:p>
          </table:table-cell>
          <table:table-cell table:formula="of:=VLOOKUP(CONCATENATE(TRIM([.I26]);TRIM([.H26])); ['Directory Sizes'.$A$1:.$D$46]; 4; 0)" office:value-type="string" office:string-value="118M">
            <text:p>118M</text:p>
          </table:table-cell>
          <table:table-cell table:formula="of:=CONCATENATE(&quot;{&quot;;[.H26];&quot;} &amp; &quot;;&quot;{&quot;;[.I26];&quot;} &amp; &quot;;&quot;{\tablenum[table-format=4.2]{&quot;;IF(RIGHT(TRIM([.N26]); 1)=&quot;K&quot;; ROUND(VALUE(LEFT(TRIM([.N26]); LEN(TRIM([.N26]))-1))/1024;2); IF(RIGHT(TRIM([.N26]); 1)=&quot;M&quot;; ROUND(VALUE(LEFT(TRIM([.N26]); LEN(TRIM([.N26]))-1));2); ROUND(VALUE(LEFT(TRIM([.N26]); LEN(TRIM([.N26]))-1))*1024;2)));&quot;}} &amp; &quot;;&quot;{\tablenum[table-format=4]{&quot;;ROUND([.J26];2);&quot;}} &amp; &quot;;&quot;{\tablenum[table-format=4]{&quot;;ROUND([.K26];2);&quot;}} &amp; &quot;; &quot;{\tablenum[table-format=4]{&quot;;ROUND([.L26];2);&quot;}} \\ &quot;)" office:value-type="string" office:string-value="{w9} &amp; {dataset1} &amp; {\tablenum[table-format=4.2]{118}} &amp; {\tablenum[table-format=4]{116}} &amp; {\tablenum[table-format=4]{0}} &amp; {\tablenum[table-format=4]{0}} \\ ">
            <text:p>{w9} &amp; {dataset1} &amp; {\tablenum[table-format=4.2]{118}} &amp; {\tablenum[table-format=4]{116}} &amp; {\tablenum[table-format=4]{0}} &amp; {\tablenum[table-format=4]{0}} \\ </text:p>
          </table:table-cell>
          <table:table-cell table:style-name="ce1" table:formula="of:=CONCATENATE(&quot;{&quot;;[.H26];&quot;} &amp; &quot;;&quot;{&quot;;[.I26];&quot;} &amp; &quot;;&quot;{\SI{&quot;;ROUND(LEFT(TRIM([.N26]); LEN(TRIM([.N26]))-1);2);&quot;}&quot;;IF(RIGHT(TRIM([.N26]); 1)=&quot;K&quot;; &quot;{\kilo}&quot;; IF(RIGHT(TRIM([.N26]); 1)=&quot;M&quot;; &quot;{\mega}&quot;; &quot;{\giga}&quot;));&quot;} &amp; &quot;;&quot;{\tablenum[table-format=4.2]{&quot;;ROUND([.K26];2);&quot;}} &amp; &quot;;&quot;{\tablenum[table-format=4.2]{&quot;;ROUND([.L26];2);&quot;}} &amp; &quot;; &quot;{\tablenum[table-format=4.2]{&quot;;ROUND([.J26];2);&quot;}} \\ &quot;)" office:value-type="string" office:string-value="{w9} &amp; {dataset1} &amp; {\SI{118}{\mega}} &amp; {\tablenum[table-format=4.2]{0}} &amp; {\tablenum[table-format=4.2]{0}} &amp; {\tablenum[table-format=4.2]{116}} \\ ">
            <text:p>{w9} &amp; {dataset1} &amp; {\SI{118}{\mega}} &amp; {\tablenum[table-format=4.2]{0}} &amp; {\tablenum[table-format=4.2]{0}} &amp; {\tablenum[table-format=4.2]{116}} \\ </text:p>
          </table:table-cell>
        </table:table-row>
        <table:table-row table:style-name="ro1">
          <table:table-cell table:formula="of:=CONCATENATE(TRIM([.B27]);TRIM([.C27]);TRIM([.D27]))" office:value-type="string" office:string-value="dataset2w11Level1">
            <text:p>dataset2w11Level1</text:p>
          </table:table-cell>
          <table:table-cell office:value-type="string">
            <text:p>dataset2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string">
            <text:p>w9</text:p>
          </table:table-cell>
          <table:table-cell office:value-type="string">
            <text:p>dataset2</text:p>
          </table:table-cell>
          <table:table-cell table:formula="of:=VLOOKUP(CONCATENATE(TRIM([.I27]); TRIM([.H27]);TRIM([.$J$1])); [.$A$1:.$E$136]; 5; 0)" office:value-type="float" office:value="116">
            <text:p>116</text:p>
          </table:table-cell>
          <table:table-cell table:formula="of:=VLOOKUP(CONCATENATE(TRIM([.I27]); TRIM([.H27]);TRIM([.$K$1])); [.$A$1:.$E$136]; 5; 0)" office:value-type="float" office:value="1314">
            <text:p>1314</text:p>
          </table:table-cell>
          <table:table-cell table:formula="of:=VLOOKUP(CONCATENATE(TRIM([.I27]); TRIM([.H27]);TRIM([.$L$1])); [.$A$1:.$E$136]; 5; 0)" office:value-type="float" office:value="0">
            <text:p>0</text:p>
          </table:table-cell>
          <table:table-cell table:formula="of:=SUM([.J27:.L27])" office:value-type="float" office:value="1430">
            <text:p>1430</text:p>
          </table:table-cell>
          <table:table-cell table:formula="of:=VLOOKUP(CONCATENATE(TRIM([.I27]);TRIM([.H27])); ['Directory Sizes'.$A$1:.$D$46]; 4; 0)" office:value-type="string" office:string-value="123M">
            <text:p>123M</text:p>
          </table:table-cell>
          <table:table-cell table:formula="of:=CONCATENATE(&quot;{&quot;;[.H27];&quot;} &amp; &quot;;&quot;{&quot;;[.I27];&quot;} &amp; &quot;;&quot;{\tablenum[table-format=4.2]{&quot;;IF(RIGHT(TRIM([.N27]); 1)=&quot;K&quot;; ROUND(VALUE(LEFT(TRIM([.N27]); LEN(TRIM([.N27]))-1))/1024;2); IF(RIGHT(TRIM([.N27]); 1)=&quot;M&quot;; ROUND(VALUE(LEFT(TRIM([.N27]); LEN(TRIM([.N27]))-1));2); ROUND(VALUE(LEFT(TRIM([.N27]); LEN(TRIM([.N27]))-1))*1024;2)));&quot;}} &amp; &quot;;&quot;{\tablenum[table-format=4]{&quot;;ROUND([.J27];2);&quot;}} &amp; &quot;;&quot;{\tablenum[table-format=4]{&quot;;ROUND([.K27];2);&quot;}} &amp; &quot;; &quot;{\tablenum[table-format=4]{&quot;;ROUND([.L27];2);&quot;}} \\ &quot;)" office:value-type="string" office:string-value="{w9} &amp; {dataset2} &amp; {\tablenum[table-format=4.2]{123}} &amp; {\tablenum[table-format=4]{116}} &amp; {\tablenum[table-format=4]{1314}} &amp; {\tablenum[table-format=4]{0}} \\ ">
            <text:p>{w9} &amp; {dataset2} &amp; {\tablenum[table-format=4.2]{123}} &amp; {\tablenum[table-format=4]{116}} &amp; {\tablenum[table-format=4]{1314}} &amp; {\tablenum[table-format=4]{0}} \\ </text:p>
          </table:table-cell>
          <table:table-cell table:style-name="ce1" table:formula="of:=CONCATENATE(&quot;{&quot;;[.H27];&quot;} &amp; &quot;;&quot;{&quot;;[.I27];&quot;} &amp; &quot;;&quot;{\SI{&quot;;ROUND(LEFT(TRIM([.N27]); LEN(TRIM([.N27]))-1);2);&quot;}&quot;;IF(RIGHT(TRIM([.N27]); 1)=&quot;K&quot;; &quot;{\kilo}&quot;; IF(RIGHT(TRIM([.N27]); 1)=&quot;M&quot;; &quot;{\mega}&quot;; &quot;{\giga}&quot;));&quot;} &amp; &quot;;&quot;{\tablenum[table-format=4.2]{&quot;;ROUND([.K27];2);&quot;}} &amp; &quot;;&quot;{\tablenum[table-format=4.2]{&quot;;ROUND([.L27];2);&quot;}} &amp; &quot;; &quot;{\tablenum[table-format=4.2]{&quot;;ROUND([.J27];2);&quot;}} \\ &quot;)" office:value-type="string" office:string-value="{w9} &amp; {dataset2} &amp; {\SI{123}{\mega}} &amp; {\tablenum[table-format=4.2]{1314}} &amp; {\tablenum[table-format=4.2]{0}} &amp; {\tablenum[table-format=4.2]{116}} \\ ">
            <text:p>{w9} &amp; {dataset2} &amp; {\SI{123}{\mega}} &amp; {\tablenum[table-format=4.2]{1314}} &amp; {\tablenum[table-format=4.2]{0}} &amp; {\tablenum[table-format=4.2]{116}} \\ </text:p>
          </table:table-cell>
        </table:table-row>
        <table:table-row table:style-name="ro1">
          <table:table-cell table:formula="of:=CONCATENATE(TRIM([.B28]);TRIM([.C28]);TRIM([.D28]))" office:value-type="string" office:string-value="dataset2w12Level1">
            <text:p>dataset2w12Level1</text:p>
          </table:table-cell>
          <table:table-cell office:value-type="string">
            <text:p>dataset2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string">
            <text:p>w9</text:p>
          </table:table-cell>
          <table:table-cell office:value-type="string">
            <text:p>dataset3</text:p>
          </table:table-cell>
          <table:table-cell table:formula="of:=VLOOKUP(CONCATENATE(TRIM([.I28]); TRIM([.H28]);TRIM([.$J$1])); [.$A$1:.$E$136]; 5; 0)" office:value-type="float" office:value="116">
            <text:p>116</text:p>
          </table:table-cell>
          <table:table-cell table:formula="of:=VLOOKUP(CONCATENATE(TRIM([.I28]); TRIM([.H28]);TRIM([.$K$1])); [.$A$1:.$E$136]; 5; 0)" office:value-type="float" office:value="1314">
            <text:p>1314</text:p>
          </table:table-cell>
          <table:table-cell table:formula="of:=VLOOKUP(CONCATENATE(TRIM([.I28]); TRIM([.H28]);TRIM([.$L$1])); [.$A$1:.$E$136]; 5; 0)" office:value-type="float" office:value="6612">
            <text:p>6612</text:p>
          </table:table-cell>
          <table:table-cell table:formula="of:=SUM([.J28:.L28])" office:value-type="float" office:value="8042">
            <text:p>8042</text:p>
          </table:table-cell>
          <table:table-cell table:formula="of:=VLOOKUP(CONCATENATE(TRIM([.I28]);TRIM([.H28])); ['Directory Sizes'.$A$1:.$D$46]; 4; 0)" office:value-type="string" office:string-value="147M">
            <text:p>147M</text:p>
          </table:table-cell>
          <table:table-cell table:formula="of:=CONCATENATE(&quot;{&quot;;[.H28];&quot;} &amp; &quot;;&quot;{&quot;;[.I28];&quot;} &amp; &quot;;&quot;{\tablenum[table-format=4.2]{&quot;;IF(RIGHT(TRIM([.N28]); 1)=&quot;K&quot;; ROUND(VALUE(LEFT(TRIM([.N28]); LEN(TRIM([.N28]))-1))/1024;2); IF(RIGHT(TRIM([.N28]); 1)=&quot;M&quot;; ROUND(VALUE(LEFT(TRIM([.N28]); LEN(TRIM([.N28]))-1));2); ROUND(VALUE(LEFT(TRIM([.N28]); LEN(TRIM([.N28]))-1))*1024;2)));&quot;}} &amp; &quot;;&quot;{\tablenum[table-format=4]{&quot;;ROUND([.J28];2);&quot;}} &amp; &quot;;&quot;{\tablenum[table-format=4]{&quot;;ROUND([.K28];2);&quot;}} &amp; &quot;; &quot;{\tablenum[table-format=4]{&quot;;ROUND([.L28];2);&quot;}} \\ &quot;)" office:value-type="string" office:string-value="{w9} &amp; {dataset3} &amp; {\tablenum[table-format=4.2]{147}} &amp; {\tablenum[table-format=4]{116}} &amp; {\tablenum[table-format=4]{1314}} &amp; {\tablenum[table-format=4]{6612}} \\ ">
            <text:p>{w9} &amp; {dataset3} &amp; {\tablenum[table-format=4.2]{147}} &amp; {\tablenum[table-format=4]{116}} &amp; {\tablenum[table-format=4]{1314}} &amp; {\tablenum[table-format=4]{6612}} \\ </text:p>
          </table:table-cell>
          <table:table-cell table:style-name="ce1" table:formula="of:=CONCATENATE(&quot;{&quot;;[.H28];&quot;} &amp; &quot;;&quot;{&quot;;[.I28];&quot;} &amp; &quot;;&quot;{\SI{&quot;;ROUND(LEFT(TRIM([.N28]); LEN(TRIM([.N28]))-1);2);&quot;}&quot;;IF(RIGHT(TRIM([.N28]); 1)=&quot;K&quot;; &quot;{\kilo}&quot;; IF(RIGHT(TRIM([.N28]); 1)=&quot;M&quot;; &quot;{\mega}&quot;; &quot;{\giga}&quot;));&quot;} &amp; &quot;;&quot;{\tablenum[table-format=4.2]{&quot;;ROUND([.K28];2);&quot;}} &amp; &quot;;&quot;{\tablenum[table-format=4.2]{&quot;;ROUND([.L28];2);&quot;}} &amp; &quot;; &quot;{\tablenum[table-format=4.2]{&quot;;ROUND([.J28];2);&quot;}} \\ &quot;)" office:value-type="string" office:string-value="{w9} &amp; {dataset3} &amp; {\SI{147}{\mega}} &amp; {\tablenum[table-format=4.2]{1314}} &amp; {\tablenum[table-format=4.2]{6612}} &amp; {\tablenum[table-format=4.2]{116}} \\ ">
            <text:p>{w9} &amp; {dataset3} &amp; {\SI{147}{\mega}} &amp; {\tablenum[table-format=4.2]{1314}} &amp; {\tablenum[table-format=4.2]{6612}} &amp; {\tablenum[table-format=4.2]{116}} \\ </text:p>
          </table:table-cell>
        </table:table-row>
        <table:table-row table:style-name="ro1">
          <table:table-cell table:formula="of:=CONCATENATE(TRIM([.B29]);TRIM([.C29]);TRIM([.D29]))" office:value-type="string" office:string-value="dataset2w13Level1">
            <text:p>dataset2w13Level1</text:p>
          </table:table-cell>
          <table:table-cell office:value-type="string">
            <text:p>dataset2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w10</text:p>
          </table:table-cell>
          <table:table-cell office:value-type="string">
            <text:p>dataset1</text:p>
          </table:table-cell>
          <table:table-cell table:formula="of:=VLOOKUP(CONCATENATE(TRIM([.I29]); TRIM([.H29]);TRIM([.$J$1])); [.$A$1:.$E$136]; 5; 0)" office:value-type="float" office:value="119">
            <text:p>119</text:p>
          </table:table-cell>
          <table:table-cell table:formula="of:=VLOOKUP(CONCATENATE(TRIM([.I29]); TRIM([.H29]);TRIM([.$K$1])); [.$A$1:.$E$136]; 5; 0)" office:value-type="float" office:value="0">
            <text:p>0</text:p>
          </table:table-cell>
          <table:table-cell table:formula="of:=VLOOKUP(CONCATENATE(TRIM([.I29]); TRIM([.H29]);TRIM([.$L$1])); [.$A$1:.$E$136]; 5; 0)" office:value-type="float" office:value="0">
            <text:p>0</text:p>
          </table:table-cell>
          <table:table-cell table:formula="of:=SUM([.J29:.L29])" office:value-type="float" office:value="119">
            <text:p>119</text:p>
          </table:table-cell>
          <table:table-cell table:formula="of:=VLOOKUP(CONCATENATE(TRIM([.I29]);TRIM([.H29])); ['Directory Sizes'.$A$1:.$D$46]; 4; 0)" office:value-type="string" office:string-value="236M">
            <text:p>236M</text:p>
          </table:table-cell>
          <table:table-cell table:formula="of:=CONCATENATE(&quot;{&quot;;[.H29];&quot;} &amp; &quot;;&quot;{&quot;;[.I29];&quot;} &amp; &quot;;&quot;{\tablenum[table-format=4.2]{&quot;;IF(RIGHT(TRIM([.N29]); 1)=&quot;K&quot;; ROUND(VALUE(LEFT(TRIM([.N29]); LEN(TRIM([.N29]))-1))/1024;2); IF(RIGHT(TRIM([.N29]); 1)=&quot;M&quot;; ROUND(VALUE(LEFT(TRIM([.N29]); LEN(TRIM([.N29]))-1));2); ROUND(VALUE(LEFT(TRIM([.N29]); LEN(TRIM([.N29]))-1))*1024;2)));&quot;}} &amp; &quot;;&quot;{\tablenum[table-format=4]{&quot;;ROUND([.J29];2);&quot;}} &amp; &quot;;&quot;{\tablenum[table-format=4]{&quot;;ROUND([.K29];2);&quot;}} &amp; &quot;; &quot;{\tablenum[table-format=4]{&quot;;ROUND([.L29];2);&quot;}} \\ &quot;)" office:value-type="string" office:string-value="{w10} &amp; {dataset1} &amp; {\tablenum[table-format=4.2]{236}} &amp; {\tablenum[table-format=4]{119}} &amp; {\tablenum[table-format=4]{0}} &amp; {\tablenum[table-format=4]{0}} \\ ">
            <text:p>{w10} &amp; {dataset1} &amp; {\tablenum[table-format=4.2]{236}} &amp; {\tablenum[table-format=4]{119}} &amp; {\tablenum[table-format=4]{0}} &amp; {\tablenum[table-format=4]{0}} \\ </text:p>
          </table:table-cell>
          <table:table-cell table:style-name="ce1" table:formula="of:=CONCATENATE(&quot;{&quot;;[.H29];&quot;} &amp; &quot;;&quot;{&quot;;[.I29];&quot;} &amp; &quot;;&quot;{\SI{&quot;;ROUND(LEFT(TRIM([.N29]); LEN(TRIM([.N29]))-1);2);&quot;}&quot;;IF(RIGHT(TRIM([.N29]); 1)=&quot;K&quot;; &quot;{\kilo}&quot;; IF(RIGHT(TRIM([.N29]); 1)=&quot;M&quot;; &quot;{\mega}&quot;; &quot;{\giga}&quot;));&quot;} &amp; &quot;;&quot;{\tablenum[table-format=4.2]{&quot;;ROUND([.K29];2);&quot;}} &amp; &quot;;&quot;{\tablenum[table-format=4.2]{&quot;;ROUND([.L29];2);&quot;}} &amp; &quot;; &quot;{\tablenum[table-format=4.2]{&quot;;ROUND([.J29];2);&quot;}} \\ &quot;)" office:value-type="string" office:string-value="{w10} &amp; {dataset1} &amp; {\SI{236}{\mega}} &amp; {\tablenum[table-format=4.2]{0}} &amp; {\tablenum[table-format=4.2]{0}} &amp; {\tablenum[table-format=4.2]{119}} \\ ">
            <text:p>{w10} &amp; {dataset1} &amp; {\SI{236}{\mega}} &amp; {\tablenum[table-format=4.2]{0}} &amp; {\tablenum[table-format=4.2]{0}} &amp; {\tablenum[table-format=4.2]{119}} \\ </text:p>
          </table:table-cell>
        </table:table-row>
        <table:table-row table:style-name="ro1">
          <table:table-cell table:formula="of:=CONCATENATE(TRIM([.B30]);TRIM([.C30]);TRIM([.D30]))" office:value-type="string" office:string-value="dataset2w14Level1">
            <text:p>dataset2w14Level1</text:p>
          </table:table-cell>
          <table:table-cell office:value-type="string">
            <text:p>dataset2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10</text:p>
          </table:table-cell>
          <table:table-cell office:value-type="string">
            <text:p>dataset2</text:p>
          </table:table-cell>
          <table:table-cell table:formula="of:=VLOOKUP(CONCATENATE(TRIM([.I30]); TRIM([.H30]);TRIM([.$J$1])); [.$A$1:.$E$136]; 5; 0)" office:value-type="float" office:value="119">
            <text:p>119</text:p>
          </table:table-cell>
          <table:table-cell table:formula="of:=VLOOKUP(CONCATENATE(TRIM([.I30]); TRIM([.H30]);TRIM([.$K$1])); [.$A$1:.$E$136]; 5; 0)" office:value-type="float" office:value="1687">
            <text:p>1687</text:p>
          </table:table-cell>
          <table:table-cell table:formula="of:=VLOOKUP(CONCATENATE(TRIM([.I30]); TRIM([.H30]);TRIM([.$L$1])); [.$A$1:.$E$136]; 5; 0)" office:value-type="float" office:value="1">
            <text:p>1</text:p>
          </table:table-cell>
          <table:table-cell table:formula="of:=SUM([.J30:.L30])" office:value-type="float" office:value="1807">
            <text:p>1807</text:p>
          </table:table-cell>
          <table:table-cell table:formula="of:=VLOOKUP(CONCATENATE(TRIM([.I30]);TRIM([.H30])); ['Directory Sizes'.$A$1:.$D$46]; 4; 0)" office:value-type="string" office:string-value="243M">
            <text:p>243M</text:p>
          </table:table-cell>
          <table:table-cell table:formula="of:=CONCATENATE(&quot;{&quot;;[.H30];&quot;} &amp; &quot;;&quot;{&quot;;[.I30];&quot;} &amp; &quot;;&quot;{\tablenum[table-format=4.2]{&quot;;IF(RIGHT(TRIM([.N30]); 1)=&quot;K&quot;; ROUND(VALUE(LEFT(TRIM([.N30]); LEN(TRIM([.N30]))-1))/1024;2); IF(RIGHT(TRIM([.N30]); 1)=&quot;M&quot;; ROUND(VALUE(LEFT(TRIM([.N30]); LEN(TRIM([.N30]))-1));2); ROUND(VALUE(LEFT(TRIM([.N30]); LEN(TRIM([.N30]))-1))*1024;2)));&quot;}} &amp; &quot;;&quot;{\tablenum[table-format=4]{&quot;;ROUND([.J30];2);&quot;}} &amp; &quot;;&quot;{\tablenum[table-format=4]{&quot;;ROUND([.K30];2);&quot;}} &amp; &quot;; &quot;{\tablenum[table-format=4]{&quot;;ROUND([.L30];2);&quot;}} \\ &quot;)" office:value-type="string" office:string-value="{w10} &amp; {dataset2} &amp; {\tablenum[table-format=4.2]{243}} &amp; {\tablenum[table-format=4]{119}} &amp; {\tablenum[table-format=4]{1687}} &amp; {\tablenum[table-format=4]{1}} \\ ">
            <text:p>{w10} &amp; {dataset2} &amp; {\tablenum[table-format=4.2]{243}} &amp; {\tablenum[table-format=4]{119}} &amp; {\tablenum[table-format=4]{1687}} &amp; {\tablenum[table-format=4]{1}} \\ </text:p>
          </table:table-cell>
          <table:table-cell table:style-name="ce1" table:formula="of:=CONCATENATE(&quot;{&quot;;[.H30];&quot;} &amp; &quot;;&quot;{&quot;;[.I30];&quot;} &amp; &quot;;&quot;{\SI{&quot;;ROUND(LEFT(TRIM([.N30]); LEN(TRIM([.N30]))-1);2);&quot;}&quot;;IF(RIGHT(TRIM([.N30]); 1)=&quot;K&quot;; &quot;{\kilo}&quot;; IF(RIGHT(TRIM([.N30]); 1)=&quot;M&quot;; &quot;{\mega}&quot;; &quot;{\giga}&quot;));&quot;} &amp; &quot;;&quot;{\tablenum[table-format=4.2]{&quot;;ROUND([.K30];2);&quot;}} &amp; &quot;;&quot;{\tablenum[table-format=4.2]{&quot;;ROUND([.L30];2);&quot;}} &amp; &quot;; &quot;{\tablenum[table-format=4.2]{&quot;;ROUND([.J30];2);&quot;}} \\ &quot;)" office:value-type="string" office:string-value="{w10} &amp; {dataset2} &amp; {\SI{243}{\mega}} &amp; {\tablenum[table-format=4.2]{1687}} &amp; {\tablenum[table-format=4.2]{1}} &amp; {\tablenum[table-format=4.2]{119}} \\ ">
            <text:p>{w10} &amp; {dataset2} &amp; {\SI{243}{\mega}} &amp; {\tablenum[table-format=4.2]{1687}} &amp; {\tablenum[table-format=4.2]{1}} &amp; {\tablenum[table-format=4.2]{119}} \\ </text:p>
          </table:table-cell>
        </table:table-row>
        <table:table-row table:style-name="ro1">
          <table:table-cell table:formula="of:=CONCATENATE(TRIM([.B31]);TRIM([.C31]);TRIM([.D31]))" office:value-type="string" office:string-value="dataset2w15Level1">
            <text:p>dataset2w15Level1</text:p>
          </table:table-cell>
          <table:table-cell office:value-type="string">
            <text:p>dataset2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10</text:p>
          </table:table-cell>
          <table:table-cell office:value-type="string">
            <text:p>dataset3</text:p>
          </table:table-cell>
          <table:table-cell table:formula="of:=VLOOKUP(CONCATENATE(TRIM([.I31]); TRIM([.H31]);TRIM([.$J$1])); [.$A$1:.$E$136]; 5; 0)" office:value-type="float" office:value="119">
            <text:p>119</text:p>
          </table:table-cell>
          <table:table-cell table:formula="of:=VLOOKUP(CONCATENATE(TRIM([.I31]); TRIM([.H31]);TRIM([.$K$1])); [.$A$1:.$E$136]; 5; 0)" office:value-type="float" office:value="1687">
            <text:p>1687</text:p>
          </table:table-cell>
          <table:table-cell table:formula="of:=VLOOKUP(CONCATENATE(TRIM([.I31]); TRIM([.H31]);TRIM([.$L$1])); [.$A$1:.$E$136]; 5; 0)" office:value-type="float" office:value="9689">
            <text:p>9689</text:p>
          </table:table-cell>
          <table:table-cell table:formula="of:=SUM([.J31:.L31])" office:value-type="float" office:value="11495">
            <text:p>11495</text:p>
          </table:table-cell>
          <table:table-cell table:formula="of:=VLOOKUP(CONCATENATE(TRIM([.I31]);TRIM([.H31])); ['Directory Sizes'.$A$1:.$D$46]; 4; 0)" office:value-type="string" office:string-value="277M">
            <text:p>277M</text:p>
          </table:table-cell>
          <table:table-cell table:formula="of:=CONCATENATE(&quot;{&quot;;[.H31];&quot;} &amp; &quot;;&quot;{&quot;;[.I31];&quot;} &amp; &quot;;&quot;{\tablenum[table-format=4.2]{&quot;;IF(RIGHT(TRIM([.N31]); 1)=&quot;K&quot;; ROUND(VALUE(LEFT(TRIM([.N31]); LEN(TRIM([.N31]))-1))/1024;2); IF(RIGHT(TRIM([.N31]); 1)=&quot;M&quot;; ROUND(VALUE(LEFT(TRIM([.N31]); LEN(TRIM([.N31]))-1));2); ROUND(VALUE(LEFT(TRIM([.N31]); LEN(TRIM([.N31]))-1))*1024;2)));&quot;}} &amp; &quot;;&quot;{\tablenum[table-format=4]{&quot;;ROUND([.J31];2);&quot;}} &amp; &quot;;&quot;{\tablenum[table-format=4]{&quot;;ROUND([.K31];2);&quot;}} &amp; &quot;; &quot;{\tablenum[table-format=4]{&quot;;ROUND([.L31];2);&quot;}} \\ &quot;)" office:value-type="string" office:string-value="{w10} &amp; {dataset3} &amp; {\tablenum[table-format=4.2]{277}} &amp; {\tablenum[table-format=4]{119}} &amp; {\tablenum[table-format=4]{1687}} &amp; {\tablenum[table-format=4]{9689}} \\ ">
            <text:p>{w10} &amp; {dataset3} &amp; {\tablenum[table-format=4.2]{277}} &amp; {\tablenum[table-format=4]{119}} &amp; {\tablenum[table-format=4]{1687}} &amp; {\tablenum[table-format=4]{9689}} \\ </text:p>
          </table:table-cell>
          <table:table-cell table:style-name="ce1" table:formula="of:=CONCATENATE(&quot;{&quot;;[.H31];&quot;} &amp; &quot;;&quot;{&quot;;[.I31];&quot;} &amp; &quot;;&quot;{\SI{&quot;;ROUND(LEFT(TRIM([.N31]); LEN(TRIM([.N31]))-1);2);&quot;}&quot;;IF(RIGHT(TRIM([.N31]); 1)=&quot;K&quot;; &quot;{\kilo}&quot;; IF(RIGHT(TRIM([.N31]); 1)=&quot;M&quot;; &quot;{\mega}&quot;; &quot;{\giga}&quot;));&quot;} &amp; &quot;;&quot;{\tablenum[table-format=4.2]{&quot;;ROUND([.K31];2);&quot;}} &amp; &quot;;&quot;{\tablenum[table-format=4.2]{&quot;;ROUND([.L31];2);&quot;}} &amp; &quot;; &quot;{\tablenum[table-format=4.2]{&quot;;ROUND([.J31];2);&quot;}} \\ &quot;)" office:value-type="string" office:string-value="{w10} &amp; {dataset3} &amp; {\SI{277}{\mega}} &amp; {\tablenum[table-format=4.2]{1687}} &amp; {\tablenum[table-format=4.2]{9689}} &amp; {\tablenum[table-format=4.2]{119}} \\ ">
            <text:p>{w10} &amp; {dataset3} &amp; {\SI{277}{\mega}} &amp; {\tablenum[table-format=4.2]{1687}} &amp; {\tablenum[table-format=4.2]{9689}} &amp; {\tablenum[table-format=4.2]{119}} \\ </text:p>
          </table:table-cell>
        </table:table-row>
        <table:table-row table:style-name="ro1">
          <table:table-cell table:formula="of:=CONCATENATE(TRIM([.B32]);TRIM([.C32]);TRIM([.D32]))" office:value-type="string" office:string-value="dataset3w1Level1">
            <text:p>dataset3w1Level1</text:p>
          </table:table-cell>
          <table:table-cell office:value-type="string">
            <text:p>dataset3</text:p>
          </table:table-cell>
          <table:table-cell office:value-type="string">
            <text:p>w1</text:p>
          </table:table-cell>
          <table:table-cell office:value-type="string">
            <text:p>Level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w11</text:p>
          </table:table-cell>
          <table:table-cell office:value-type="string">
            <text:p>dataset1</text:p>
          </table:table-cell>
          <table:table-cell table:formula="of:=VLOOKUP(CONCATENATE(TRIM([.I32]); TRIM([.H32]);TRIM([.$J$1])); [.$A$1:.$E$136]; 5; 0)" office:value-type="float" office:value="127">
            <text:p>127</text:p>
          </table:table-cell>
          <table:table-cell table:formula="of:=VLOOKUP(CONCATENATE(TRIM([.I32]); TRIM([.H32]);TRIM([.$K$1])); [.$A$1:.$E$136]; 5; 0)" office:value-type="float" office:value="0">
            <text:p>0</text:p>
          </table:table-cell>
          <table:table-cell table:formula="of:=VLOOKUP(CONCATENATE(TRIM([.I32]); TRIM([.H32]);TRIM([.$L$1])); [.$A$1:.$E$136]; 5; 0)" office:value-type="float" office:value="0">
            <text:p>0</text:p>
          </table:table-cell>
          <table:table-cell table:formula="of:=SUM([.J32:.L32])" office:value-type="float" office:value="127">
            <text:p>127</text:p>
          </table:table-cell>
          <table:table-cell table:formula="of:=VLOOKUP(CONCATENATE(TRIM([.I32]);TRIM([.H32])); ['Directory Sizes'.$A$1:.$D$46]; 4; 0)" office:value-type="string" office:string-value="471M">
            <text:p>471M</text:p>
          </table:table-cell>
          <table:table-cell table:formula="of:=CONCATENATE(&quot;{&quot;;[.H32];&quot;} &amp; &quot;;&quot;{&quot;;[.I32];&quot;} &amp; &quot;;&quot;{\tablenum[table-format=4.2]{&quot;;IF(RIGHT(TRIM([.N32]); 1)=&quot;K&quot;; ROUND(VALUE(LEFT(TRIM([.N32]); LEN(TRIM([.N32]))-1))/1024;2); IF(RIGHT(TRIM([.N32]); 1)=&quot;M&quot;; ROUND(VALUE(LEFT(TRIM([.N32]); LEN(TRIM([.N32]))-1));2); ROUND(VALUE(LEFT(TRIM([.N32]); LEN(TRIM([.N32]))-1))*1024;2)));&quot;}} &amp; &quot;;&quot;{\tablenum[table-format=4]{&quot;;ROUND([.J32];2);&quot;}} &amp; &quot;;&quot;{\tablenum[table-format=4]{&quot;;ROUND([.K32];2);&quot;}} &amp; &quot;; &quot;{\tablenum[table-format=4]{&quot;;ROUND([.L32];2);&quot;}} \\ &quot;)" office:value-type="string" office:string-value="{w11} &amp; {dataset1} &amp; {\tablenum[table-format=4.2]{471}} &amp; {\tablenum[table-format=4]{127}} &amp; {\tablenum[table-format=4]{0}} &amp; {\tablenum[table-format=4]{0}} \\ ">
            <text:p>{w11} &amp; {dataset1} &amp; {\tablenum[table-format=4.2]{471}} &amp; {\tablenum[table-format=4]{127}} &amp; {\tablenum[table-format=4]{0}} &amp; {\tablenum[table-format=4]{0}} \\ </text:p>
          </table:table-cell>
          <table:table-cell table:style-name="ce1" table:formula="of:=CONCATENATE(&quot;{&quot;;[.H32];&quot;} &amp; &quot;;&quot;{&quot;;[.I32];&quot;} &amp; &quot;;&quot;{\SI{&quot;;ROUND(LEFT(TRIM([.N32]); LEN(TRIM([.N32]))-1);2);&quot;}&quot;;IF(RIGHT(TRIM([.N32]); 1)=&quot;K&quot;; &quot;{\kilo}&quot;; IF(RIGHT(TRIM([.N32]); 1)=&quot;M&quot;; &quot;{\mega}&quot;; &quot;{\giga}&quot;));&quot;} &amp; &quot;;&quot;{\tablenum[table-format=4.2]{&quot;;ROUND([.K32];2);&quot;}} &amp; &quot;;&quot;{\tablenum[table-format=4.2]{&quot;;ROUND([.L32];2);&quot;}} &amp; &quot;; &quot;{\tablenum[table-format=4.2]{&quot;;ROUND([.J32];2);&quot;}} \\ &quot;)" office:value-type="string" office:string-value="{w11} &amp; {dataset1} &amp; {\SI{471}{\mega}} &amp; {\tablenum[table-format=4.2]{0}} &amp; {\tablenum[table-format=4.2]{0}} &amp; {\tablenum[table-format=4.2]{127}} \\ ">
            <text:p>{w11} &amp; {dataset1} &amp; {\SI{471}{\mega}} &amp; {\tablenum[table-format=4.2]{0}} &amp; {\tablenum[table-format=4.2]{0}} &amp; {\tablenum[table-format=4.2]{127}} \\ </text:p>
          </table:table-cell>
        </table:table-row>
        <table:table-row table:style-name="ro1">
          <table:table-cell table:formula="of:=CONCATENATE(TRIM([.B33]);TRIM([.C33]);TRIM([.D33]))" office:value-type="string" office:string-value="dataset3w2Level1">
            <text:p>dataset3w2Level1</text:p>
          </table:table-cell>
          <table:table-cell office:value-type="string">
            <text:p>dataset3</text:p>
          </table:table-cell>
          <table:table-cell office:value-type="string">
            <text:p>w2</text:p>
          </table:table-cell>
          <table:table-cell office:value-type="string">
            <text:p>Level1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w11</text:p>
          </table:table-cell>
          <table:table-cell office:value-type="string">
            <text:p>dataset2</text:p>
          </table:table-cell>
          <table:table-cell table:formula="of:=VLOOKUP(CONCATENATE(TRIM([.I33]); TRIM([.H33]);TRIM([.$J$1])); [.$A$1:.$E$136]; 5; 0)" office:value-type="float" office:value="127">
            <text:p>127</text:p>
          </table:table-cell>
          <table:table-cell table:formula="of:=VLOOKUP(CONCATENATE(TRIM([.I33]); TRIM([.H33]);TRIM([.$K$1])); [.$A$1:.$E$136]; 5; 0)" office:value-type="float" office:value="2058">
            <text:p>2058</text:p>
          </table:table-cell>
          <table:table-cell table:formula="of:=VLOOKUP(CONCATENATE(TRIM([.I33]); TRIM([.H33]);TRIM([.$L$1])); [.$A$1:.$E$136]; 5; 0)" office:value-type="float" office:value="0">
            <text:p>0</text:p>
          </table:table-cell>
          <table:table-cell table:formula="of:=SUM([.J33:.L33])" office:value-type="float" office:value="2185">
            <text:p>2185</text:p>
          </table:table-cell>
          <table:table-cell table:formula="of:=VLOOKUP(CONCATENATE(TRIM([.I33]);TRIM([.H33])); ['Directory Sizes'.$A$1:.$D$46]; 4; 0)" office:value-type="string" office:string-value="481M">
            <text:p>481M</text:p>
          </table:table-cell>
          <table:table-cell table:formula="of:=CONCATENATE(&quot;{&quot;;[.H33];&quot;} &amp; &quot;;&quot;{&quot;;[.I33];&quot;} &amp; &quot;;&quot;{\tablenum[table-format=4.2]{&quot;;IF(RIGHT(TRIM([.N33]); 1)=&quot;K&quot;; ROUND(VALUE(LEFT(TRIM([.N33]); LEN(TRIM([.N33]))-1))/1024;2); IF(RIGHT(TRIM([.N33]); 1)=&quot;M&quot;; ROUND(VALUE(LEFT(TRIM([.N33]); LEN(TRIM([.N33]))-1));2); ROUND(VALUE(LEFT(TRIM([.N33]); LEN(TRIM([.N33]))-1))*1024;2)));&quot;}} &amp; &quot;;&quot;{\tablenum[table-format=4]{&quot;;ROUND([.J33];2);&quot;}} &amp; &quot;;&quot;{\tablenum[table-format=4]{&quot;;ROUND([.K33];2);&quot;}} &amp; &quot;; &quot;{\tablenum[table-format=4]{&quot;;ROUND([.L33];2);&quot;}} \\ &quot;)" office:value-type="string" office:string-value="{w11} &amp; {dataset2} &amp; {\tablenum[table-format=4.2]{481}} &amp; {\tablenum[table-format=4]{127}} &amp; {\tablenum[table-format=4]{2058}} &amp; {\tablenum[table-format=4]{0}} \\ ">
            <text:p>{w11} &amp; {dataset2} &amp; {\tablenum[table-format=4.2]{481}} &amp; {\tablenum[table-format=4]{127}} &amp; {\tablenum[table-format=4]{2058}} &amp; {\tablenum[table-format=4]{0}} \\ </text:p>
          </table:table-cell>
          <table:table-cell table:style-name="ce1" table:formula="of:=CONCATENATE(&quot;{&quot;;[.H33];&quot;} &amp; &quot;;&quot;{&quot;;[.I33];&quot;} &amp; &quot;;&quot;{\SI{&quot;;ROUND(LEFT(TRIM([.N33]); LEN(TRIM([.N33]))-1);2);&quot;}&quot;;IF(RIGHT(TRIM([.N33]); 1)=&quot;K&quot;; &quot;{\kilo}&quot;; IF(RIGHT(TRIM([.N33]); 1)=&quot;M&quot;; &quot;{\mega}&quot;; &quot;{\giga}&quot;));&quot;} &amp; &quot;;&quot;{\tablenum[table-format=4.2]{&quot;;ROUND([.K33];2);&quot;}} &amp; &quot;;&quot;{\tablenum[table-format=4.2]{&quot;;ROUND([.L33];2);&quot;}} &amp; &quot;; &quot;{\tablenum[table-format=4.2]{&quot;;ROUND([.J33];2);&quot;}} \\ &quot;)" office:value-type="string" office:string-value="{w11} &amp; {dataset2} &amp; {\SI{481}{\mega}} &amp; {\tablenum[table-format=4.2]{2058}} &amp; {\tablenum[table-format=4.2]{0}} &amp; {\tablenum[table-format=4.2]{127}} \\ ">
            <text:p>{w11} &amp; {dataset2} &amp; {\SI{481}{\mega}} &amp; {\tablenum[table-format=4.2]{2058}} &amp; {\tablenum[table-format=4.2]{0}} &amp; {\tablenum[table-format=4.2]{127}} \\ </text:p>
          </table:table-cell>
        </table:table-row>
        <table:table-row table:style-name="ro1">
          <table:table-cell table:formula="of:=CONCATENATE(TRIM([.B34]);TRIM([.C34]);TRIM([.D34]))" office:value-type="string" office:string-value="dataset3w3Level1">
            <text:p>dataset3w3Level1</text:p>
          </table:table-cell>
          <table:table-cell office:value-type="string">
            <text:p>dataset3</text:p>
          </table:table-cell>
          <table:table-cell office:value-type="string">
            <text:p>w3</text:p>
          </table:table-cell>
          <table:table-cell office:value-type="string">
            <text:p>Level1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w11</text:p>
          </table:table-cell>
          <table:table-cell office:value-type="string">
            <text:p>dataset3</text:p>
          </table:table-cell>
          <table:table-cell table:formula="of:=VLOOKUP(CONCATENATE(TRIM([.I34]); TRIM([.H34]);TRIM([.$J$1])); [.$A$1:.$E$136]; 5; 0)" office:value-type="float" office:value="127">
            <text:p>127</text:p>
          </table:table-cell>
          <table:table-cell table:formula="of:=VLOOKUP(CONCATENATE(TRIM([.I34]); TRIM([.H34]);TRIM([.$K$1])); [.$A$1:.$E$136]; 5; 0)" office:value-type="float" office:value="2059">
            <text:p>2059</text:p>
          </table:table-cell>
          <table:table-cell table:formula="of:=VLOOKUP(CONCATENATE(TRIM([.I34]); TRIM([.H34]);TRIM([.$L$1])); [.$A$1:.$E$136]; 5; 0)" office:value-type="float" office:value="13335">
            <text:p>13335</text:p>
          </table:table-cell>
          <table:table-cell table:formula="of:=SUM([.J34:.L34])" office:value-type="float" office:value="15521">
            <text:p>15521</text:p>
          </table:table-cell>
          <table:table-cell table:formula="of:=VLOOKUP(CONCATENATE(TRIM([.I34]);TRIM([.H34])); ['Directory Sizes'.$A$1:.$D$46]; 4; 0)" office:value-type="string" office:string-value="526M">
            <text:p>526M</text:p>
          </table:table-cell>
          <table:table-cell table:formula="of:=CONCATENATE(&quot;{&quot;;[.H34];&quot;} &amp; &quot;;&quot;{&quot;;[.I34];&quot;} &amp; &quot;;&quot;{\tablenum[table-format=4.2]{&quot;;IF(RIGHT(TRIM([.N34]); 1)=&quot;K&quot;; ROUND(VALUE(LEFT(TRIM([.N34]); LEN(TRIM([.N34]))-1))/1024;2); IF(RIGHT(TRIM([.N34]); 1)=&quot;M&quot;; ROUND(VALUE(LEFT(TRIM([.N34]); LEN(TRIM([.N34]))-1));2); ROUND(VALUE(LEFT(TRIM([.N34]); LEN(TRIM([.N34]))-1))*1024;2)));&quot;}} &amp; &quot;;&quot;{\tablenum[table-format=4]{&quot;;ROUND([.J34];2);&quot;}} &amp; &quot;;&quot;{\tablenum[table-format=4]{&quot;;ROUND([.K34];2);&quot;}} &amp; &quot;; &quot;{\tablenum[table-format=4]{&quot;;ROUND([.L34];2);&quot;}} \\ &quot;)" office:value-type="string" office:string-value="{w11} &amp; {dataset3} &amp; {\tablenum[table-format=4.2]{526}} &amp; {\tablenum[table-format=4]{127}} &amp; {\tablenum[table-format=4]{2059}} &amp; {\tablenum[table-format=4]{13335}} \\ ">
            <text:p>{w11} &amp; {dataset3} &amp; {\tablenum[table-format=4.2]{526}} &amp; {\tablenum[table-format=4]{127}} &amp; {\tablenum[table-format=4]{2059}} &amp; {\tablenum[table-format=4]{13335}} \\ </text:p>
          </table:table-cell>
          <table:table-cell table:style-name="ce1" table:formula="of:=CONCATENATE(&quot;{&quot;;[.H34];&quot;} &amp; &quot;;&quot;{&quot;;[.I34];&quot;} &amp; &quot;;&quot;{\SI{&quot;;ROUND(LEFT(TRIM([.N34]); LEN(TRIM([.N34]))-1);2);&quot;}&quot;;IF(RIGHT(TRIM([.N34]); 1)=&quot;K&quot;; &quot;{\kilo}&quot;; IF(RIGHT(TRIM([.N34]); 1)=&quot;M&quot;; &quot;{\mega}&quot;; &quot;{\giga}&quot;));&quot;} &amp; &quot;;&quot;{\tablenum[table-format=4.2]{&quot;;ROUND([.K34];2);&quot;}} &amp; &quot;;&quot;{\tablenum[table-format=4.2]{&quot;;ROUND([.L34];2);&quot;}} &amp; &quot;; &quot;{\tablenum[table-format=4.2]{&quot;;ROUND([.J34];2);&quot;}} \\ &quot;)" office:value-type="string" office:string-value="{w11} &amp; {dataset3} &amp; {\SI{526}{\mega}} &amp; {\tablenum[table-format=4.2]{2059}} &amp; {\tablenum[table-format=4.2]{13335}} &amp; {\tablenum[table-format=4.2]{127}} \\ ">
            <text:p>{w11} &amp; {dataset3} &amp; {\SI{526}{\mega}} &amp; {\tablenum[table-format=4.2]{2059}} &amp; {\tablenum[table-format=4.2]{13335}} &amp; {\tablenum[table-format=4.2]{127}} \\ </text:p>
          </table:table-cell>
        </table:table-row>
        <table:table-row table:style-name="ro1">
          <table:table-cell table:formula="of:=CONCATENATE(TRIM([.B35]);TRIM([.C35]);TRIM([.D35]))" office:value-type="string" office:string-value="dataset3w4Level1">
            <text:p>dataset3w4Level1</text:p>
          </table:table-cell>
          <table:table-cell office:value-type="string">
            <text:p>dataset3</text:p>
          </table:table-cell>
          <table:table-cell office:value-type="string">
            <text:p>w4</text:p>
          </table:table-cell>
          <table:table-cell office:value-type="string">
            <text:p>Level1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w12</text:p>
          </table:table-cell>
          <table:table-cell office:value-type="string">
            <text:p>dataset1</text:p>
          </table:table-cell>
          <table:table-cell table:formula="of:=VLOOKUP(CONCATENATE(TRIM([.I35]); TRIM([.H35]);TRIM([.$J$1])); [.$A$1:.$E$136]; 5; 0)" office:value-type="float" office:value="129">
            <text:p>129</text:p>
          </table:table-cell>
          <table:table-cell table:formula="of:=VLOOKUP(CONCATENATE(TRIM([.I35]); TRIM([.H35]);TRIM([.$K$1])); [.$A$1:.$E$136]; 5; 0)" office:value-type="float" office:value="0">
            <text:p>0</text:p>
          </table:table-cell>
          <table:table-cell table:formula="of:=VLOOKUP(CONCATENATE(TRIM([.I35]); TRIM([.H35]);TRIM([.$L$1])); [.$A$1:.$E$136]; 5; 0)" office:value-type="float" office:value="0">
            <text:p>0</text:p>
          </table:table-cell>
          <table:table-cell table:formula="of:=SUM([.J35:.L35])" office:value-type="float" office:value="129">
            <text:p>129</text:p>
          </table:table-cell>
          <table:table-cell table:formula="of:=VLOOKUP(CONCATENATE(TRIM([.I35]);TRIM([.H35])); ['Directory Sizes'.$A$1:.$D$46]; 4; 0)" office:value-type="string" office:string-value="942M">
            <text:p>942M</text:p>
          </table:table-cell>
          <table:table-cell table:formula="of:=CONCATENATE(&quot;{&quot;;[.H35];&quot;} &amp; &quot;;&quot;{&quot;;[.I35];&quot;} &amp; &quot;;&quot;{\tablenum[table-format=4.2]{&quot;;IF(RIGHT(TRIM([.N35]); 1)=&quot;K&quot;; ROUND(VALUE(LEFT(TRIM([.N35]); LEN(TRIM([.N35]))-1))/1024;2); IF(RIGHT(TRIM([.N35]); 1)=&quot;M&quot;; ROUND(VALUE(LEFT(TRIM([.N35]); LEN(TRIM([.N35]))-1));2); ROUND(VALUE(LEFT(TRIM([.N35]); LEN(TRIM([.N35]))-1))*1024;2)));&quot;}} &amp; &quot;;&quot;{\tablenum[table-format=4]{&quot;;ROUND([.J35];2);&quot;}} &amp; &quot;;&quot;{\tablenum[table-format=4]{&quot;;ROUND([.K35];2);&quot;}} &amp; &quot;; &quot;{\tablenum[table-format=4]{&quot;;ROUND([.L35];2);&quot;}} \\ &quot;)" office:value-type="string" office:string-value="{w12} &amp; {dataset1} &amp; {\tablenum[table-format=4.2]{942}} &amp; {\tablenum[table-format=4]{129}} &amp; {\tablenum[table-format=4]{0}} &amp; {\tablenum[table-format=4]{0}} \\ ">
            <text:p>{w12} &amp; {dataset1} &amp; {\tablenum[table-format=4.2]{942}} &amp; {\tablenum[table-format=4]{129}} &amp; {\tablenum[table-format=4]{0}} &amp; {\tablenum[table-format=4]{0}} \\ </text:p>
          </table:table-cell>
          <table:table-cell table:style-name="ce1" table:formula="of:=CONCATENATE(&quot;{&quot;;[.H35];&quot;} &amp; &quot;;&quot;{&quot;;[.I35];&quot;} &amp; &quot;;&quot;{\SI{&quot;;ROUND(LEFT(TRIM([.N35]); LEN(TRIM([.N35]))-1);2);&quot;}&quot;;IF(RIGHT(TRIM([.N35]); 1)=&quot;K&quot;; &quot;{\kilo}&quot;; IF(RIGHT(TRIM([.N35]); 1)=&quot;M&quot;; &quot;{\mega}&quot;; &quot;{\giga}&quot;));&quot;} &amp; &quot;;&quot;{\tablenum[table-format=4.2]{&quot;;ROUND([.K35];2);&quot;}} &amp; &quot;;&quot;{\tablenum[table-format=4.2]{&quot;;ROUND([.L35];2);&quot;}} &amp; &quot;; &quot;{\tablenum[table-format=4.2]{&quot;;ROUND([.J35];2);&quot;}} \\ &quot;)" office:value-type="string" office:string-value="{w12} &amp; {dataset1} &amp; {\SI{942}{\mega}} &amp; {\tablenum[table-format=4.2]{0}} &amp; {\tablenum[table-format=4.2]{0}} &amp; {\tablenum[table-format=4.2]{129}} \\ ">
            <text:p>{w12} &amp; {dataset1} &amp; {\SI{942}{\mega}} &amp; {\tablenum[table-format=4.2]{0}} &amp; {\tablenum[table-format=4.2]{0}} &amp; {\tablenum[table-format=4.2]{129}} \\ </text:p>
          </table:table-cell>
        </table:table-row>
        <table:table-row table:style-name="ro1">
          <table:table-cell table:formula="of:=CONCATENATE(TRIM([.B36]);TRIM([.C36]);TRIM([.D36]))" office:value-type="string" office:string-value="dataset3w5Level1">
            <text:p>dataset3w5Level1</text:p>
          </table:table-cell>
          <table:table-cell office:value-type="string">
            <text:p>dataset3</text:p>
          </table:table-cell>
          <table:table-cell office:value-type="string">
            <text:p>w5</text:p>
          </table:table-cell>
          <table:table-cell office:value-type="string">
            <text:p>Level1</text:p>
          </table:table-cell>
          <table:table-cell office:value-type="float" office:value="67">
            <text:p>67</text:p>
          </table:table-cell>
          <table:table-cell table:number-columns-repeated="2"/>
          <table:table-cell office:value-type="string">
            <text:p>w12</text:p>
          </table:table-cell>
          <table:table-cell office:value-type="string">
            <text:p>dataset2</text:p>
          </table:table-cell>
          <table:table-cell table:formula="of:=VLOOKUP(CONCATENATE(TRIM([.I36]); TRIM([.H36]);TRIM([.$J$1])); [.$A$1:.$E$136]; 5; 0)" office:value-type="float" office:value="129">
            <text:p>129</text:p>
          </table:table-cell>
          <table:table-cell table:formula="of:=VLOOKUP(CONCATENATE(TRIM([.I36]); TRIM([.H36]);TRIM([.$K$1])); [.$A$1:.$E$136]; 5; 0)" office:value-type="float" office:value="2400">
            <text:p>2400</text:p>
          </table:table-cell>
          <table:table-cell table:formula="of:=VLOOKUP(CONCATENATE(TRIM([.I36]); TRIM([.H36]);TRIM([.$L$1])); [.$A$1:.$E$136]; 5; 0)" office:value-type="float" office:value="0">
            <text:p>0</text:p>
          </table:table-cell>
          <table:table-cell table:formula="of:=SUM([.J36:.L36])" office:value-type="float" office:value="2529">
            <text:p>2529</text:p>
          </table:table-cell>
          <table:table-cell table:formula="of:=VLOOKUP(CONCATENATE(TRIM([.I36]);TRIM([.H36])); ['Directory Sizes'.$A$1:.$D$46]; 4; 0)" office:value-type="string" office:string-value="957M">
            <text:p>957M</text:p>
          </table:table-cell>
          <table:table-cell table:formula="of:=CONCATENATE(&quot;{&quot;;[.H36];&quot;} &amp; &quot;;&quot;{&quot;;[.I36];&quot;} &amp; &quot;;&quot;{\tablenum[table-format=4.2]{&quot;;IF(RIGHT(TRIM([.N36]); 1)=&quot;K&quot;; ROUND(VALUE(LEFT(TRIM([.N36]); LEN(TRIM([.N36]))-1))/1024;2); IF(RIGHT(TRIM([.N36]); 1)=&quot;M&quot;; ROUND(VALUE(LEFT(TRIM([.N36]); LEN(TRIM([.N36]))-1));2); ROUND(VALUE(LEFT(TRIM([.N36]); LEN(TRIM([.N36]))-1))*1024;2)));&quot;}} &amp; &quot;;&quot;{\tablenum[table-format=4]{&quot;;ROUND([.J36];2);&quot;}} &amp; &quot;;&quot;{\tablenum[table-format=4]{&quot;;ROUND([.K36];2);&quot;}} &amp; &quot;; &quot;{\tablenum[table-format=4]{&quot;;ROUND([.L36];2);&quot;}} \\ &quot;)" office:value-type="string" office:string-value="{w12} &amp; {dataset2} &amp; {\tablenum[table-format=4.2]{957}} &amp; {\tablenum[table-format=4]{129}} &amp; {\tablenum[table-format=4]{2400}} &amp; {\tablenum[table-format=4]{0}} \\ ">
            <text:p>{w12} &amp; {dataset2} &amp; {\tablenum[table-format=4.2]{957}} &amp; {\tablenum[table-format=4]{129}} &amp; {\tablenum[table-format=4]{2400}} &amp; {\tablenum[table-format=4]{0}} \\ </text:p>
          </table:table-cell>
          <table:table-cell table:style-name="ce1" table:formula="of:=CONCATENATE(&quot;{&quot;;[.H36];&quot;} &amp; &quot;;&quot;{&quot;;[.I36];&quot;} &amp; &quot;;&quot;{\SI{&quot;;ROUND(LEFT(TRIM([.N36]); LEN(TRIM([.N36]))-1);2);&quot;}&quot;;IF(RIGHT(TRIM([.N36]); 1)=&quot;K&quot;; &quot;{\kilo}&quot;; IF(RIGHT(TRIM([.N36]); 1)=&quot;M&quot;; &quot;{\mega}&quot;; &quot;{\giga}&quot;));&quot;} &amp; &quot;;&quot;{\tablenum[table-format=4.2]{&quot;;ROUND([.K36];2);&quot;}} &amp; &quot;;&quot;{\tablenum[table-format=4.2]{&quot;;ROUND([.L36];2);&quot;}} &amp; &quot;; &quot;{\tablenum[table-format=4.2]{&quot;;ROUND([.J36];2);&quot;}} \\ &quot;)" office:value-type="string" office:string-value="{w12} &amp; {dataset2} &amp; {\SI{957}{\mega}} &amp; {\tablenum[table-format=4.2]{2400}} &amp; {\tablenum[table-format=4.2]{0}} &amp; {\tablenum[table-format=4.2]{129}} \\ ">
            <text:p>{w12} &amp; {dataset2} &amp; {\SI{957}{\mega}} &amp; {\tablenum[table-format=4.2]{2400}} &amp; {\tablenum[table-format=4.2]{0}} &amp; {\tablenum[table-format=4.2]{129}} \\ </text:p>
          </table:table-cell>
        </table:table-row>
        <table:table-row table:style-name="ro1">
          <table:table-cell table:formula="of:=CONCATENATE(TRIM([.B37]);TRIM([.C37]);TRIM([.D37]))" office:value-type="string" office:string-value="dataset3w6Level1">
            <text:p>dataset3w6Level1</text:p>
          </table:table-cell>
          <table:table-cell office:value-type="string">
            <text:p>dataset3</text:p>
          </table:table-cell>
          <table:table-cell office:value-type="string">
            <text:p>w6</text:p>
          </table:table-cell>
          <table:table-cell office:value-type="string">
            <text:p>Level1</text:p>
          </table:table-cell>
          <table:table-cell office:value-type="float" office:value="83">
            <text:p>83</text:p>
          </table:table-cell>
          <table:table-cell table:number-columns-repeated="2"/>
          <table:table-cell office:value-type="string">
            <text:p>w12</text:p>
          </table:table-cell>
          <table:table-cell office:value-type="string">
            <text:p>dataset3</text:p>
          </table:table-cell>
          <table:table-cell table:formula="of:=VLOOKUP(CONCATENATE(TRIM([.I37]); TRIM([.H37]);TRIM([.$J$1])); [.$A$1:.$E$136]; 5; 0)" office:value-type="float" office:value="129">
            <text:p>129</text:p>
          </table:table-cell>
          <table:table-cell table:formula="of:=VLOOKUP(CONCATENATE(TRIM([.I37]); TRIM([.H37]);TRIM([.$K$1])); [.$A$1:.$E$136]; 5; 0)" office:value-type="float" office:value="2401">
            <text:p>2401</text:p>
          </table:table-cell>
          <table:table-cell table:formula="of:=VLOOKUP(CONCATENATE(TRIM([.I37]); TRIM([.H37]);TRIM([.$L$1])); [.$A$1:.$E$136]; 5; 0)" office:value-type="float" office:value="18012">
            <text:p>18012</text:p>
          </table:table-cell>
          <table:table-cell table:formula="of:=SUM([.J37:.L37])" office:value-type="float" office:value="20542">
            <text:p>20542</text:p>
          </table:table-cell>
          <table:table-cell table:formula="of:=VLOOKUP(CONCATENATE(TRIM([.I37]);TRIM([.H37])); ['Directory Sizes'.$A$1:.$D$46]; 4; 0)" office:value-type="string" office:string-value="1016M">
            <text:p>1016M</text:p>
          </table:table-cell>
          <table:table-cell table:formula="of:=CONCATENATE(&quot;{&quot;;[.H37];&quot;} &amp; &quot;;&quot;{&quot;;[.I37];&quot;} &amp; &quot;;&quot;{\tablenum[table-format=4.2]{&quot;;IF(RIGHT(TRIM([.N37]); 1)=&quot;K&quot;; ROUND(VALUE(LEFT(TRIM([.N37]); LEN(TRIM([.N37]))-1))/1024;2); IF(RIGHT(TRIM([.N37]); 1)=&quot;M&quot;; ROUND(VALUE(LEFT(TRIM([.N37]); LEN(TRIM([.N37]))-1));2); ROUND(VALUE(LEFT(TRIM([.N37]); LEN(TRIM([.N37]))-1))*1024;2)));&quot;}} &amp; &quot;;&quot;{\tablenum[table-format=4]{&quot;;ROUND([.J37];2);&quot;}} &amp; &quot;;&quot;{\tablenum[table-format=4]{&quot;;ROUND([.K37];2);&quot;}} &amp; &quot;; &quot;{\tablenum[table-format=4]{&quot;;ROUND([.L37];2);&quot;}} \\ &quot;)" office:value-type="string" office:string-value="{w12} &amp; {dataset3} &amp; {\tablenum[table-format=4.2]{1016}} &amp; {\tablenum[table-format=4]{129}} &amp; {\tablenum[table-format=4]{2401}} &amp; {\tablenum[table-format=4]{18012}} \\ ">
            <text:p>{w12} &amp; {dataset3} &amp; {\tablenum[table-format=4.2]{1016}} &amp; {\tablenum[table-format=4]{129}} &amp; {\tablenum[table-format=4]{2401}} &amp; {\tablenum[table-format=4]{18012}} \\ </text:p>
          </table:table-cell>
          <table:table-cell table:style-name="ce1" table:formula="of:=CONCATENATE(&quot;{&quot;;[.H37];&quot;} &amp; &quot;;&quot;{&quot;;[.I37];&quot;} &amp; &quot;;&quot;{\SI{&quot;;ROUND(LEFT(TRIM([.N37]); LEN(TRIM([.N37]))-1);2);&quot;}&quot;;IF(RIGHT(TRIM([.N37]); 1)=&quot;K&quot;; &quot;{\kilo}&quot;; IF(RIGHT(TRIM([.N37]); 1)=&quot;M&quot;; &quot;{\mega}&quot;; &quot;{\giga}&quot;));&quot;} &amp; &quot;;&quot;{\tablenum[table-format=4.2]{&quot;;ROUND([.K37];2);&quot;}} &amp; &quot;;&quot;{\tablenum[table-format=4.2]{&quot;;ROUND([.L37];2);&quot;}} &amp; &quot;; &quot;{\tablenum[table-format=4.2]{&quot;;ROUND([.J37];2);&quot;}} \\ &quot;)" office:value-type="string" office:string-value="{w12} &amp; {dataset3} &amp; {\SI{1016}{\mega}} &amp; {\tablenum[table-format=4.2]{2401}} &amp; {\tablenum[table-format=4.2]{18012}} &amp; {\tablenum[table-format=4.2]{129}} \\ ">
            <text:p>{w12} &amp; {dataset3} &amp; {\SI{1016}{\mega}} &amp; {\tablenum[table-format=4.2]{2401}} &amp; {\tablenum[table-format=4.2]{18012}} &amp; {\tablenum[table-format=4.2]{129}} \\ </text:p>
          </table:table-cell>
        </table:table-row>
        <table:table-row table:style-name="ro1">
          <table:table-cell table:formula="of:=CONCATENATE(TRIM([.B38]);TRIM([.C38]);TRIM([.D38]))" office:value-type="string" office:string-value="dataset3w7Level1">
            <text:p>dataset3w7Level1</text:p>
          </table:table-cell>
          <table:table-cell office:value-type="string">
            <text:p>dataset3</text:p>
          </table:table-cell>
          <table:table-cell office:value-type="string">
            <text:p>w7</text:p>
          </table:table-cell>
          <table:table-cell office:value-type="string">
            <text:p>Level1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w13</text:p>
          </table:table-cell>
          <table:table-cell office:value-type="string">
            <text:p>dataset1</text:p>
          </table:table-cell>
          <table:table-cell table:formula="of:=VLOOKUP(CONCATENATE(TRIM([.I38]); TRIM([.H38]);TRIM([.$J$1])); [.$A$1:.$E$136]; 5; 0)" office:value-type="float" office:value="128">
            <text:p>128</text:p>
          </table:table-cell>
          <table:table-cell table:formula="of:=VLOOKUP(CONCATENATE(TRIM([.I38]); TRIM([.H38]);TRIM([.$K$1])); [.$A$1:.$E$136]; 5; 0)" office:value-type="float" office:value="0">
            <text:p>0</text:p>
          </table:table-cell>
          <table:table-cell table:formula="of:=VLOOKUP(CONCATENATE(TRIM([.I38]); TRIM([.H38]);TRIM([.$L$1])); [.$A$1:.$E$136]; 5; 0)" office:value-type="float" office:value="0">
            <text:p>0</text:p>
          </table:table-cell>
          <table:table-cell table:formula="of:=SUM([.J38:.L38])" office:value-type="float" office:value="128">
            <text:p>128</text:p>
          </table:table-cell>
          <table:table-cell table:formula="of:=VLOOKUP(CONCATENATE(TRIM([.I38]);TRIM([.H38])); ['Directory Sizes'.$A$1:.$D$46]; 4; 0)" office:value-type="string" office:string-value="1.9G">
            <text:p>1.9G</text:p>
          </table:table-cell>
          <table:table-cell table:formula="of:=CONCATENATE(&quot;{&quot;;[.H38];&quot;} &amp; &quot;;&quot;{&quot;;[.I38];&quot;} &amp; &quot;;&quot;{\tablenum[table-format=4.2]{&quot;;IF(RIGHT(TRIM([.N38]); 1)=&quot;K&quot;; ROUND(VALUE(LEFT(TRIM([.N38]); LEN(TRIM([.N38]))-1))/1024;2); IF(RIGHT(TRIM([.N38]); 1)=&quot;M&quot;; ROUND(VALUE(LEFT(TRIM([.N38]); LEN(TRIM([.N38]))-1));2); ROUND(VALUE(LEFT(TRIM([.N38]); LEN(TRIM([.N38]))-1))*1024;2)));&quot;}} &amp; &quot;;&quot;{\tablenum[table-format=4]{&quot;;ROUND([.J38];2);&quot;}} &amp; &quot;;&quot;{\tablenum[table-format=4]{&quot;;ROUND([.K38];2);&quot;}} &amp; &quot;; &quot;{\tablenum[table-format=4]{&quot;;ROUND([.L38];2);&quot;}} \\ &quot;)" office:value-type="string" office:string-value="{w13} &amp; {dataset1} &amp; {\tablenum[table-format=4.2]{1945.6}} &amp; {\tablenum[table-format=4]{128}} &amp; {\tablenum[table-format=4]{0}} &amp; {\tablenum[table-format=4]{0}} \\ ">
            <text:p>{w13} &amp; {dataset1} &amp; {\tablenum[table-format=4.2]{1945.6}} &amp; {\tablenum[table-format=4]{128}} &amp; {\tablenum[table-format=4]{0}} &amp; {\tablenum[table-format=4]{0}} \\ </text:p>
          </table:table-cell>
          <table:table-cell table:style-name="ce1" table:formula="of:=CONCATENATE(&quot;{&quot;;[.H38];&quot;} &amp; &quot;;&quot;{&quot;;[.I38];&quot;} &amp; &quot;;&quot;{\SI{&quot;;ROUND(LEFT(TRIM([.N38]); LEN(TRIM([.N38]))-1);2);&quot;}&quot;;IF(RIGHT(TRIM([.N38]); 1)=&quot;K&quot;; &quot;{\kilo}&quot;; IF(RIGHT(TRIM([.N38]); 1)=&quot;M&quot;; &quot;{\mega}&quot;; &quot;{\giga}&quot;));&quot;} &amp; &quot;;&quot;{\tablenum[table-format=4.2]{&quot;;ROUND([.K38];2);&quot;}} &amp; &quot;;&quot;{\tablenum[table-format=4.2]{&quot;;ROUND([.L38];2);&quot;}} &amp; &quot;; &quot;{\tablenum[table-format=4.2]{&quot;;ROUND([.J38];2);&quot;}} \\ &quot;)" office:value-type="string" office:string-value="{w13} &amp; {dataset1} &amp; {\SI{1.9}{\giga}} &amp; {\tablenum[table-format=4.2]{0}} &amp; {\tablenum[table-format=4.2]{0}} &amp; {\tablenum[table-format=4.2]{128}} \\ ">
            <text:p>{w13} &amp; {dataset1} &amp; {\SI{1.9}{\giga}} &amp; {\tablenum[table-format=4.2]{0}} &amp; {\tablenum[table-format=4.2]{0}} &amp; {\tablenum[table-format=4.2]{128}} \\ </text:p>
          </table:table-cell>
        </table:table-row>
        <table:table-row table:style-name="ro1">
          <table:table-cell table:formula="of:=CONCATENATE(TRIM([.B39]);TRIM([.C39]);TRIM([.D39]))" office:value-type="string" office:string-value="dataset3w8Level1">
            <text:p>dataset3w8Level1</text:p>
          </table:table-cell>
          <table:table-cell office:value-type="string">
            <text:p>dataset3</text:p>
          </table:table-cell>
          <table:table-cell office:value-type="string">
            <text:p>w8</text:p>
          </table:table-cell>
          <table:table-cell office:value-type="string">
            <text:p>Level1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string">
            <text:p>w13</text:p>
          </table:table-cell>
          <table:table-cell office:value-type="string">
            <text:p>dataset2</text:p>
          </table:table-cell>
          <table:table-cell table:formula="of:=VLOOKUP(CONCATENATE(TRIM([.I39]); TRIM([.H39]);TRIM([.$J$1])); [.$A$1:.$E$136]; 5; 0)" office:value-type="float" office:value="128">
            <text:p>128</text:p>
          </table:table-cell>
          <table:table-cell table:formula="of:=VLOOKUP(CONCATENATE(TRIM([.I39]); TRIM([.H39]);TRIM([.$K$1])); [.$A$1:.$E$136]; 5; 0)" office:value-type="float" office:value="2747">
            <text:p>2747</text:p>
          </table:table-cell>
          <table:table-cell table:formula="of:=VLOOKUP(CONCATENATE(TRIM([.I39]); TRIM([.H39]);TRIM([.$L$1])); [.$A$1:.$E$136]; 5; 0)" office:value-type="float" office:value="0">
            <text:p>0</text:p>
          </table:table-cell>
          <table:table-cell table:formula="of:=SUM([.J39:.L39])" office:value-type="float" office:value="2875">
            <text:p>2875</text:p>
          </table:table-cell>
          <table:table-cell table:formula="of:=VLOOKUP(CONCATENATE(TRIM([.I39]);TRIM([.H39])); ['Directory Sizes'.$A$1:.$D$46]; 4; 0)" office:value-type="string" office:string-value="1.9G">
            <text:p>1.9G</text:p>
          </table:table-cell>
          <table:table-cell table:formula="of:=CONCATENATE(&quot;{&quot;;[.H39];&quot;} &amp; &quot;;&quot;{&quot;;[.I39];&quot;} &amp; &quot;;&quot;{\tablenum[table-format=4.2]{&quot;;IF(RIGHT(TRIM([.N39]); 1)=&quot;K&quot;; ROUND(VALUE(LEFT(TRIM([.N39]); LEN(TRIM([.N39]))-1))/1024;2); IF(RIGHT(TRIM([.N39]); 1)=&quot;M&quot;; ROUND(VALUE(LEFT(TRIM([.N39]); LEN(TRIM([.N39]))-1));2); ROUND(VALUE(LEFT(TRIM([.N39]); LEN(TRIM([.N39]))-1))*1024;2)));&quot;}} &amp; &quot;;&quot;{\tablenum[table-format=4]{&quot;;ROUND([.J39];2);&quot;}} &amp; &quot;;&quot;{\tablenum[table-format=4]{&quot;;ROUND([.K39];2);&quot;}} &amp; &quot;; &quot;{\tablenum[table-format=4]{&quot;;ROUND([.L39];2);&quot;}} \\ &quot;)" office:value-type="string" office:string-value="{w13} &amp; {dataset2} &amp; {\tablenum[table-format=4.2]{1945.6}} &amp; {\tablenum[table-format=4]{128}} &amp; {\tablenum[table-format=4]{2747}} &amp; {\tablenum[table-format=4]{0}} \\ ">
            <text:p>{w13} &amp; {dataset2} &amp; {\tablenum[table-format=4.2]{1945.6}} &amp; {\tablenum[table-format=4]{128}} &amp; {\tablenum[table-format=4]{2747}} &amp; {\tablenum[table-format=4]{0}} \\ </text:p>
          </table:table-cell>
          <table:table-cell table:style-name="ce1" table:formula="of:=CONCATENATE(&quot;{&quot;;[.H39];&quot;} &amp; &quot;;&quot;{&quot;;[.I39];&quot;} &amp; &quot;;&quot;{\SI{&quot;;ROUND(LEFT(TRIM([.N39]); LEN(TRIM([.N39]))-1);2);&quot;}&quot;;IF(RIGHT(TRIM([.N39]); 1)=&quot;K&quot;; &quot;{\kilo}&quot;; IF(RIGHT(TRIM([.N39]); 1)=&quot;M&quot;; &quot;{\mega}&quot;; &quot;{\giga}&quot;));&quot;} &amp; &quot;;&quot;{\tablenum[table-format=4.2]{&quot;;ROUND([.K39];2);&quot;}} &amp; &quot;;&quot;{\tablenum[table-format=4.2]{&quot;;ROUND([.L39];2);&quot;}} &amp; &quot;; &quot;{\tablenum[table-format=4.2]{&quot;;ROUND([.J39];2);&quot;}} \\ &quot;)" office:value-type="string" office:string-value="{w13} &amp; {dataset2} &amp; {\SI{1.9}{\giga}} &amp; {\tablenum[table-format=4.2]{2747}} &amp; {\tablenum[table-format=4.2]{0}} &amp; {\tablenum[table-format=4.2]{128}} \\ ">
            <text:p>{w13} &amp; {dataset2} &amp; {\SI{1.9}{\giga}} &amp; {\tablenum[table-format=4.2]{2747}} &amp; {\tablenum[table-format=4.2]{0}} &amp; {\tablenum[table-format=4.2]{128}} \\ </text:p>
          </table:table-cell>
        </table:table-row>
        <table:table-row table:style-name="ro1">
          <table:table-cell table:formula="of:=CONCATENATE(TRIM([.B40]);TRIM([.C40]);TRIM([.D40]))" office:value-type="string" office:string-value="dataset3w9Level1">
            <text:p>dataset3w9Level1</text:p>
          </table:table-cell>
          <table:table-cell office:value-type="string">
            <text:p>dataset3</text:p>
          </table:table-cell>
          <table:table-cell office:value-type="string">
            <text:p>w9</text:p>
          </table:table-cell>
          <table:table-cell office:value-type="string">
            <text:p>Level1</text:p>
          </table:table-cell>
          <table:table-cell office:value-type="float" office:value="116">
            <text:p>116</text:p>
          </table:table-cell>
          <table:table-cell table:number-columns-repeated="2"/>
          <table:table-cell office:value-type="string">
            <text:p>w13</text:p>
          </table:table-cell>
          <table:table-cell office:value-type="string">
            <text:p>dataset3</text:p>
          </table:table-cell>
          <table:table-cell table:formula="of:=VLOOKUP(CONCATENATE(TRIM([.I40]); TRIM([.H40]);TRIM([.$J$1])); [.$A$1:.$E$136]; 5; 0)" office:value-type="float" office:value="128">
            <text:p>128</text:p>
          </table:table-cell>
          <table:table-cell table:formula="of:=VLOOKUP(CONCATENATE(TRIM([.I40]); TRIM([.H40]);TRIM([.$K$1])); [.$A$1:.$E$136]; 5; 0)" office:value-type="float" office:value="2748">
            <text:p>2748</text:p>
          </table:table-cell>
          <table:table-cell table:formula="of:=VLOOKUP(CONCATENATE(TRIM([.I40]); TRIM([.H40]);TRIM([.$L$1])); [.$A$1:.$E$136]; 5; 0)" office:value-type="float" office:value="23664">
            <text:p>23664</text:p>
          </table:table-cell>
          <table:table-cell table:formula="of:=SUM([.J40:.L40])" office:value-type="float" office:value="26540">
            <text:p>26540</text:p>
          </table:table-cell>
          <table:table-cell table:formula="of:=VLOOKUP(CONCATENATE(TRIM([.I40]);TRIM([.H40])); ['Directory Sizes'.$A$1:.$D$46]; 4; 0)" office:value-type="string" office:string-value="2.0G">
            <text:p>2.0G</text:p>
          </table:table-cell>
          <table:table-cell table:formula="of:=CONCATENATE(&quot;{&quot;;[.H40];&quot;} &amp; &quot;;&quot;{&quot;;[.I40];&quot;} &amp; &quot;;&quot;{\tablenum[table-format=4.2]{&quot;;IF(RIGHT(TRIM([.N40]); 1)=&quot;K&quot;; ROUND(VALUE(LEFT(TRIM([.N40]); LEN(TRIM([.N40]))-1))/1024;2); IF(RIGHT(TRIM([.N40]); 1)=&quot;M&quot;; ROUND(VALUE(LEFT(TRIM([.N40]); LEN(TRIM([.N40]))-1));2); ROUND(VALUE(LEFT(TRIM([.N40]); LEN(TRIM([.N40]))-1))*1024;2)));&quot;}} &amp; &quot;;&quot;{\tablenum[table-format=4]{&quot;;ROUND([.J40];2);&quot;}} &amp; &quot;;&quot;{\tablenum[table-format=4]{&quot;;ROUND([.K40];2);&quot;}} &amp; &quot;; &quot;{\tablenum[table-format=4]{&quot;;ROUND([.L40];2);&quot;}} \\ &quot;)" office:value-type="string" office:string-value="{w13} &amp; {dataset3} &amp; {\tablenum[table-format=4.2]{2048}} &amp; {\tablenum[table-format=4]{128}} &amp; {\tablenum[table-format=4]{2748}} &amp; {\tablenum[table-format=4]{23664}} \\ ">
            <text:p>{w13} &amp; {dataset3} &amp; {\tablenum[table-format=4.2]{2048}} &amp; {\tablenum[table-format=4]{128}} &amp; {\tablenum[table-format=4]{2748}} &amp; {\tablenum[table-format=4]{23664}} \\ </text:p>
          </table:table-cell>
          <table:table-cell table:style-name="ce1" table:formula="of:=CONCATENATE(&quot;{&quot;;[.H40];&quot;} &amp; &quot;;&quot;{&quot;;[.I40];&quot;} &amp; &quot;;&quot;{\SI{&quot;;ROUND(LEFT(TRIM([.N40]); LEN(TRIM([.N40]))-1);2);&quot;}&quot;;IF(RIGHT(TRIM([.N40]); 1)=&quot;K&quot;; &quot;{\kilo}&quot;; IF(RIGHT(TRIM([.N40]); 1)=&quot;M&quot;; &quot;{\mega}&quot;; &quot;{\giga}&quot;));&quot;} &amp; &quot;;&quot;{\tablenum[table-format=4.2]{&quot;;ROUND([.K40];2);&quot;}} &amp; &quot;;&quot;{\tablenum[table-format=4.2]{&quot;;ROUND([.L40];2);&quot;}} &amp; &quot;; &quot;{\tablenum[table-format=4.2]{&quot;;ROUND([.J40];2);&quot;}} \\ &quot;)" office:value-type="string" office:string-value="{w13} &amp; {dataset3} &amp; {\SI{2}{\giga}} &amp; {\tablenum[table-format=4.2]{2748}} &amp; {\tablenum[table-format=4.2]{23664}} &amp; {\tablenum[table-format=4.2]{128}} \\ ">
            <text:p>{w13} &amp; {dataset3} &amp; {\SI{2}{\giga}} &amp; {\tablenum[table-format=4.2]{2748}} &amp; {\tablenum[table-format=4.2]{23664}} &amp; {\tablenum[table-format=4.2]{128}} \\ </text:p>
          </table:table-cell>
        </table:table-row>
        <table:table-row table:style-name="ro1">
          <table:table-cell table:formula="of:=CONCATENATE(TRIM([.B41]);TRIM([.C41]);TRIM([.D41]))" office:value-type="string" office:string-value="dataset3w10Level1">
            <text:p>dataset3w10Level1</text:p>
          </table:table-cell>
          <table:table-cell office:value-type="string">
            <text:p>dataset3</text:p>
          </table:table-cell>
          <table:table-cell office:value-type="string">
            <text:p>w10</text:p>
          </table:table-cell>
          <table:table-cell office:value-type="string">
            <text:p>Level1</text:p>
          </table:table-cell>
          <table:table-cell office:value-type="float" office:value="119">
            <text:p>119</text:p>
          </table:table-cell>
          <table:table-cell table:number-columns-repeated="2"/>
          <table:table-cell office:value-type="string">
            <text:p>w14</text:p>
          </table:table-cell>
          <table:table-cell office:value-type="string">
            <text:p>dataset1</text:p>
          </table:table-cell>
          <table:table-cell table:formula="of:=VLOOKUP(CONCATENATE(TRIM([.I41]); TRIM([.H41]);TRIM([.$J$1])); [.$A$1:.$E$136]; 5; 0)" office:value-type="float" office:value="131">
            <text:p>131</text:p>
          </table:table-cell>
          <table:table-cell table:formula="of:=VLOOKUP(CONCATENATE(TRIM([.I41]); TRIM([.H41]);TRIM([.$K$1])); [.$A$1:.$E$136]; 5; 0)" office:value-type="float" office:value="0">
            <text:p>0</text:p>
          </table:table-cell>
          <table:table-cell table:formula="of:=VLOOKUP(CONCATENATE(TRIM([.I41]); TRIM([.H41]);TRIM([.$L$1])); [.$A$1:.$E$136]; 5; 0)" office:value-type="float" office:value="0">
            <text:p>0</text:p>
          </table:table-cell>
          <table:table-cell table:formula="of:=SUM([.J41:.L41])" office:value-type="float" office:value="131">
            <text:p>131</text:p>
          </table:table-cell>
          <table:table-cell table:formula="of:=VLOOKUP(CONCATENATE(TRIM([.I41]);TRIM([.H41])); ['Directory Sizes'.$A$1:.$D$46]; 4; 0)" office:value-type="string" office:string-value="3.7G">
            <text:p>3.7G</text:p>
          </table:table-cell>
          <table:table-cell table:formula="of:=CONCATENATE(&quot;{&quot;;[.H41];&quot;} &amp; &quot;;&quot;{&quot;;[.I41];&quot;} &amp; &quot;;&quot;{\tablenum[table-format=4.2]{&quot;;IF(RIGHT(TRIM([.N41]); 1)=&quot;K&quot;; ROUND(VALUE(LEFT(TRIM([.N41]); LEN(TRIM([.N41]))-1))/1024;2); IF(RIGHT(TRIM([.N41]); 1)=&quot;M&quot;; ROUND(VALUE(LEFT(TRIM([.N41]); LEN(TRIM([.N41]))-1));2); ROUND(VALUE(LEFT(TRIM([.N41]); LEN(TRIM([.N41]))-1))*1024;2)));&quot;}} &amp; &quot;;&quot;{\tablenum[table-format=4]{&quot;;ROUND([.J41];2);&quot;}} &amp; &quot;;&quot;{\tablenum[table-format=4]{&quot;;ROUND([.K41];2);&quot;}} &amp; &quot;; &quot;{\tablenum[table-format=4]{&quot;;ROUND([.L41];2);&quot;}} \\ &quot;)" office:value-type="string" office:string-value="{w14} &amp; {dataset1} &amp; {\tablenum[table-format=4.2]{3788.8}} &amp; {\tablenum[table-format=4]{131}} &amp; {\tablenum[table-format=4]{0}} &amp; {\tablenum[table-format=4]{0}} \\ ">
            <text:p>{w14} &amp; {dataset1} &amp; {\tablenum[table-format=4.2]{3788.8}} &amp; {\tablenum[table-format=4]{131}} &amp; {\tablenum[table-format=4]{0}} &amp; {\tablenum[table-format=4]{0}} \\ </text:p>
          </table:table-cell>
          <table:table-cell table:style-name="ce1" table:formula="of:=CONCATENATE(&quot;{&quot;;[.H41];&quot;} &amp; &quot;;&quot;{&quot;;[.I41];&quot;} &amp; &quot;;&quot;{\SI{&quot;;ROUND(LEFT(TRIM([.N41]); LEN(TRIM([.N41]))-1);2);&quot;}&quot;;IF(RIGHT(TRIM([.N41]); 1)=&quot;K&quot;; &quot;{\kilo}&quot;; IF(RIGHT(TRIM([.N41]); 1)=&quot;M&quot;; &quot;{\mega}&quot;; &quot;{\giga}&quot;));&quot;} &amp; &quot;;&quot;{\tablenum[table-format=4.2]{&quot;;ROUND([.K41];2);&quot;}} &amp; &quot;;&quot;{\tablenum[table-format=4.2]{&quot;;ROUND([.L41];2);&quot;}} &amp; &quot;; &quot;{\tablenum[table-format=4.2]{&quot;;ROUND([.J41];2);&quot;}} \\ &quot;)" office:value-type="string" office:string-value="{w14} &amp; {dataset1} &amp; {\SI{3.7}{\giga}} &amp; {\tablenum[table-format=4.2]{0}} &amp; {\tablenum[table-format=4.2]{0}} &amp; {\tablenum[table-format=4.2]{131}} \\ ">
            <text:p>{w14} &amp; {dataset1} &amp; {\SI{3.7}{\giga}} &amp; {\tablenum[table-format=4.2]{0}} &amp; {\tablenum[table-format=4.2]{0}} &amp; {\tablenum[table-format=4.2]{131}} \\ </text:p>
          </table:table-cell>
        </table:table-row>
        <table:table-row table:style-name="ro1">
          <table:table-cell table:formula="of:=CONCATENATE(TRIM([.B42]);TRIM([.C42]);TRIM([.D42]))" office:value-type="string" office:string-value="dataset3w11Level1">
            <text:p>dataset3w11Level1</text:p>
          </table:table-cell>
          <table:table-cell office:value-type="string">
            <text:p>dataset3</text:p>
          </table:table-cell>
          <table:table-cell office:value-type="string">
            <text:p>w11</text:p>
          </table:table-cell>
          <table:table-cell office:value-type="string">
            <text:p>Level1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string">
            <text:p>w14</text:p>
          </table:table-cell>
          <table:table-cell office:value-type="string">
            <text:p>dataset2</text:p>
          </table:table-cell>
          <table:table-cell table:formula="of:=VLOOKUP(CONCATENATE(TRIM([.I42]); TRIM([.H42]);TRIM([.$J$1])); [.$A$1:.$E$136]; 5; 0)" office:value-type="float" office:value="131">
            <text:p>131</text:p>
          </table:table-cell>
          <table:table-cell table:formula="of:=VLOOKUP(CONCATENATE(TRIM([.I42]); TRIM([.H42]);TRIM([.$K$1])); [.$A$1:.$E$136]; 5; 0)" office:value-type="float" office:value="3093">
            <text:p>3093</text:p>
          </table:table-cell>
          <table:table-cell table:formula="of:=VLOOKUP(CONCATENATE(TRIM([.I42]); TRIM([.H42]);TRIM([.$L$1])); [.$A$1:.$E$136]; 5; 0)" office:value-type="float" office:value="1">
            <text:p>1</text:p>
          </table:table-cell>
          <table:table-cell table:formula="of:=SUM([.J42:.L42])" office:value-type="float" office:value="3225">
            <text:p>3225</text:p>
          </table:table-cell>
          <table:table-cell table:formula="of:=VLOOKUP(CONCATENATE(TRIM([.I42]);TRIM([.H42])); ['Directory Sizes'.$A$1:.$D$46]; 4; 0)" office:value-type="string" office:string-value="3.8G">
            <text:p>3.8G</text:p>
          </table:table-cell>
          <table:table-cell table:formula="of:=CONCATENATE(&quot;{&quot;;[.H42];&quot;} &amp; &quot;;&quot;{&quot;;[.I42];&quot;} &amp; &quot;;&quot;{\tablenum[table-format=4.2]{&quot;;IF(RIGHT(TRIM([.N42]); 1)=&quot;K&quot;; ROUND(VALUE(LEFT(TRIM([.N42]); LEN(TRIM([.N42]))-1))/1024;2); IF(RIGHT(TRIM([.N42]); 1)=&quot;M&quot;; ROUND(VALUE(LEFT(TRIM([.N42]); LEN(TRIM([.N42]))-1));2); ROUND(VALUE(LEFT(TRIM([.N42]); LEN(TRIM([.N42]))-1))*1024;2)));&quot;}} &amp; &quot;;&quot;{\tablenum[table-format=4]{&quot;;ROUND([.J42];2);&quot;}} &amp; &quot;;&quot;{\tablenum[table-format=4]{&quot;;ROUND([.K42];2);&quot;}} &amp; &quot;; &quot;{\tablenum[table-format=4]{&quot;;ROUND([.L42];2);&quot;}} \\ &quot;)" office:value-type="string" office:string-value="{w14} &amp; {dataset2} &amp; {\tablenum[table-format=4.2]{3891.2}} &amp; {\tablenum[table-format=4]{131}} &amp; {\tablenum[table-format=4]{3093}} &amp; {\tablenum[table-format=4]{1}} \\ ">
            <text:p>{w14} &amp; {dataset2} &amp; {\tablenum[table-format=4.2]{3891.2}} &amp; {\tablenum[table-format=4]{131}} &amp; {\tablenum[table-format=4]{3093}} &amp; {\tablenum[table-format=4]{1}} \\ </text:p>
          </table:table-cell>
          <table:table-cell table:style-name="ce1" table:formula="of:=CONCATENATE(&quot;{&quot;;[.H42];&quot;} &amp; &quot;;&quot;{&quot;;[.I42];&quot;} &amp; &quot;;&quot;{\SI{&quot;;ROUND(LEFT(TRIM([.N42]); LEN(TRIM([.N42]))-1);2);&quot;}&quot;;IF(RIGHT(TRIM([.N42]); 1)=&quot;K&quot;; &quot;{\kilo}&quot;; IF(RIGHT(TRIM([.N42]); 1)=&quot;M&quot;; &quot;{\mega}&quot;; &quot;{\giga}&quot;));&quot;} &amp; &quot;;&quot;{\tablenum[table-format=4.2]{&quot;;ROUND([.K42];2);&quot;}} &amp; &quot;;&quot;{\tablenum[table-format=4.2]{&quot;;ROUND([.L42];2);&quot;}} &amp; &quot;; &quot;{\tablenum[table-format=4.2]{&quot;;ROUND([.J42];2);&quot;}} \\ &quot;)" office:value-type="string" office:string-value="{w14} &amp; {dataset2} &amp; {\SI{3.8}{\giga}} &amp; {\tablenum[table-format=4.2]{3093}} &amp; {\tablenum[table-format=4.2]{1}} &amp; {\tablenum[table-format=4.2]{131}} \\ ">
            <text:p>{w14} &amp; {dataset2} &amp; {\SI{3.8}{\giga}} &amp; {\tablenum[table-format=4.2]{3093}} &amp; {\tablenum[table-format=4.2]{1}} &amp; {\tablenum[table-format=4.2]{131}} \\ </text:p>
          </table:table-cell>
        </table:table-row>
        <table:table-row table:style-name="ro1">
          <table:table-cell table:formula="of:=CONCATENATE(TRIM([.B43]);TRIM([.C43]);TRIM([.D43]))" office:value-type="string" office:string-value="dataset3w12Level1">
            <text:p>dataset3w12Level1</text:p>
          </table:table-cell>
          <table:table-cell office:value-type="string">
            <text:p>dataset3</text:p>
          </table:table-cell>
          <table:table-cell office:value-type="string">
            <text:p>w12</text:p>
          </table:table-cell>
          <table:table-cell office:value-type="string">
            <text:p>Level1</text:p>
          </table:table-cell>
          <table:table-cell office:value-type="float" office:value="129">
            <text:p>129</text:p>
          </table:table-cell>
          <table:table-cell table:number-columns-repeated="2"/>
          <table:table-cell office:value-type="string">
            <text:p>w14</text:p>
          </table:table-cell>
          <table:table-cell office:value-type="string">
            <text:p>dataset3</text:p>
          </table:table-cell>
          <table:table-cell table:formula="of:=VLOOKUP(CONCATENATE(TRIM([.I43]); TRIM([.H43]);TRIM([.$J$1])); [.$A$1:.$E$136]; 5; 0)" office:value-type="float" office:value="131">
            <text:p>131</text:p>
          </table:table-cell>
          <table:table-cell table:formula="of:=VLOOKUP(CONCATENATE(TRIM([.I43]); TRIM([.H43]);TRIM([.$K$1])); [.$A$1:.$E$136]; 5; 0)" office:value-type="float" office:value="3094">
            <text:p>3094</text:p>
          </table:table-cell>
          <table:table-cell table:formula="of:=VLOOKUP(CONCATENATE(TRIM([.I43]); TRIM([.H43]);TRIM([.$L$1])); [.$A$1:.$E$136]; 5; 0)" office:value-type="float" office:value="30177">
            <text:p>30177</text:p>
          </table:table-cell>
          <table:table-cell table:formula="of:=SUM([.J43:.L43])" office:value-type="float" office:value="33402">
            <text:p>33402</text:p>
          </table:table-cell>
          <table:table-cell table:formula="of:=VLOOKUP(CONCATENATE(TRIM([.I43]);TRIM([.H43])); ['Directory Sizes'.$A$1:.$D$46]; 4; 0)" office:value-type="string" office:string-value="3.9G">
            <text:p>3.9G</text:p>
          </table:table-cell>
          <table:table-cell table:formula="of:=CONCATENATE(&quot;{&quot;;[.H43];&quot;} &amp; &quot;;&quot;{&quot;;[.I43];&quot;} &amp; &quot;;&quot;{\tablenum[table-format=4.2]{&quot;;IF(RIGHT(TRIM([.N43]); 1)=&quot;K&quot;; ROUND(VALUE(LEFT(TRIM([.N43]); LEN(TRIM([.N43]))-1))/1024;2); IF(RIGHT(TRIM([.N43]); 1)=&quot;M&quot;; ROUND(VALUE(LEFT(TRIM([.N43]); LEN(TRIM([.N43]))-1));2); ROUND(VALUE(LEFT(TRIM([.N43]); LEN(TRIM([.N43]))-1))*1024;2)));&quot;}} &amp; &quot;;&quot;{\tablenum[table-format=4]{&quot;;ROUND([.J43];2);&quot;}} &amp; &quot;;&quot;{\tablenum[table-format=4]{&quot;;ROUND([.K43];2);&quot;}} &amp; &quot;; &quot;{\tablenum[table-format=4]{&quot;;ROUND([.L43];2);&quot;}} \\ &quot;)" office:value-type="string" office:string-value="{w14} &amp; {dataset3} &amp; {\tablenum[table-format=4.2]{3993.6}} &amp; {\tablenum[table-format=4]{131}} &amp; {\tablenum[table-format=4]{3094}} &amp; {\tablenum[table-format=4]{30177}} \\ ">
            <text:p>{w14} &amp; {dataset3} &amp; {\tablenum[table-format=4.2]{3993.6}} &amp; {\tablenum[table-format=4]{131}} &amp; {\tablenum[table-format=4]{3094}} &amp; {\tablenum[table-format=4]{30177}} \\ </text:p>
          </table:table-cell>
          <table:table-cell table:style-name="ce1" table:formula="of:=CONCATENATE(&quot;{&quot;;[.H43];&quot;} &amp; &quot;;&quot;{&quot;;[.I43];&quot;} &amp; &quot;;&quot;{\SI{&quot;;ROUND(LEFT(TRIM([.N43]); LEN(TRIM([.N43]))-1);2);&quot;}&quot;;IF(RIGHT(TRIM([.N43]); 1)=&quot;K&quot;; &quot;{\kilo}&quot;; IF(RIGHT(TRIM([.N43]); 1)=&quot;M&quot;; &quot;{\mega}&quot;; &quot;{\giga}&quot;));&quot;} &amp; &quot;;&quot;{\tablenum[table-format=4.2]{&quot;;ROUND([.K43];2);&quot;}} &amp; &quot;;&quot;{\tablenum[table-format=4.2]{&quot;;ROUND([.L43];2);&quot;}} &amp; &quot;; &quot;{\tablenum[table-format=4.2]{&quot;;ROUND([.J43];2);&quot;}} \\ &quot;)" office:value-type="string" office:string-value="{w14} &amp; {dataset3} &amp; {\SI{3.9}{\giga}} &amp; {\tablenum[table-format=4.2]{3094}} &amp; {\tablenum[table-format=4.2]{30177}} &amp; {\tablenum[table-format=4.2]{131}} \\ ">
            <text:p>{w14} &amp; {dataset3} &amp; {\SI{3.9}{\giga}} &amp; {\tablenum[table-format=4.2]{3094}} &amp; {\tablenum[table-format=4.2]{30177}} &amp; {\tablenum[table-format=4.2]{131}} \\ </text:p>
          </table:table-cell>
        </table:table-row>
        <table:table-row table:style-name="ro1">
          <table:table-cell table:formula="of:=CONCATENATE(TRIM([.B44]);TRIM([.C44]);TRIM([.D44]))" office:value-type="string" office:string-value="dataset3w13Level1">
            <text:p>dataset3w13Level1</text:p>
          </table:table-cell>
          <table:table-cell office:value-type="string">
            <text:p>dataset3</text:p>
          </table:table-cell>
          <table:table-cell office:value-type="string">
            <text:p>w13</text:p>
          </table:table-cell>
          <table:table-cell office:value-type="string">
            <text:p>Level1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w15</text:p>
          </table:table-cell>
          <table:table-cell office:value-type="string">
            <text:p>dataset1</text:p>
          </table:table-cell>
          <table:table-cell table:formula="of:=VLOOKUP(CONCATENATE(TRIM([.I44]); TRIM([.H44]);TRIM([.$J$1])); [.$A$1:.$E$136]; 5; 0)" office:value-type="float" office:value="131">
            <text:p>131</text:p>
          </table:table-cell>
          <table:table-cell table:formula="of:=VLOOKUP(CONCATENATE(TRIM([.I44]); TRIM([.H44]);TRIM([.$K$1])); [.$A$1:.$E$136]; 5; 0)" office:value-type="float" office:value="0">
            <text:p>0</text:p>
          </table:table-cell>
          <table:table-cell table:formula="of:=VLOOKUP(CONCATENATE(TRIM([.I44]); TRIM([.H44]);TRIM([.$L$1])); [.$A$1:.$E$136]; 5; 0)" office:value-type="float" office:value="0">
            <text:p>0</text:p>
          </table:table-cell>
          <table:table-cell table:formula="of:=SUM([.J44:.L44])" office:value-type="float" office:value="131">
            <text:p>131</text:p>
          </table:table-cell>
          <table:table-cell table:formula="of:=VLOOKUP(CONCATENATE(TRIM([.I44]);TRIM([.H44])); ['Directory Sizes'.$A$1:.$D$46]; 4; 0)" office:value-type="string" office:string-value="7.4G">
            <text:p>7.4G</text:p>
          </table:table-cell>
          <table:table-cell table:formula="of:=CONCATENATE(&quot;{&quot;;[.H44];&quot;} &amp; &quot;;&quot;{&quot;;[.I44];&quot;} &amp; &quot;;&quot;{\tablenum[table-format=4.2]{&quot;;IF(RIGHT(TRIM([.N44]); 1)=&quot;K&quot;; ROUND(VALUE(LEFT(TRIM([.N44]); LEN(TRIM([.N44]))-1))/1024;2); IF(RIGHT(TRIM([.N44]); 1)=&quot;M&quot;; ROUND(VALUE(LEFT(TRIM([.N44]); LEN(TRIM([.N44]))-1));2); ROUND(VALUE(LEFT(TRIM([.N44]); LEN(TRIM([.N44]))-1))*1024;2)));&quot;}} &amp; &quot;;&quot;{\tablenum[table-format=4]{&quot;;ROUND([.J44];2);&quot;}} &amp; &quot;;&quot;{\tablenum[table-format=4]{&quot;;ROUND([.K44];2);&quot;}} &amp; &quot;; &quot;{\tablenum[table-format=4]{&quot;;ROUND([.L44];2);&quot;}} \\ &quot;)" office:value-type="string" office:string-value="{w15} &amp; {dataset1} &amp; {\tablenum[table-format=4.2]{7577.6}} &amp; {\tablenum[table-format=4]{131}} &amp; {\tablenum[table-format=4]{0}} &amp; {\tablenum[table-format=4]{0}} \\ ">
            <text:p>{w15} &amp; {dataset1} &amp; {\tablenum[table-format=4.2]{7577.6}} &amp; {\tablenum[table-format=4]{131}} &amp; {\tablenum[table-format=4]{0}} &amp; {\tablenum[table-format=4]{0}} \\ </text:p>
          </table:table-cell>
          <table:table-cell table:style-name="ce1" table:formula="of:=CONCATENATE(&quot;{&quot;;[.H44];&quot;} &amp; &quot;;&quot;{&quot;;[.I44];&quot;} &amp; &quot;;&quot;{\SI{&quot;;ROUND(LEFT(TRIM([.N44]); LEN(TRIM([.N44]))-1);2);&quot;}&quot;;IF(RIGHT(TRIM([.N44]); 1)=&quot;K&quot;; &quot;{\kilo}&quot;; IF(RIGHT(TRIM([.N44]); 1)=&quot;M&quot;; &quot;{\mega}&quot;; &quot;{\giga}&quot;));&quot;} &amp; &quot;;&quot;{\tablenum[table-format=4.2]{&quot;;ROUND([.K44];2);&quot;}} &amp; &quot;;&quot;{\tablenum[table-format=4.2]{&quot;;ROUND([.L44];2);&quot;}} &amp; &quot;; &quot;{\tablenum[table-format=4.2]{&quot;;ROUND([.J44];2);&quot;}} \\ &quot;)" office:value-type="string" office:string-value="{w15} &amp; {dataset1} &amp; {\SI{7.4}{\giga}} &amp; {\tablenum[table-format=4.2]{0}} &amp; {\tablenum[table-format=4.2]{0}} &amp; {\tablenum[table-format=4.2]{131}} \\ ">
            <text:p>{w15} &amp; {dataset1} &amp; {\SI{7.4}{\giga}} &amp; {\tablenum[table-format=4.2]{0}} &amp; {\tablenum[table-format=4.2]{0}} &amp; {\tablenum[table-format=4.2]{131}} \\ </text:p>
          </table:table-cell>
        </table:table-row>
        <table:table-row table:style-name="ro1">
          <table:table-cell table:formula="of:=CONCATENATE(TRIM([.B45]);TRIM([.C45]);TRIM([.D45]))" office:value-type="string" office:string-value="dataset3w14Level1">
            <text:p>dataset3w14Level1</text:p>
          </table:table-cell>
          <table:table-cell office:value-type="string">
            <text:p>dataset3</text:p>
          </table:table-cell>
          <table:table-cell office:value-type="string">
            <text:p>w14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15</text:p>
          </table:table-cell>
          <table:table-cell office:value-type="string">
            <text:p>dataset2</text:p>
          </table:table-cell>
          <table:table-cell table:formula="of:=VLOOKUP(CONCATENATE(TRIM([.I45]); TRIM([.H45]);TRIM([.$J$1])); [.$A$1:.$E$136]; 5; 0)" office:value-type="float" office:value="131">
            <text:p>131</text:p>
          </table:table-cell>
          <table:table-cell table:formula="of:=VLOOKUP(CONCATENATE(TRIM([.I45]); TRIM([.H45]);TRIM([.$K$1])); [.$A$1:.$E$136]; 5; 0)" office:value-type="float" office:value="3457">
            <text:p>3457</text:p>
          </table:table-cell>
          <table:table-cell table:formula="of:=VLOOKUP(CONCATENATE(TRIM([.I45]); TRIM([.H45]);TRIM([.$L$1])); [.$A$1:.$E$136]; 5; 0)" office:value-type="float" office:value="1">
            <text:p>1</text:p>
          </table:table-cell>
          <table:table-cell table:formula="of:=SUM([.J45:.L45])" office:value-type="float" office:value="3589">
            <text:p>3589</text:p>
          </table:table-cell>
          <table:table-cell table:formula="of:=VLOOKUP(CONCATENATE(TRIM([.I45]);TRIM([.H45])); ['Directory Sizes'.$A$1:.$D$46]; 4; 0)" office:value-type="string" office:string-value="7.5G">
            <text:p>7.5G</text:p>
          </table:table-cell>
          <table:table-cell table:formula="of:=CONCATENATE(&quot;{&quot;;[.H45];&quot;} &amp; &quot;;&quot;{&quot;;[.I45];&quot;} &amp; &quot;;&quot;{\tablenum[table-format=4.2]{&quot;;IF(RIGHT(TRIM([.N45]); 1)=&quot;K&quot;; ROUND(VALUE(LEFT(TRIM([.N45]); LEN(TRIM([.N45]))-1))/1024;2); IF(RIGHT(TRIM([.N45]); 1)=&quot;M&quot;; ROUND(VALUE(LEFT(TRIM([.N45]); LEN(TRIM([.N45]))-1));2); ROUND(VALUE(LEFT(TRIM([.N45]); LEN(TRIM([.N45]))-1))*1024;2)));&quot;}} &amp; &quot;;&quot;{\tablenum[table-format=4]{&quot;;ROUND([.J45];2);&quot;}} &amp; &quot;;&quot;{\tablenum[table-format=4]{&quot;;ROUND([.K45];2);&quot;}} &amp; &quot;; &quot;{\tablenum[table-format=4]{&quot;;ROUND([.L45];2);&quot;}} \\ &quot;)" office:value-type="string" office:string-value="{w15} &amp; {dataset2} &amp; {\tablenum[table-format=4.2]{7680}} &amp; {\tablenum[table-format=4]{131}} &amp; {\tablenum[table-format=4]{3457}} &amp; {\tablenum[table-format=4]{1}} \\ ">
            <text:p>{w15} &amp; {dataset2} &amp; {\tablenum[table-format=4.2]{7680}} &amp; {\tablenum[table-format=4]{131}} &amp; {\tablenum[table-format=4]{3457}} &amp; {\tablenum[table-format=4]{1}} \\ </text:p>
          </table:table-cell>
          <table:table-cell table:style-name="ce1" table:formula="of:=CONCATENATE(&quot;{&quot;;[.H45];&quot;} &amp; &quot;;&quot;{&quot;;[.I45];&quot;} &amp; &quot;;&quot;{\SI{&quot;;ROUND(LEFT(TRIM([.N45]); LEN(TRIM([.N45]))-1);2);&quot;}&quot;;IF(RIGHT(TRIM([.N45]); 1)=&quot;K&quot;; &quot;{\kilo}&quot;; IF(RIGHT(TRIM([.N45]); 1)=&quot;M&quot;; &quot;{\mega}&quot;; &quot;{\giga}&quot;));&quot;} &amp; &quot;;&quot;{\tablenum[table-format=4.2]{&quot;;ROUND([.K45];2);&quot;}} &amp; &quot;;&quot;{\tablenum[table-format=4.2]{&quot;;ROUND([.L45];2);&quot;}} &amp; &quot;; &quot;{\tablenum[table-format=4.2]{&quot;;ROUND([.J45];2);&quot;}} \\ &quot;)" office:value-type="string" office:string-value="{w15} &amp; {dataset2} &amp; {\SI{7.5}{\giga}} &amp; {\tablenum[table-format=4.2]{3457}} &amp; {\tablenum[table-format=4.2]{1}} &amp; {\tablenum[table-format=4.2]{131}} \\ ">
            <text:p>{w15} &amp; {dataset2} &amp; {\SI{7.5}{\giga}} &amp; {\tablenum[table-format=4.2]{3457}} &amp; {\tablenum[table-format=4.2]{1}} &amp; {\tablenum[table-format=4.2]{131}} \\ </text:p>
          </table:table-cell>
        </table:table-row>
        <table:table-row table:style-name="ro1">
          <table:table-cell table:formula="of:=CONCATENATE(TRIM([.B46]);TRIM([.C46]);TRIM([.D46]))" office:value-type="string" office:string-value="dataset3w15Level1">
            <text:p>dataset3w15Level1</text:p>
          </table:table-cell>
          <table:table-cell office:value-type="string">
            <text:p>dataset3</text:p>
          </table:table-cell>
          <table:table-cell office:value-type="string">
            <text:p>w15</text:p>
          </table:table-cell>
          <table:table-cell office:value-type="string">
            <text:p>Level1</text:p>
          </table:table-cell>
          <table:table-cell office:value-type="float" office:value="131">
            <text:p>131</text:p>
          </table:table-cell>
          <table:table-cell table:number-columns-repeated="2"/>
          <table:table-cell office:value-type="string">
            <text:p>w15</text:p>
          </table:table-cell>
          <table:table-cell office:value-type="string">
            <text:p>dataset3</text:p>
          </table:table-cell>
          <table:table-cell table:formula="of:=VLOOKUP(CONCATENATE(TRIM([.I46]); TRIM([.H46]);TRIM([.$J$1])); [.$A$1:.$E$136]; 5; 0)" office:value-type="float" office:value="131">
            <text:p>131</text:p>
          </table:table-cell>
          <table:table-cell table:formula="of:=VLOOKUP(CONCATENATE(TRIM([.I46]); TRIM([.H46]);TRIM([.$K$1])); [.$A$1:.$E$136]; 5; 0)" office:value-type="float" office:value="3460">
            <text:p>3460</text:p>
          </table:table-cell>
          <table:table-cell table:formula="of:=VLOOKUP(CONCATENATE(TRIM([.I46]); TRIM([.H46]);TRIM([.$L$1])); [.$A$1:.$E$136]; 5; 0)" office:value-type="float" office:value="37357">
            <text:p>37357</text:p>
          </table:table-cell>
          <table:table-cell table:formula="of:=SUM([.J46:.L46])" office:value-type="float" office:value="40948">
            <text:p>40948</text:p>
          </table:table-cell>
          <table:table-cell table:formula="of:=VLOOKUP(CONCATENATE(TRIM([.I46]);TRIM([.H46])); ['Directory Sizes'.$A$1:.$D$46]; 4; 0)" office:value-type="string" office:string-value="7.6G">
            <text:p>7.6G</text:p>
          </table:table-cell>
          <table:table-cell table:formula="of:=CONCATENATE(&quot;{&quot;;[.H46];&quot;} &amp; &quot;;&quot;{&quot;;[.I46];&quot;} &amp; &quot;;&quot;{\tablenum[table-format=4.2]{&quot;;IF(RIGHT(TRIM([.N46]); 1)=&quot;K&quot;; ROUND(VALUE(LEFT(TRIM([.N46]); LEN(TRIM([.N46]))-1))/1024;2); IF(RIGHT(TRIM([.N46]); 1)=&quot;M&quot;; ROUND(VALUE(LEFT(TRIM([.N46]); LEN(TRIM([.N46]))-1));2); ROUND(VALUE(LEFT(TRIM([.N46]); LEN(TRIM([.N46]))-1))*1024;2)));&quot;}} &amp; &quot;;&quot;{\tablenum[table-format=4]{&quot;;ROUND([.J46];2);&quot;}} &amp; &quot;;&quot;{\tablenum[table-format=4]{&quot;;ROUND([.K46];2);&quot;}} &amp; &quot;; &quot;{\tablenum[table-format=4]{&quot;;ROUND([.L46];2);&quot;}} \\ &quot;)" office:value-type="string" office:string-value="{w15} &amp; {dataset3} &amp; {\tablenum[table-format=4.2]{7782.4}} &amp; {\tablenum[table-format=4]{131}} &amp; {\tablenum[table-format=4]{3460}} &amp; {\tablenum[table-format=4]{37357}} \\ ">
            <text:p>{w15} &amp; {dataset3} &amp; {\tablenum[table-format=4.2]{7782.4}} &amp; {\tablenum[table-format=4]{131}} &amp; {\tablenum[table-format=4]{3460}} &amp; {\tablenum[table-format=4]{37357}} \\ </text:p>
          </table:table-cell>
          <table:table-cell table:style-name="ce1" table:formula="of:=CONCATENATE(&quot;{&quot;;[.H46];&quot;} &amp; &quot;;&quot;{&quot;;[.I46];&quot;} &amp; &quot;;&quot;{\SI{&quot;;ROUND(LEFT(TRIM([.N46]); LEN(TRIM([.N46]))-1);2);&quot;}&quot;;IF(RIGHT(TRIM([.N46]); 1)=&quot;K&quot;; &quot;{\kilo}&quot;; IF(RIGHT(TRIM([.N46]); 1)=&quot;M&quot;; &quot;{\mega}&quot;; &quot;{\giga}&quot;));&quot;} &amp; &quot;;&quot;{\tablenum[table-format=4.2]{&quot;;ROUND([.K46];2);&quot;}} &amp; &quot;;&quot;{\tablenum[table-format=4.2]{&quot;;ROUND([.L46];2);&quot;}} &amp; &quot;; &quot;{\tablenum[table-format=4.2]{&quot;;ROUND([.J46];2);&quot;}} \\ &quot;)" office:value-type="string" office:string-value="{w15} &amp; {dataset3} &amp; {\SI{7.6}{\giga}} &amp; {\tablenum[table-format=4.2]{3460}} &amp; {\tablenum[table-format=4.2]{37357}} &amp; {\tablenum[table-format=4.2]{131}} \\ ">
            <text:p>{w15} &amp; {dataset3} &amp; {\SI{7.6}{\giga}} &amp; {\tablenum[table-format=4.2]{3460}} &amp; {\tablenum[table-format=4.2]{37357}} &amp; {\tablenum[table-format=4.2]{131}} \\ </text:p>
          </table:table-cell>
        </table:table-row>
        <table:table-row table:style-name="ro1">
          <table:table-cell table:formula="of:=CONCATENATE(TRIM([.B47]);TRIM([.C47]);TRIM([.D47]))" office:value-type="string" office:string-value="dataset1w1Level2">
            <text:p>dataset1w1Level2</text:p>
          </table:table-cell>
          <table:table-cell office:value-type="string">
            <text:p>dataset1</text:p>
          </table:table-cell>
          <table:table-cell office:value-type="string">
            <text:p>w1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48]);TRIM([.C48]);TRIM([.D48]))" office:value-type="string" office:string-value="dataset1w2Level2">
            <text:p>dataset1w2Level2</text:p>
          </table:table-cell>
          <table:table-cell office:value-type="string">
            <text:p>dataset1</text:p>
          </table:table-cell>
          <table:table-cell office:value-type="string">
            <text:p>w2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49]);TRIM([.C49]);TRIM([.D49]))" office:value-type="string" office:string-value="dataset1w3Level2">
            <text:p>dataset1w3Level2</text:p>
          </table:table-cell>
          <table:table-cell office:value-type="string">
            <text:p>dataset1</text:p>
          </table:table-cell>
          <table:table-cell office:value-type="string">
            <text:p>w3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50]);TRIM([.C50]);TRIM([.D50]))" office:value-type="string" office:string-value="dataset1w4Level2">
            <text:p>dataset1w4Level2</text:p>
          </table:table-cell>
          <table:table-cell office:value-type="string">
            <text:p>dataset1</text:p>
          </table:table-cell>
          <table:table-cell office:value-type="string">
            <text:p>w4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51]);TRIM([.C51]);TRIM([.D51]))" office:value-type="string" office:string-value="dataset1w5Level2">
            <text:p>dataset1w5Level2</text:p>
          </table:table-cell>
          <table:table-cell office:value-type="string">
            <text:p>dataset1</text:p>
          </table:table-cell>
          <table:table-cell office:value-type="string">
            <text:p>w5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52]);TRIM([.C52]);TRIM([.D52]))" office:value-type="string" office:string-value="dataset1w6Level2">
            <text:p>dataset1w6Level2</text:p>
          </table:table-cell>
          <table:table-cell office:value-type="string">
            <text:p>dataset1</text:p>
          </table:table-cell>
          <table:table-cell office:value-type="string">
            <text:p>w6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53]);TRIM([.C53]);TRIM([.D53]))" office:value-type="string" office:string-value="dataset1w7Level2">
            <text:p>dataset1w7Level2</text:p>
          </table:table-cell>
          <table:table-cell office:value-type="string">
            <text:p>dataset1</text:p>
          </table:table-cell>
          <table:table-cell office:value-type="string">
            <text:p>w7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54]);TRIM([.C54]);TRIM([.D54]))" office:value-type="string" office:string-value="dataset1w8Level2">
            <text:p>dataset1w8Level2</text:p>
          </table:table-cell>
          <table:table-cell office:value-type="string">
            <text:p>dataset1</text:p>
          </table:table-cell>
          <table:table-cell office:value-type="string">
            <text:p>w8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55]);TRIM([.C55]);TRIM([.D55]))" office:value-type="string" office:string-value="dataset1w9Level2">
            <text:p>dataset1w9Level2</text:p>
          </table:table-cell>
          <table:table-cell office:value-type="string">
            <text:p>dataset1</text:p>
          </table:table-cell>
          <table:table-cell office:value-type="string">
            <text:p>w9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56]);TRIM([.C56]);TRIM([.D56]))" office:value-type="string" office:string-value="dataset1w10Level2">
            <text:p>dataset1w10Level2</text:p>
          </table:table-cell>
          <table:table-cell office:value-type="string">
            <text:p>dataset1</text:p>
          </table:table-cell>
          <table:table-cell office:value-type="string">
            <text:p>w10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57]);TRIM([.C57]);TRIM([.D57]))" office:value-type="string" office:string-value="dataset1w11Level2">
            <text:p>dataset1w11Level2</text:p>
          </table:table-cell>
          <table:table-cell office:value-type="string">
            <text:p>dataset1</text:p>
          </table:table-cell>
          <table:table-cell office:value-type="string">
            <text:p>w11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58]);TRIM([.C58]);TRIM([.D58]))" office:value-type="string" office:string-value="dataset1w12Level2">
            <text:p>dataset1w12Level2</text:p>
          </table:table-cell>
          <table:table-cell office:value-type="string">
            <text:p>dataset1</text:p>
          </table:table-cell>
          <table:table-cell office:value-type="string">
            <text:p>w12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59]);TRIM([.C59]);TRIM([.D59]))" office:value-type="string" office:string-value="dataset1w13Level2">
            <text:p>dataset1w13Level2</text:p>
          </table:table-cell>
          <table:table-cell office:value-type="string">
            <text:p>dataset1</text:p>
          </table:table-cell>
          <table:table-cell office:value-type="string">
            <text:p>w13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60]);TRIM([.C60]);TRIM([.D60]))" office:value-type="string" office:string-value="dataset1w14Level2">
            <text:p>dataset1w14Level2</text:p>
          </table:table-cell>
          <table:table-cell office:value-type="string">
            <text:p>dataset1</text:p>
          </table:table-cell>
          <table:table-cell office:value-type="string">
            <text:p>w14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61]);TRIM([.C61]);TRIM([.D61]))" office:value-type="string" office:string-value="dataset1w15Level2">
            <text:p>dataset1w15Level2</text:p>
          </table:table-cell>
          <table:table-cell office:value-type="string">
            <text:p>dataset1</text:p>
          </table:table-cell>
          <table:table-cell office:value-type="string">
            <text:p>w15</text:p>
          </table:table-cell>
          <table:table-cell office:value-type="string">
            <text:p>Level2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62]);TRIM([.C62]);TRIM([.D62]))" office:value-type="string" office:string-value="dataset2w1Level2">
            <text:p>dataset2w1Level2</text:p>
          </table:table-cell>
          <table:table-cell office:value-type="string">
            <text:p>dataset2</text:p>
          </table:table-cell>
          <table:table-cell office:value-type="string">
            <text:p>w1</text:p>
          </table:table-cell>
          <table:table-cell office:value-type="string">
            <text:p>Level2</text:p>
          </table:table-cell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table:formula="of:=CONCATENATE(TRIM([.B63]);TRIM([.C63]);TRIM([.D63]))" office:value-type="string" office:string-value="dataset2w2Level2">
            <text:p>dataset2w2Level2</text:p>
          </table:table-cell>
          <table:table-cell office:value-type="string">
            <text:p>dataset2</text:p>
          </table:table-cell>
          <table:table-cell office:value-type="string">
            <text:p>w2</text:p>
          </table:table-cell>
          <table:table-cell office:value-type="string">
            <text:p>Level2</text:p>
          </table:table-cell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table:formula="of:=CONCATENATE(TRIM([.B64]);TRIM([.C64]);TRIM([.D64]))" office:value-type="string" office:string-value="dataset2w3Level2">
            <text:p>dataset2w3Level2</text:p>
          </table:table-cell>
          <table:table-cell office:value-type="string">
            <text:p>dataset2</text:p>
          </table:table-cell>
          <table:table-cell office:value-type="string">
            <text:p>w3</text:p>
          </table:table-cell>
          <table:table-cell office:value-type="string">
            <text:p>Level2</text:p>
          </table:table-cell>
          <table:table-cell office:value-type="float" office:value="186">
            <text:p>186</text:p>
          </table:table-cell>
          <table:table-cell table:number-columns-repeated="11"/>
        </table:table-row>
        <table:table-row table:style-name="ro1">
          <table:table-cell table:formula="of:=CONCATENATE(TRIM([.B65]);TRIM([.C65]);TRIM([.D65]))" office:value-type="string" office:string-value="dataset2w4Level2">
            <text:p>dataset2w4Level2</text:p>
          </table:table-cell>
          <table:table-cell office:value-type="string">
            <text:p>dataset2</text:p>
          </table:table-cell>
          <table:table-cell office:value-type="string">
            <text:p>w4</text:p>
          </table:table-cell>
          <table:table-cell office:value-type="string">
            <text:p>Level2</text:p>
          </table:table-cell>
          <table:table-cell office:value-type="float" office:value="264">
            <text:p>264</text:p>
          </table:table-cell>
          <table:table-cell table:number-columns-repeated="11"/>
        </table:table-row>
        <table:table-row table:style-name="ro1">
          <table:table-cell table:formula="of:=CONCATENATE(TRIM([.B66]);TRIM([.C66]);TRIM([.D66]))" office:value-type="string" office:string-value="dataset2w5Level2">
            <text:p>dataset2w5Level2</text:p>
          </table:table-cell>
          <table:table-cell office:value-type="string">
            <text:p>dataset2</text:p>
          </table:table-cell>
          <table:table-cell office:value-type="string">
            <text:p>w5</text:p>
          </table:table-cell>
          <table:table-cell office:value-type="string">
            <text:p>Level2</text:p>
          </table:table-cell>
          <table:table-cell office:value-type="float" office:value="420">
            <text:p>420</text:p>
          </table:table-cell>
          <table:table-cell table:number-columns-repeated="11"/>
        </table:table-row>
        <table:table-row table:style-name="ro1">
          <table:table-cell table:formula="of:=CONCATENATE(TRIM([.B67]);TRIM([.C67]);TRIM([.D67]))" office:value-type="string" office:string-value="dataset2w6Level2">
            <text:p>dataset2w6Level2</text:p>
          </table:table-cell>
          <table:table-cell office:value-type="string">
            <text:p>dataset2</text:p>
          </table:table-cell>
          <table:table-cell office:value-type="string">
            <text:p>w6</text:p>
          </table:table-cell>
          <table:table-cell office:value-type="string">
            <text:p>Level2</text:p>
          </table:table-cell>
          <table:table-cell office:value-type="float" office:value="551">
            <text:p>551</text:p>
          </table:table-cell>
          <table:table-cell table:number-columns-repeated="11"/>
        </table:table-row>
        <table:table-row table:style-name="ro1">
          <table:table-cell table:formula="of:=CONCATENATE(TRIM([.B68]);TRIM([.C68]);TRIM([.D68]))" office:value-type="string" office:string-value="dataset2w7Level2">
            <text:p>dataset2w7Level2</text:p>
          </table:table-cell>
          <table:table-cell office:value-type="string">
            <text:p>dataset2</text:p>
          </table:table-cell>
          <table:table-cell office:value-type="string">
            <text:p>w7</text:p>
          </table:table-cell>
          <table:table-cell office:value-type="string">
            <text:p>Level2</text:p>
          </table:table-cell>
          <table:table-cell office:value-type="float" office:value="771">
            <text:p>771</text:p>
          </table:table-cell>
          <table:table-cell table:number-columns-repeated="11"/>
        </table:table-row>
        <table:table-row table:style-name="ro1">
          <table:table-cell table:formula="of:=CONCATENATE(TRIM([.B69]);TRIM([.C69]);TRIM([.D69]))" office:value-type="string" office:string-value="dataset2w8Level2">
            <text:p>dataset2w8Level2</text:p>
          </table:table-cell>
          <table:table-cell office:value-type="string">
            <text:p>dataset2</text:p>
          </table:table-cell>
          <table:table-cell office:value-type="string">
            <text:p>w8</text:p>
          </table:table-cell>
          <table:table-cell office:value-type="string">
            <text:p>Level2</text:p>
          </table:table-cell>
          <table:table-cell office:value-type="float" office:value="1071">
            <text:p>1071</text:p>
          </table:table-cell>
          <table:table-cell table:number-columns-repeated="11"/>
        </table:table-row>
        <table:table-row table:style-name="ro1">
          <table:table-cell table:formula="of:=CONCATENATE(TRIM([.B70]);TRIM([.C70]);TRIM([.D70]))" office:value-type="string" office:string-value="dataset2w9Level2">
            <text:p>dataset2w9Level2</text:p>
          </table:table-cell>
          <table:table-cell office:value-type="string">
            <text:p>dataset2</text:p>
          </table:table-cell>
          <table:table-cell office:value-type="string">
            <text:p>w9</text:p>
          </table:table-cell>
          <table:table-cell office:value-type="string">
            <text:p>Level2</text:p>
          </table:table-cell>
          <table:table-cell office:value-type="float" office:value="1314">
            <text:p>1314</text:p>
          </table:table-cell>
          <table:table-cell table:number-columns-repeated="11"/>
        </table:table-row>
        <table:table-row table:style-name="ro1">
          <table:table-cell table:formula="of:=CONCATENATE(TRIM([.B71]);TRIM([.C71]);TRIM([.D71]))" office:value-type="string" office:string-value="dataset2w10Level2">
            <text:p>dataset2w10Level2</text:p>
          </table:table-cell>
          <table:table-cell office:value-type="string">
            <text:p>dataset2</text:p>
          </table:table-cell>
          <table:table-cell office:value-type="string">
            <text:p>w10</text:p>
          </table:table-cell>
          <table:table-cell office:value-type="string">
            <text:p>Level2</text:p>
          </table:table-cell>
          <table:table-cell office:value-type="float" office:value="1687">
            <text:p>1687</text:p>
          </table:table-cell>
          <table:table-cell table:number-columns-repeated="11"/>
        </table:table-row>
        <table:table-row table:style-name="ro1">
          <table:table-cell table:formula="of:=CONCATENATE(TRIM([.B72]);TRIM([.C72]);TRIM([.D72]))" office:value-type="string" office:string-value="dataset2w11Level2">
            <text:p>dataset2w11Level2</text:p>
          </table:table-cell>
          <table:table-cell office:value-type="string">
            <text:p>dataset2</text:p>
          </table:table-cell>
          <table:table-cell office:value-type="string">
            <text:p>w11</text:p>
          </table:table-cell>
          <table:table-cell office:value-type="string">
            <text:p>Level2</text:p>
          </table:table-cell>
          <table:table-cell office:value-type="float" office:value="2058">
            <text:p>2058</text:p>
          </table:table-cell>
          <table:table-cell table:number-columns-repeated="11"/>
        </table:table-row>
        <table:table-row table:style-name="ro1">
          <table:table-cell table:formula="of:=CONCATENATE(TRIM([.B73]);TRIM([.C73]);TRIM([.D73]))" office:value-type="string" office:string-value="dataset2w12Level2">
            <text:p>dataset2w12Level2</text:p>
          </table:table-cell>
          <table:table-cell office:value-type="string">
            <text:p>dataset2</text:p>
          </table:table-cell>
          <table:table-cell office:value-type="string">
            <text:p>w12</text:p>
          </table:table-cell>
          <table:table-cell office:value-type="string">
            <text:p>Level2</text:p>
          </table:table-cell>
          <table:table-cell office:value-type="float" office:value="2400">
            <text:p>2400</text:p>
          </table:table-cell>
          <table:table-cell table:number-columns-repeated="11"/>
        </table:table-row>
        <table:table-row table:style-name="ro1">
          <table:table-cell table:formula="of:=CONCATENATE(TRIM([.B74]);TRIM([.C74]);TRIM([.D74]))" office:value-type="string" office:string-value="dataset2w13Level2">
            <text:p>dataset2w13Level2</text:p>
          </table:table-cell>
          <table:table-cell office:value-type="string">
            <text:p>dataset2</text:p>
          </table:table-cell>
          <table:table-cell office:value-type="string">
            <text:p>w13</text:p>
          </table:table-cell>
          <table:table-cell office:value-type="string">
            <text:p>Level2</text:p>
          </table:table-cell>
          <table:table-cell office:value-type="float" office:value="2747">
            <text:p>2747</text:p>
          </table:table-cell>
          <table:table-cell table:number-columns-repeated="11"/>
        </table:table-row>
        <table:table-row table:style-name="ro1">
          <table:table-cell table:formula="of:=CONCATENATE(TRIM([.B75]);TRIM([.C75]);TRIM([.D75]))" office:value-type="string" office:string-value="dataset2w14Level2">
            <text:p>dataset2w14Level2</text:p>
          </table:table-cell>
          <table:table-cell office:value-type="string">
            <text:p>dataset2</text:p>
          </table:table-cell>
          <table:table-cell office:value-type="string">
            <text:p>w14</text:p>
          </table:table-cell>
          <table:table-cell office:value-type="string">
            <text:p>Level2</text:p>
          </table:table-cell>
          <table:table-cell office:value-type="float" office:value="3093">
            <text:p>3093</text:p>
          </table:table-cell>
          <table:table-cell table:number-columns-repeated="11"/>
        </table:table-row>
        <table:table-row table:style-name="ro1">
          <table:table-cell table:formula="of:=CONCATENATE(TRIM([.B76]);TRIM([.C76]);TRIM([.D76]))" office:value-type="string" office:string-value="dataset2w15Level2">
            <text:p>dataset2w15Level2</text:p>
          </table:table-cell>
          <table:table-cell office:value-type="string">
            <text:p>dataset2</text:p>
          </table:table-cell>
          <table:table-cell office:value-type="string">
            <text:p>w15</text:p>
          </table:table-cell>
          <table:table-cell office:value-type="string">
            <text:p>Level2</text:p>
          </table:table-cell>
          <table:table-cell office:value-type="float" office:value="3457">
            <text:p>3457</text:p>
          </table:table-cell>
          <table:table-cell table:number-columns-repeated="11"/>
        </table:table-row>
        <table:table-row table:style-name="ro1">
          <table:table-cell table:formula="of:=CONCATENATE(TRIM([.B77]);TRIM([.C77]);TRIM([.D77]))" office:value-type="string" office:string-value="dataset3w1Level2">
            <text:p>dataset3w1Level2</text:p>
          </table:table-cell>
          <table:table-cell office:value-type="string">
            <text:p>dataset3</text:p>
          </table:table-cell>
          <table:table-cell office:value-type="string">
            <text:p>w1</text:p>
          </table:table-cell>
          <table:table-cell office:value-type="string">
            <text:p>Level2</text:p>
          </table:table-cell>
          <table:table-cell office:value-type="float" office:value="66">
            <text:p>66</text:p>
          </table:table-cell>
          <table:table-cell table:number-columns-repeated="11"/>
        </table:table-row>
        <table:table-row table:style-name="ro1">
          <table:table-cell table:formula="of:=CONCATENATE(TRIM([.B78]);TRIM([.C78]);TRIM([.D78]))" office:value-type="string" office:string-value="dataset3w2Level2">
            <text:p>dataset3w2Level2</text:p>
          </table:table-cell>
          <table:table-cell office:value-type="string">
            <text:p>dataset3</text:p>
          </table:table-cell>
          <table:table-cell office:value-type="string">
            <text:p>w2</text:p>
          </table:table-cell>
          <table:table-cell office:value-type="string">
            <text:p>Level2</text:p>
          </table:table-cell>
          <table:table-cell office:value-type="float" office:value="105">
            <text:p>105</text:p>
          </table:table-cell>
          <table:table-cell table:number-columns-repeated="11"/>
        </table:table-row>
        <table:table-row table:style-name="ro1">
          <table:table-cell table:formula="of:=CONCATENATE(TRIM([.B79]);TRIM([.C79]);TRIM([.D79]))" office:value-type="string" office:string-value="dataset3w3Level2">
            <text:p>dataset3w3Level2</text:p>
          </table:table-cell>
          <table:table-cell office:value-type="string">
            <text:p>dataset3</text:p>
          </table:table-cell>
          <table:table-cell office:value-type="string">
            <text:p>w3</text:p>
          </table:table-cell>
          <table:table-cell office:value-type="string">
            <text:p>Level2</text:p>
          </table:table-cell>
          <table:table-cell office:value-type="float" office:value="186">
            <text:p>186</text:p>
          </table:table-cell>
          <table:table-cell table:number-columns-repeated="11"/>
        </table:table-row>
        <table:table-row table:style-name="ro1">
          <table:table-cell table:formula="of:=CONCATENATE(TRIM([.B80]);TRIM([.C80]);TRIM([.D80]))" office:value-type="string" office:string-value="dataset3w4Level2">
            <text:p>dataset3w4Level2</text:p>
          </table:table-cell>
          <table:table-cell office:value-type="string">
            <text:p>dataset3</text:p>
          </table:table-cell>
          <table:table-cell office:value-type="string">
            <text:p>w4</text:p>
          </table:table-cell>
          <table:table-cell office:value-type="string">
            <text:p>Level2</text:p>
          </table:table-cell>
          <table:table-cell office:value-type="float" office:value="264">
            <text:p>264</text:p>
          </table:table-cell>
          <table:table-cell table:number-columns-repeated="11"/>
        </table:table-row>
        <table:table-row table:style-name="ro1">
          <table:table-cell table:formula="of:=CONCATENATE(TRIM([.B81]);TRIM([.C81]);TRIM([.D81]))" office:value-type="string" office:string-value="dataset3w5Level2">
            <text:p>dataset3w5Level2</text:p>
          </table:table-cell>
          <table:table-cell office:value-type="string">
            <text:p>dataset3</text:p>
          </table:table-cell>
          <table:table-cell office:value-type="string">
            <text:p>w5</text:p>
          </table:table-cell>
          <table:table-cell office:value-type="string">
            <text:p>Level2</text:p>
          </table:table-cell>
          <table:table-cell office:value-type="float" office:value="420">
            <text:p>420</text:p>
          </table:table-cell>
          <table:table-cell table:number-columns-repeated="11"/>
        </table:table-row>
        <table:table-row table:style-name="ro1">
          <table:table-cell table:formula="of:=CONCATENATE(TRIM([.B82]);TRIM([.C82]);TRIM([.D82]))" office:value-type="string" office:string-value="dataset3w6Level2">
            <text:p>dataset3w6Level2</text:p>
          </table:table-cell>
          <table:table-cell office:value-type="string">
            <text:p>dataset3</text:p>
          </table:table-cell>
          <table:table-cell office:value-type="string">
            <text:p>w6</text:p>
          </table:table-cell>
          <table:table-cell office:value-type="string">
            <text:p>Level2</text:p>
          </table:table-cell>
          <table:table-cell office:value-type="float" office:value="551">
            <text:p>551</text:p>
          </table:table-cell>
          <table:table-cell table:number-columns-repeated="11"/>
        </table:table-row>
        <table:table-row table:style-name="ro1">
          <table:table-cell table:formula="of:=CONCATENATE(TRIM([.B83]);TRIM([.C83]);TRIM([.D83]))" office:value-type="string" office:string-value="dataset3w7Level2">
            <text:p>dataset3w7Level2</text:p>
          </table:table-cell>
          <table:table-cell office:value-type="string">
            <text:p>dataset3</text:p>
          </table:table-cell>
          <table:table-cell office:value-type="string">
            <text:p>w7</text:p>
          </table:table-cell>
          <table:table-cell office:value-type="string">
            <text:p>Level2</text:p>
          </table:table-cell>
          <table:table-cell office:value-type="float" office:value="771">
            <text:p>771</text:p>
          </table:table-cell>
          <table:table-cell table:number-columns-repeated="11"/>
        </table:table-row>
        <table:table-row table:style-name="ro1">
          <table:table-cell table:formula="of:=CONCATENATE(TRIM([.B84]);TRIM([.C84]);TRIM([.D84]))" office:value-type="string" office:string-value="dataset3w8Level2">
            <text:p>dataset3w8Level2</text:p>
          </table:table-cell>
          <table:table-cell office:value-type="string">
            <text:p>dataset3</text:p>
          </table:table-cell>
          <table:table-cell office:value-type="string">
            <text:p>w8</text:p>
          </table:table-cell>
          <table:table-cell office:value-type="string">
            <text:p>Level2</text:p>
          </table:table-cell>
          <table:table-cell office:value-type="float" office:value="1071">
            <text:p>1071</text:p>
          </table:table-cell>
          <table:table-cell table:number-columns-repeated="11"/>
        </table:table-row>
        <table:table-row table:style-name="ro1">
          <table:table-cell table:formula="of:=CONCATENATE(TRIM([.B85]);TRIM([.C85]);TRIM([.D85]))" office:value-type="string" office:string-value="dataset3w9Level2">
            <text:p>dataset3w9Level2</text:p>
          </table:table-cell>
          <table:table-cell office:value-type="string">
            <text:p>dataset3</text:p>
          </table:table-cell>
          <table:table-cell office:value-type="string">
            <text:p>w9</text:p>
          </table:table-cell>
          <table:table-cell office:value-type="string">
            <text:p>Level2</text:p>
          </table:table-cell>
          <table:table-cell office:value-type="float" office:value="1314">
            <text:p>1314</text:p>
          </table:table-cell>
          <table:table-cell table:number-columns-repeated="11"/>
        </table:table-row>
        <table:table-row table:style-name="ro1">
          <table:table-cell table:formula="of:=CONCATENATE(TRIM([.B86]);TRIM([.C86]);TRIM([.D86]))" office:value-type="string" office:string-value="dataset3w10Level2">
            <text:p>dataset3w10Level2</text:p>
          </table:table-cell>
          <table:table-cell office:value-type="string">
            <text:p>dataset3</text:p>
          </table:table-cell>
          <table:table-cell office:value-type="string">
            <text:p>w10</text:p>
          </table:table-cell>
          <table:table-cell office:value-type="string">
            <text:p>Level2</text:p>
          </table:table-cell>
          <table:table-cell office:value-type="float" office:value="1687">
            <text:p>1687</text:p>
          </table:table-cell>
          <table:table-cell table:number-columns-repeated="11"/>
        </table:table-row>
        <table:table-row table:style-name="ro1">
          <table:table-cell table:formula="of:=CONCATENATE(TRIM([.B87]);TRIM([.C87]);TRIM([.D87]))" office:value-type="string" office:string-value="dataset3w11Level2">
            <text:p>dataset3w11Level2</text:p>
          </table:table-cell>
          <table:table-cell office:value-type="string">
            <text:p>dataset3</text:p>
          </table:table-cell>
          <table:table-cell office:value-type="string">
            <text:p>w11</text:p>
          </table:table-cell>
          <table:table-cell office:value-type="string">
            <text:p>Level2</text:p>
          </table:table-cell>
          <table:table-cell office:value-type="float" office:value="2059">
            <text:p>2059</text:p>
          </table:table-cell>
          <table:table-cell table:number-columns-repeated="11"/>
        </table:table-row>
        <table:table-row table:style-name="ro1">
          <table:table-cell table:formula="of:=CONCATENATE(TRIM([.B88]);TRIM([.C88]);TRIM([.D88]))" office:value-type="string" office:string-value="dataset3w12Level2">
            <text:p>dataset3w12Level2</text:p>
          </table:table-cell>
          <table:table-cell office:value-type="string">
            <text:p>dataset3</text:p>
          </table:table-cell>
          <table:table-cell office:value-type="string">
            <text:p>w12</text:p>
          </table:table-cell>
          <table:table-cell office:value-type="string">
            <text:p>Level2</text:p>
          </table:table-cell>
          <table:table-cell office:value-type="float" office:value="2401">
            <text:p>2401</text:p>
          </table:table-cell>
          <table:table-cell table:number-columns-repeated="11"/>
        </table:table-row>
        <table:table-row table:style-name="ro1">
          <table:table-cell table:formula="of:=CONCATENATE(TRIM([.B89]);TRIM([.C89]);TRIM([.D89]))" office:value-type="string" office:string-value="dataset3w13Level2">
            <text:p>dataset3w13Level2</text:p>
          </table:table-cell>
          <table:table-cell office:value-type="string">
            <text:p>dataset3</text:p>
          </table:table-cell>
          <table:table-cell office:value-type="string">
            <text:p>w13</text:p>
          </table:table-cell>
          <table:table-cell office:value-type="string">
            <text:p>Level2</text:p>
          </table:table-cell>
          <table:table-cell office:value-type="float" office:value="2748">
            <text:p>2748</text:p>
          </table:table-cell>
          <table:table-cell table:number-columns-repeated="11"/>
        </table:table-row>
        <table:table-row table:style-name="ro1">
          <table:table-cell table:formula="of:=CONCATENATE(TRIM([.B90]);TRIM([.C90]);TRIM([.D90]))" office:value-type="string" office:string-value="dataset3w14Level2">
            <text:p>dataset3w14Level2</text:p>
          </table:table-cell>
          <table:table-cell office:value-type="string">
            <text:p>dataset3</text:p>
          </table:table-cell>
          <table:table-cell office:value-type="string">
            <text:p>w14</text:p>
          </table:table-cell>
          <table:table-cell office:value-type="string">
            <text:p>Level2</text:p>
          </table:table-cell>
          <table:table-cell office:value-type="float" office:value="3094">
            <text:p>3094</text:p>
          </table:table-cell>
          <table:table-cell table:number-columns-repeated="11"/>
        </table:table-row>
        <table:table-row table:style-name="ro1">
          <table:table-cell table:formula="of:=CONCATENATE(TRIM([.B91]);TRIM([.C91]);TRIM([.D91]))" office:value-type="string" office:string-value="dataset3w15Level2">
            <text:p>dataset3w15Level2</text:p>
          </table:table-cell>
          <table:table-cell office:value-type="string">
            <text:p>dataset3</text:p>
          </table:table-cell>
          <table:table-cell office:value-type="string">
            <text:p>w15</text:p>
          </table:table-cell>
          <table:table-cell office:value-type="string">
            <text:p>Level2</text:p>
          </table:table-cell>
          <table:table-cell office:value-type="float" office:value="3460">
            <text:p>3460</text:p>
          </table:table-cell>
          <table:table-cell table:number-columns-repeated="11"/>
        </table:table-row>
        <table:table-row table:style-name="ro1">
          <table:table-cell table:formula="of:=CONCATENATE(TRIM([.B92]);TRIM([.C92]);TRIM([.D92]))" office:value-type="string" office:string-value="dataset1w1Level3">
            <text:p>dataset1w1Level3</text:p>
          </table:table-cell>
          <table:table-cell office:value-type="string">
            <text:p>dataset1</text:p>
          </table:table-cell>
          <table:table-cell office:value-type="string">
            <text:p>w1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93]);TRIM([.C93]);TRIM([.D93]))" office:value-type="string" office:string-value="dataset1w2Level3">
            <text:p>dataset1w2Level3</text:p>
          </table:table-cell>
          <table:table-cell office:value-type="string">
            <text:p>dataset1</text:p>
          </table:table-cell>
          <table:table-cell office:value-type="string">
            <text:p>w2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94]);TRIM([.C94]);TRIM([.D94]))" office:value-type="string" office:string-value="dataset1w3Level3">
            <text:p>dataset1w3Level3</text:p>
          </table:table-cell>
          <table:table-cell office:value-type="string">
            <text:p>dataset1</text:p>
          </table:table-cell>
          <table:table-cell office:value-type="string">
            <text:p>w3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95]);TRIM([.C95]);TRIM([.D95]))" office:value-type="string" office:string-value="dataset1w4Level3">
            <text:p>dataset1w4Level3</text:p>
          </table:table-cell>
          <table:table-cell office:value-type="string">
            <text:p>dataset1</text:p>
          </table:table-cell>
          <table:table-cell office:value-type="string">
            <text:p>w4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96]);TRIM([.C96]);TRIM([.D96]))" office:value-type="string" office:string-value="dataset1w5Level3">
            <text:p>dataset1w5Level3</text:p>
          </table:table-cell>
          <table:table-cell office:value-type="string">
            <text:p>dataset1</text:p>
          </table:table-cell>
          <table:table-cell office:value-type="string">
            <text:p>w5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97]);TRIM([.C97]);TRIM([.D97]))" office:value-type="string" office:string-value="dataset1w6Level3">
            <text:p>dataset1w6Level3</text:p>
          </table:table-cell>
          <table:table-cell office:value-type="string">
            <text:p>dataset1</text:p>
          </table:table-cell>
          <table:table-cell office:value-type="string">
            <text:p>w6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98]);TRIM([.C98]);TRIM([.D98]))" office:value-type="string" office:string-value="dataset1w7Level3">
            <text:p>dataset1w7Level3</text:p>
          </table:table-cell>
          <table:table-cell office:value-type="string">
            <text:p>dataset1</text:p>
          </table:table-cell>
          <table:table-cell office:value-type="string">
            <text:p>w7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99]);TRIM([.C99]);TRIM([.D99]))" office:value-type="string" office:string-value="dataset1w8Level3">
            <text:p>dataset1w8Level3</text:p>
          </table:table-cell>
          <table:table-cell office:value-type="string">
            <text:p>dataset1</text:p>
          </table:table-cell>
          <table:table-cell office:value-type="string">
            <text:p>w8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00]);TRIM([.C100]);TRIM([.D100]))" office:value-type="string" office:string-value="dataset1w9Level3">
            <text:p>dataset1w9Level3</text:p>
          </table:table-cell>
          <table:table-cell office:value-type="string">
            <text:p>dataset1</text:p>
          </table:table-cell>
          <table:table-cell office:value-type="string">
            <text:p>w9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01]);TRIM([.C101]);TRIM([.D101]))" office:value-type="string" office:string-value="dataset1w10Level3">
            <text:p>dataset1w10Level3</text:p>
          </table:table-cell>
          <table:table-cell office:value-type="string">
            <text:p>dataset1</text:p>
          </table:table-cell>
          <table:table-cell office:value-type="string">
            <text:p>w10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02]);TRIM([.C102]);TRIM([.D102]))" office:value-type="string" office:string-value="dataset1w11Level3">
            <text:p>dataset1w11Level3</text:p>
          </table:table-cell>
          <table:table-cell office:value-type="string">
            <text:p>dataset1</text:p>
          </table:table-cell>
          <table:table-cell office:value-type="string">
            <text:p>w11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03]);TRIM([.C103]);TRIM([.D103]))" office:value-type="string" office:string-value="dataset1w12Level3">
            <text:p>dataset1w12Level3</text:p>
          </table:table-cell>
          <table:table-cell office:value-type="string">
            <text:p>dataset1</text:p>
          </table:table-cell>
          <table:table-cell office:value-type="string">
            <text:p>w12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04]);TRIM([.C104]);TRIM([.D104]))" office:value-type="string" office:string-value="dataset1w13Level3">
            <text:p>dataset1w13Level3</text:p>
          </table:table-cell>
          <table:table-cell office:value-type="string">
            <text:p>dataset1</text:p>
          </table:table-cell>
          <table:table-cell office:value-type="string">
            <text:p>w13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05]);TRIM([.C105]);TRIM([.D105]))" office:value-type="string" office:string-value="dataset1w14Level3">
            <text:p>dataset1w14Level3</text:p>
          </table:table-cell>
          <table:table-cell office:value-type="string">
            <text:p>dataset1</text:p>
          </table:table-cell>
          <table:table-cell office:value-type="string">
            <text:p>w14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06]);TRIM([.C106]);TRIM([.D106]))" office:value-type="string" office:string-value="dataset1w15Level3">
            <text:p>dataset1w15Level3</text:p>
          </table:table-cell>
          <table:table-cell office:value-type="string">
            <text:p>dataset1</text:p>
          </table:table-cell>
          <table:table-cell office:value-type="string">
            <text:p>w15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07]);TRIM([.C107]);TRIM([.D107]))" office:value-type="string" office:string-value="dataset2w1Level3">
            <text:p>dataset2w1Level3</text:p>
          </table:table-cell>
          <table:table-cell office:value-type="string">
            <text:p>dataset2</text:p>
          </table:table-cell>
          <table:table-cell office:value-type="string">
            <text:p>w1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08]);TRIM([.C108]);TRIM([.D108]))" office:value-type="string" office:string-value="dataset2w2Level3">
            <text:p>dataset2w2Level3</text:p>
          </table:table-cell>
          <table:table-cell office:value-type="string">
            <text:p>dataset2</text:p>
          </table:table-cell>
          <table:table-cell office:value-type="string">
            <text:p>w2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09]);TRIM([.C109]);TRIM([.D109]))" office:value-type="string" office:string-value="dataset2w3Level3">
            <text:p>dataset2w3Level3</text:p>
          </table:table-cell>
          <table:table-cell office:value-type="string">
            <text:p>dataset2</text:p>
          </table:table-cell>
          <table:table-cell office:value-type="string">
            <text:p>w3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10]);TRIM([.C110]);TRIM([.D110]))" office:value-type="string" office:string-value="dataset2w4Level3">
            <text:p>dataset2w4Level3</text:p>
          </table:table-cell>
          <table:table-cell office:value-type="string">
            <text:p>dataset2</text:p>
          </table:table-cell>
          <table:table-cell office:value-type="string">
            <text:p>w4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11]);TRIM([.C111]);TRIM([.D111]))" office:value-type="string" office:string-value="dataset2w5Level3">
            <text:p>dataset2w5Level3</text:p>
          </table:table-cell>
          <table:table-cell office:value-type="string">
            <text:p>dataset2</text:p>
          </table:table-cell>
          <table:table-cell office:value-type="string">
            <text:p>w5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12]);TRIM([.C112]);TRIM([.D112]))" office:value-type="string" office:string-value="dataset2w6Level3">
            <text:p>dataset2w6Level3</text:p>
          </table:table-cell>
          <table:table-cell office:value-type="string">
            <text:p>dataset2</text:p>
          </table:table-cell>
          <table:table-cell office:value-type="string">
            <text:p>w6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13]);TRIM([.C113]);TRIM([.D113]))" office:value-type="string" office:string-value="dataset2w7Level3">
            <text:p>dataset2w7Level3</text:p>
          </table:table-cell>
          <table:table-cell office:value-type="string">
            <text:p>dataset2</text:p>
          </table:table-cell>
          <table:table-cell office:value-type="string">
            <text:p>w7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14]);TRIM([.C114]);TRIM([.D114]))" office:value-type="string" office:string-value="dataset2w8Level3">
            <text:p>dataset2w8Level3</text:p>
          </table:table-cell>
          <table:table-cell office:value-type="string">
            <text:p>dataset2</text:p>
          </table:table-cell>
          <table:table-cell office:value-type="string">
            <text:p>w8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15]);TRIM([.C115]);TRIM([.D115]))" office:value-type="string" office:string-value="dataset2w9Level3">
            <text:p>dataset2w9Level3</text:p>
          </table:table-cell>
          <table:table-cell office:value-type="string">
            <text:p>dataset2</text:p>
          </table:table-cell>
          <table:table-cell office:value-type="string">
            <text:p>w9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16]);TRIM([.C116]);TRIM([.D116]))" office:value-type="string" office:string-value="dataset2w10Level3">
            <text:p>dataset2w10Level3</text:p>
          </table:table-cell>
          <table:table-cell office:value-type="string">
            <text:p>dataset2</text:p>
          </table:table-cell>
          <table:table-cell office:value-type="string">
            <text:p>w10</text:p>
          </table:table-cell>
          <table:table-cell office:value-type="string">
            <text:p>Level3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formula="of:=CONCATENATE(TRIM([.B117]);TRIM([.C117]);TRIM([.D117]))" office:value-type="string" office:string-value="dataset2w11Level3">
            <text:p>dataset2w11Level3</text:p>
          </table:table-cell>
          <table:table-cell office:value-type="string">
            <text:p>dataset2</text:p>
          </table:table-cell>
          <table:table-cell office:value-type="string">
            <text:p>w11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18]);TRIM([.C118]);TRIM([.D118]))" office:value-type="string" office:string-value="dataset2w12Level3">
            <text:p>dataset2w12Level3</text:p>
          </table:table-cell>
          <table:table-cell office:value-type="string">
            <text:p>dataset2</text:p>
          </table:table-cell>
          <table:table-cell office:value-type="string">
            <text:p>w12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19]);TRIM([.C119]);TRIM([.D119]))" office:value-type="string" office:string-value="dataset2w13Level3">
            <text:p>dataset2w13Level3</text:p>
          </table:table-cell>
          <table:table-cell office:value-type="string">
            <text:p>dataset2</text:p>
          </table:table-cell>
          <table:table-cell office:value-type="string">
            <text:p>w13</text:p>
          </table:table-cell>
          <table:table-cell office:value-type="string">
            <text:p>Level3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formula="of:=CONCATENATE(TRIM([.B120]);TRIM([.C120]);TRIM([.D120]))" office:value-type="string" office:string-value="dataset2w14Level3">
            <text:p>dataset2w14Level3</text:p>
          </table:table-cell>
          <table:table-cell office:value-type="string">
            <text:p>dataset2</text:p>
          </table:table-cell>
          <table:table-cell office:value-type="string">
            <text:p>w14</text:p>
          </table:table-cell>
          <table:table-cell office:value-type="string">
            <text:p>Level3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formula="of:=CONCATENATE(TRIM([.B121]);TRIM([.C121]);TRIM([.D121]))" office:value-type="string" office:string-value="dataset2w15Level3">
            <text:p>dataset2w15Level3</text:p>
          </table:table-cell>
          <table:table-cell office:value-type="string">
            <text:p>dataset2</text:p>
          </table:table-cell>
          <table:table-cell office:value-type="string">
            <text:p>w15</text:p>
          </table:table-cell>
          <table:table-cell office:value-type="string">
            <text:p>Level3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formula="of:=CONCATENATE(TRIM([.B122]);TRIM([.C122]);TRIM([.D122]))" office:value-type="string" office:string-value="dataset3w1Level3">
            <text:p>dataset3w1Level3</text:p>
          </table:table-cell>
          <table:table-cell office:value-type="string">
            <text:p>dataset3</text:p>
          </table:table-cell>
          <table:table-cell office:value-type="string">
            <text:p>w1</text:p>
          </table:table-cell>
          <table:table-cell office:value-type="string">
            <text:p>Level3</text:p>
          </table:table-cell>
          <table:table-cell office:value-type="float" office:value="96">
            <text:p>96</text:p>
          </table:table-cell>
          <table:table-cell table:number-columns-repeated="11"/>
        </table:table-row>
        <table:table-row table:style-name="ro1">
          <table:table-cell table:formula="of:=CONCATENATE(TRIM([.B123]);TRIM([.C123]);TRIM([.D123]))" office:value-type="string" office:string-value="dataset3w2Level3">
            <text:p>dataset3w2Level3</text:p>
          </table:table-cell>
          <table:table-cell office:value-type="string">
            <text:p>dataset3</text:p>
          </table:table-cell>
          <table:table-cell office:value-type="string">
            <text:p>w2</text:p>
          </table:table-cell>
          <table:table-cell office:value-type="string">
            <text:p>Level3</text:p>
          </table:table-cell>
          <table:table-cell office:value-type="float" office:value="174">
            <text:p>174</text:p>
          </table:table-cell>
          <table:table-cell table:number-columns-repeated="11"/>
        </table:table-row>
        <table:table-row table:style-name="ro1">
          <table:table-cell table:formula="of:=CONCATENATE(TRIM([.B124]);TRIM([.C124]);TRIM([.D124]))" office:value-type="string" office:string-value="dataset3w3Level3">
            <text:p>dataset3w3Level3</text:p>
          </table:table-cell>
          <table:table-cell office:value-type="string">
            <text:p>dataset3</text:p>
          </table:table-cell>
          <table:table-cell office:value-type="string">
            <text:p>w3</text:p>
          </table:table-cell>
          <table:table-cell office:value-type="string">
            <text:p>Level3</text:p>
          </table:table-cell>
          <table:table-cell office:value-type="float" office:value="331">
            <text:p>331</text:p>
          </table:table-cell>
          <table:table-cell table:number-columns-repeated="11"/>
        </table:table-row>
        <table:table-row table:style-name="ro1">
          <table:table-cell table:formula="of:=CONCATENATE(TRIM([.B125]);TRIM([.C125]);TRIM([.D125]))" office:value-type="string" office:string-value="dataset3w4Level3">
            <text:p>dataset3w4Level3</text:p>
          </table:table-cell>
          <table:table-cell office:value-type="string">
            <text:p>dataset3</text:p>
          </table:table-cell>
          <table:table-cell office:value-type="string">
            <text:p>w4</text:p>
          </table:table-cell>
          <table:table-cell office:value-type="string">
            <text:p>Level3</text:p>
          </table:table-cell>
          <table:table-cell office:value-type="float" office:value="585">
            <text:p>585</text:p>
          </table:table-cell>
          <table:table-cell table:number-columns-repeated="11"/>
        </table:table-row>
        <table:table-row table:style-name="ro1">
          <table:table-cell table:formula="of:=CONCATENATE(TRIM([.B126]);TRIM([.C126]);TRIM([.D126]))" office:value-type="string" office:string-value="dataset3w5Level3">
            <text:p>dataset3w5Level3</text:p>
          </table:table-cell>
          <table:table-cell office:value-type="string">
            <text:p>dataset3</text:p>
          </table:table-cell>
          <table:table-cell office:value-type="string">
            <text:p>w5</text:p>
          </table:table-cell>
          <table:table-cell office:value-type="string">
            <text:p>Level3</text:p>
          </table:table-cell>
          <table:table-cell office:value-type="float" office:value="1035">
            <text:p>1035</text:p>
          </table:table-cell>
          <table:table-cell table:number-columns-repeated="11"/>
        </table:table-row>
        <table:table-row table:style-name="ro1">
          <table:table-cell table:formula="of:=CONCATENATE(TRIM([.B127]);TRIM([.C127]);TRIM([.D127]))" office:value-type="string" office:string-value="dataset3w6Level3">
            <text:p>dataset3w6Level3</text:p>
          </table:table-cell>
          <table:table-cell office:value-type="string">
            <text:p>dataset3</text:p>
          </table:table-cell>
          <table:table-cell office:value-type="string">
            <text:p>w6</text:p>
          </table:table-cell>
          <table:table-cell office:value-type="string">
            <text:p>Level3</text:p>
          </table:table-cell>
          <table:table-cell office:value-type="float" office:value="1736">
            <text:p>1736</text:p>
          </table:table-cell>
          <table:table-cell table:number-columns-repeated="11"/>
        </table:table-row>
        <table:table-row table:style-name="ro1">
          <table:table-cell table:formula="of:=CONCATENATE(TRIM([.B128]);TRIM([.C128]);TRIM([.D128]))" office:value-type="string" office:string-value="dataset3w7Level3">
            <text:p>dataset3w7Level3</text:p>
          </table:table-cell>
          <table:table-cell office:value-type="string">
            <text:p>dataset3</text:p>
          </table:table-cell>
          <table:table-cell office:value-type="string">
            <text:p>w7</text:p>
          </table:table-cell>
          <table:table-cell office:value-type="string">
            <text:p>Level3</text:p>
          </table:table-cell>
          <table:table-cell office:value-type="float" office:value="2854">
            <text:p>2854</text:p>
          </table:table-cell>
          <table:table-cell table:number-columns-repeated="11"/>
        </table:table-row>
        <table:table-row table:style-name="ro1">
          <table:table-cell table:formula="of:=CONCATENATE(TRIM([.B129]);TRIM([.C129]);TRIM([.D129]))" office:value-type="string" office:string-value="dataset3w8Level3">
            <text:p>dataset3w8Level3</text:p>
          </table:table-cell>
          <table:table-cell office:value-type="string">
            <text:p>dataset3</text:p>
          </table:table-cell>
          <table:table-cell office:value-type="string">
            <text:p>w8</text:p>
          </table:table-cell>
          <table:table-cell office:value-type="string">
            <text:p>Level3</text:p>
          </table:table-cell>
          <table:table-cell office:value-type="float" office:value="4499">
            <text:p>4499</text:p>
          </table:table-cell>
          <table:table-cell table:number-columns-repeated="11"/>
        </table:table-row>
        <table:table-row table:style-name="ro1">
          <table:table-cell table:formula="of:=CONCATENATE(TRIM([.B130]);TRIM([.C130]);TRIM([.D130]))" office:value-type="string" office:string-value="dataset3w9Level3">
            <text:p>dataset3w9Level3</text:p>
          </table:table-cell>
          <table:table-cell office:value-type="string">
            <text:p>dataset3</text:p>
          </table:table-cell>
          <table:table-cell office:value-type="string">
            <text:p>w9</text:p>
          </table:table-cell>
          <table:table-cell office:value-type="string">
            <text:p>Level3</text:p>
          </table:table-cell>
          <table:table-cell office:value-type="float" office:value="6612">
            <text:p>6612</text:p>
          </table:table-cell>
          <table:table-cell table:number-columns-repeated="11"/>
        </table:table-row>
        <table:table-row table:style-name="ro1">
          <table:table-cell table:formula="of:=CONCATENATE(TRIM([.B131]);TRIM([.C131]);TRIM([.D131]))" office:value-type="string" office:string-value="dataset3w10Level3">
            <text:p>dataset3w10Level3</text:p>
          </table:table-cell>
          <table:table-cell office:value-type="string">
            <text:p>dataset3</text:p>
          </table:table-cell>
          <table:table-cell office:value-type="string">
            <text:p>w10</text:p>
          </table:table-cell>
          <table:table-cell office:value-type="string">
            <text:p>Level3</text:p>
          </table:table-cell>
          <table:table-cell office:value-type="float" office:value="9689">
            <text:p>9689</text:p>
          </table:table-cell>
          <table:table-cell table:number-columns-repeated="11"/>
        </table:table-row>
        <table:table-row table:style-name="ro1">
          <table:table-cell table:formula="of:=CONCATENATE(TRIM([.B132]);TRIM([.C132]);TRIM([.D132]))" office:value-type="string" office:string-value="dataset3w11Level3">
            <text:p>dataset3w11Level3</text:p>
          </table:table-cell>
          <table:table-cell office:value-type="string">
            <text:p>dataset3</text:p>
          </table:table-cell>
          <table:table-cell office:value-type="string">
            <text:p>w11</text:p>
          </table:table-cell>
          <table:table-cell office:value-type="string">
            <text:p>Level3</text:p>
          </table:table-cell>
          <table:table-cell office:value-type="float" office:value="13335">
            <text:p>13335</text:p>
          </table:table-cell>
          <table:table-cell table:number-columns-repeated="11"/>
        </table:table-row>
        <table:table-row table:style-name="ro1">
          <table:table-cell table:formula="of:=CONCATENATE(TRIM([.B133]);TRIM([.C133]);TRIM([.D133]))" office:value-type="string" office:string-value="dataset3w12Level3">
            <text:p>dataset3w12Level3</text:p>
          </table:table-cell>
          <table:table-cell office:value-type="string">
            <text:p>dataset3</text:p>
          </table:table-cell>
          <table:table-cell office:value-type="string">
            <text:p>w12</text:p>
          </table:table-cell>
          <table:table-cell office:value-type="string">
            <text:p>Level3</text:p>
          </table:table-cell>
          <table:table-cell office:value-type="float" office:value="18012">
            <text:p>18012</text:p>
          </table:table-cell>
          <table:table-cell table:number-columns-repeated="11"/>
        </table:table-row>
        <table:table-row table:style-name="ro1">
          <table:table-cell table:formula="of:=CONCATENATE(TRIM([.B134]);TRIM([.C134]);TRIM([.D134]))" office:value-type="string" office:string-value="dataset3w13Level3">
            <text:p>dataset3w13Level3</text:p>
          </table:table-cell>
          <table:table-cell office:value-type="string">
            <text:p>dataset3</text:p>
          </table:table-cell>
          <table:table-cell office:value-type="string">
            <text:p>w13</text:p>
          </table:table-cell>
          <table:table-cell office:value-type="string">
            <text:p>Level3</text:p>
          </table:table-cell>
          <table:table-cell office:value-type="float" office:value="23664">
            <text:p>23664</text:p>
          </table:table-cell>
          <table:table-cell table:number-columns-repeated="11"/>
        </table:table-row>
        <table:table-row table:style-name="ro1">
          <table:table-cell table:formula="of:=CONCATENATE(TRIM([.B135]);TRIM([.C135]);TRIM([.D135]))" office:value-type="string" office:string-value="dataset3w14Level3">
            <text:p>dataset3w14Level3</text:p>
          </table:table-cell>
          <table:table-cell office:value-type="string">
            <text:p>dataset3</text:p>
          </table:table-cell>
          <table:table-cell office:value-type="string">
            <text:p>w14</text:p>
          </table:table-cell>
          <table:table-cell office:value-type="string">
            <text:p>Level3</text:p>
          </table:table-cell>
          <table:table-cell office:value-type="float" office:value="30177">
            <text:p>30177</text:p>
          </table:table-cell>
          <table:table-cell table:number-columns-repeated="11"/>
        </table:table-row>
        <table:table-row table:style-name="ro1">
          <table:table-cell table:formula="of:=CONCATENATE(TRIM([.B136]);TRIM([.C136]);TRIM([.D136]))" office:value-type="string" office:string-value="dataset3w15Level3">
            <text:p>dataset3w15Level3</text:p>
          </table:table-cell>
          <table:table-cell office:value-type="string">
            <text:p>dataset3</text:p>
          </table:table-cell>
          <table:table-cell office:value-type="string">
            <text:p>w15</text:p>
          </table:table-cell>
          <table:table-cell office:value-type="string">
            <text:p>Level3</text:p>
          </table:table-cell>
          <table:table-cell office:value-type="float" office:value="37357">
            <text:p>37357</text:p>
          </table:table-cell>
          <table:table-cell table:number-columns-repeated="11"/>
        </table:table-row>
      </table:table>
      <table:table table:name="Directory Sizes" table:style-name="ta1">
        <table:table-column table:style-name="co2" table:number-columns-repeated="4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Dataset</text:p>
          </table:table-cell>
          <table:table-cell office:value-type="string">
            <text:p>Workload</text:p>
          </table:table-cell>
          <table:table-cell office:value-type="string">
            <text:p>Size</text:p>
          </table:table-cell>
        </table:table-row>
        <table:table-row table:style-name="ro1">
          <table:table-cell table:formula="of:=CONCATENATE(TRIM([.B2]);TRIM([.C2]))" office:value-type="string" office:string-value="dataset1w15">
            <text:p>dataset1w15</text:p>
          </table:table-cell>
          <table:table-cell office:value-type="string">
            <text:p>dataset1</text:p>
          </table:table-cell>
          <table:table-cell office:value-type="string">
            <text:p>w15</text:p>
          </table:table-cell>
          <table:table-cell office:value-type="string">
            <text:p>7.4G</text:p>
          </table:table-cell>
        </table:table-row>
        <table:table-row table:style-name="ro1">
          <table:table-cell table:formula="of:=CONCATENATE(TRIM([.B3]);TRIM([.C3]))" office:value-type="string" office:string-value="dataset1w2">
            <text:p>dataset1w2</text:p>
          </table:table-cell>
          <table:table-cell office:value-type="string">
            <text:p>dataset1</text:p>
          </table:table-cell>
          <table:table-cell office:value-type="string">
            <text:p>w2</text:p>
          </table:table-cell>
          <table:table-cell office:value-type="string">
            <text:p>996K</text:p>
          </table:table-cell>
        </table:table-row>
        <table:table-row table:style-name="ro1">
          <table:table-cell table:formula="of:=CONCATENATE(TRIM([.B4]);TRIM([.C4]))" office:value-type="string" office:string-value="dataset1w9">
            <text:p>dataset1w9</text:p>
          </table:table-cell>
          <table:table-cell office:value-type="string">
            <text:p>dataset1</text:p>
          </table:table-cell>
          <table:table-cell office:value-type="string">
            <text:p>w9</text:p>
          </table:table-cell>
          <table:table-cell office:value-type="string">
            <text:p>118M</text:p>
          </table:table-cell>
        </table:table-row>
        <table:table-row table:style-name="ro1">
          <table:table-cell table:formula="of:=CONCATENATE(TRIM([.B5]);TRIM([.C5]))" office:value-type="string" office:string-value="dataset1w7">
            <text:p>dataset1w7</text:p>
          </table:table-cell>
          <table:table-cell office:value-type="string">
            <text:p>dataset1</text:p>
          </table:table-cell>
          <table:table-cell office:value-type="string">
            <text:p>w7</text:p>
          </table:table-cell>
          <table:table-cell office:value-type="string">
            <text:p>30M</text:p>
          </table:table-cell>
        </table:table-row>
        <table:table-row table:style-name="ro1">
          <table:table-cell table:formula="of:=CONCATENATE(TRIM([.B6]);TRIM([.C6]))" office:value-type="string" office:string-value="dataset1w4">
            <text:p>dataset1w4</text:p>
          </table:table-cell>
          <table:table-cell office:value-type="string">
            <text:p>dataset1</text:p>
          </table:table-cell>
          <table:table-cell office:value-type="string">
            <text:p>w4</text:p>
          </table:table-cell>
          <table:table-cell office:value-type="string">
            <text:p>3.9M</text:p>
          </table:table-cell>
        </table:table-row>
        <table:table-row table:style-name="ro1">
          <table:table-cell table:formula="of:=CONCATENATE(TRIM([.B7]);TRIM([.C7]))" office:value-type="string" office:string-value="dataset1w13">
            <text:p>dataset1w13</text:p>
          </table:table-cell>
          <table:table-cell office:value-type="string">
            <text:p>dataset1</text:p>
          </table:table-cell>
          <table:table-cell office:value-type="string">
            <text:p>w13</text:p>
          </table:table-cell>
          <table:table-cell office:value-type="string">
            <text:p>1.9G</text:p>
          </table:table-cell>
        </table:table-row>
        <table:table-row table:style-name="ro1">
          <table:table-cell table:formula="of:=CONCATENATE(TRIM([.B8]);TRIM([.C8]))" office:value-type="string" office:string-value="dataset1w3">
            <text:p>dataset1w3</text:p>
          </table:table-cell>
          <table:table-cell office:value-type="string">
            <text:p>dataset1</text:p>
          </table:table-cell>
          <table:table-cell office:value-type="string">
            <text:p>w3</text:p>
          </table:table-cell>
          <table:table-cell office:value-type="string">
            <text:p>2.0M</text:p>
          </table:table-cell>
        </table:table-row>
        <table:table-row table:style-name="ro1">
          <table:table-cell table:formula="of:=CONCATENATE(TRIM([.B9]);TRIM([.C9]))" office:value-type="string" office:string-value="dataset1w6">
            <text:p>dataset1w6</text:p>
          </table:table-cell>
          <table:table-cell office:value-type="string">
            <text:p>dataset1</text:p>
          </table:table-cell>
          <table:table-cell office:value-type="string">
            <text:p>w6</text:p>
          </table:table-cell>
          <table:table-cell office:value-type="string">
            <text:p>15M</text:p>
          </table:table-cell>
        </table:table-row>
        <table:table-row table:style-name="ro1">
          <table:table-cell table:formula="of:=CONCATENATE(TRIM([.B10]);TRIM([.C10]))" office:value-type="string" office:string-value="dataset1w1">
            <text:p>dataset1w1</text:p>
          </table:table-cell>
          <table:table-cell office:value-type="string">
            <text:p>dataset1</text:p>
          </table:table-cell>
          <table:table-cell office:value-type="string">
            <text:p>w1</text:p>
          </table:table-cell>
          <table:table-cell office:value-type="string">
            <text:p>544K</text:p>
          </table:table-cell>
        </table:table-row>
        <table:table-row table:style-name="ro1">
          <table:table-cell table:formula="of:=CONCATENATE(TRIM([.B11]);TRIM([.C11]))" office:value-type="string" office:string-value="dataset1w5">
            <text:p>dataset1w5</text:p>
          </table:table-cell>
          <table:table-cell office:value-type="string">
            <text:p>dataset1</text:p>
          </table:table-cell>
          <table:table-cell office:value-type="string">
            <text:p>w5</text:p>
          </table:table-cell>
          <table:table-cell office:value-type="string">
            <text:p>7.6M</text:p>
          </table:table-cell>
        </table:table-row>
        <table:table-row table:style-name="ro1">
          <table:table-cell table:formula="of:=CONCATENATE(TRIM([.B12]);TRIM([.C12]))" office:value-type="string" office:string-value="dataset1w14">
            <text:p>dataset1w14</text:p>
          </table:table-cell>
          <table:table-cell office:value-type="string">
            <text:p>dataset1</text:p>
          </table:table-cell>
          <table:table-cell office:value-type="string">
            <text:p>w14</text:p>
          </table:table-cell>
          <table:table-cell office:value-type="string">
            <text:p>3.7G</text:p>
          </table:table-cell>
        </table:table-row>
        <table:table-row table:style-name="ro1">
          <table:table-cell table:formula="of:=CONCATENATE(TRIM([.B13]);TRIM([.C13]))" office:value-type="string" office:string-value="dataset1w10">
            <text:p>dataset1w10</text:p>
          </table:table-cell>
          <table:table-cell office:value-type="string">
            <text:p>dataset1</text:p>
          </table:table-cell>
          <table:table-cell office:value-type="string">
            <text:p>w10</text:p>
          </table:table-cell>
          <table:table-cell office:value-type="string">
            <text:p>236M</text:p>
          </table:table-cell>
        </table:table-row>
        <table:table-row table:style-name="ro1">
          <table:table-cell table:formula="of:=CONCATENATE(TRIM([.B14]);TRIM([.C14]))" office:value-type="string" office:string-value="dataset1w8">
            <text:p>dataset1w8</text:p>
          </table:table-cell>
          <table:table-cell office:value-type="string">
            <text:p>dataset1</text:p>
          </table:table-cell>
          <table:table-cell office:value-type="string">
            <text:p>w8</text:p>
          </table:table-cell>
          <table:table-cell office:value-type="string">
            <text:p>60M</text:p>
          </table:table-cell>
        </table:table-row>
        <table:table-row table:style-name="ro1">
          <table:table-cell table:formula="of:=CONCATENATE(TRIM([.B15]);TRIM([.C15]))" office:value-type="string" office:string-value="dataset1w11">
            <text:p>dataset1w11</text:p>
          </table:table-cell>
          <table:table-cell office:value-type="string">
            <text:p>dataset1</text:p>
          </table:table-cell>
          <table:table-cell office:value-type="string">
            <text:p>w11</text:p>
          </table:table-cell>
          <table:table-cell office:value-type="string">
            <text:p>471M</text:p>
          </table:table-cell>
        </table:table-row>
        <table:table-row table:style-name="ro1">
          <table:table-cell table:formula="of:=CONCATENATE(TRIM([.B16]);TRIM([.C16]))" office:value-type="string" office:string-value="dataset1w12">
            <text:p>dataset1w12</text:p>
          </table:table-cell>
          <table:table-cell office:value-type="string">
            <text:p>dataset1</text:p>
          </table:table-cell>
          <table:table-cell office:value-type="string">
            <text:p>w12</text:p>
          </table:table-cell>
          <table:table-cell office:value-type="string">
            <text:p>942M</text:p>
          </table:table-cell>
        </table:table-row>
        <table:table-row table:style-name="ro1">
          <table:table-cell table:formula="of:=CONCATENATE(TRIM([.B17]);TRIM([.C17]))" office:value-type="string" office:string-value="dataset2w15">
            <text:p>dataset2w15</text:p>
          </table:table-cell>
          <table:table-cell office:value-type="string">
            <text:p>dataset2</text:p>
          </table:table-cell>
          <table:table-cell office:value-type="string">
            <text:p>w15</text:p>
          </table:table-cell>
          <table:table-cell office:value-type="string">
            <text:p>7.5G</text:p>
          </table:table-cell>
        </table:table-row>
        <table:table-row table:style-name="ro1">
          <table:table-cell table:formula="of:=CONCATENATE(TRIM([.B18]);TRIM([.C18]))" office:value-type="string" office:string-value="dataset2w2">
            <text:p>dataset2w2</text:p>
          </table:table-cell>
          <table:table-cell office:value-type="string">
            <text:p>dataset2</text:p>
          </table:table-cell>
          <table:table-cell office:value-type="string">
            <text:p>w2</text:p>
          </table:table-cell>
          <table:table-cell office:value-type="string">
            <text:p>1.4M</text:p>
          </table:table-cell>
        </table:table-row>
        <table:table-row table:style-name="ro1">
          <table:table-cell table:formula="of:=CONCATENATE(TRIM([.B19]);TRIM([.C19]))" office:value-type="string" office:string-value="dataset2w9">
            <text:p>dataset2w9</text:p>
          </table:table-cell>
          <table:table-cell office:value-type="string">
            <text:p>dataset2</text:p>
          </table:table-cell>
          <table:table-cell office:value-type="string">
            <text:p>w9</text:p>
          </table:table-cell>
          <table:table-cell office:value-type="string">
            <text:p>123M</text:p>
          </table:table-cell>
        </table:table-row>
        <table:table-row table:style-name="ro1">
          <table:table-cell table:formula="of:=CONCATENATE(TRIM([.B20]);TRIM([.C20]))" office:value-type="string" office:string-value="dataset2w7">
            <text:p>dataset2w7</text:p>
          </table:table-cell>
          <table:table-cell office:value-type="string">
            <text:p>dataset2</text:p>
          </table:table-cell>
          <table:table-cell office:value-type="string">
            <text:p>w7</text:p>
          </table:table-cell>
          <table:table-cell office:value-type="string">
            <text:p>33M</text:p>
          </table:table-cell>
        </table:table-row>
        <table:table-row table:style-name="ro1">
          <table:table-cell table:formula="of:=CONCATENATE(TRIM([.B21]);TRIM([.C21]))" office:value-type="string" office:string-value="dataset2w4">
            <text:p>dataset2w4</text:p>
          </table:table-cell>
          <table:table-cell office:value-type="string">
            <text:p>dataset2</text:p>
          </table:table-cell>
          <table:table-cell office:value-type="string">
            <text:p>w4</text:p>
          </table:table-cell>
          <table:table-cell office:value-type="string">
            <text:p>4.9M</text:p>
          </table:table-cell>
        </table:table-row>
        <table:table-row table:style-name="ro1">
          <table:table-cell table:formula="of:=CONCATENATE(TRIM([.B22]);TRIM([.C22]))" office:value-type="string" office:string-value="dataset2w13">
            <text:p>dataset2w13</text:p>
          </table:table-cell>
          <table:table-cell office:value-type="string">
            <text:p>dataset2</text:p>
          </table:table-cell>
          <table:table-cell office:value-type="string">
            <text:p>w13</text:p>
          </table:table-cell>
          <table:table-cell office:value-type="string">
            <text:p>1.9G</text:p>
          </table:table-cell>
        </table:table-row>
        <table:table-row table:style-name="ro1">
          <table:table-cell table:formula="of:=CONCATENATE(TRIM([.B23]);TRIM([.C23]))" office:value-type="string" office:string-value="dataset2w3">
            <text:p>dataset2w3</text:p>
          </table:table-cell>
          <table:table-cell office:value-type="string">
            <text:p>dataset2</text:p>
          </table:table-cell>
          <table:table-cell office:value-type="string">
            <text:p>w3</text:p>
          </table:table-cell>
          <table:table-cell office:value-type="string">
            <text:p>2.7M</text:p>
          </table:table-cell>
        </table:table-row>
        <table:table-row table:style-name="ro1">
          <table:table-cell table:formula="of:=CONCATENATE(TRIM([.B24]);TRIM([.C24]))" office:value-type="string" office:string-value="dataset2w6">
            <text:p>dataset2w6</text:p>
          </table:table-cell>
          <table:table-cell office:value-type="string">
            <text:p>dataset2</text:p>
          </table:table-cell>
          <table:table-cell office:value-type="string">
            <text:p>w6</text:p>
          </table:table-cell>
          <table:table-cell office:value-type="string">
            <text:p>17M</text:p>
          </table:table-cell>
        </table:table-row>
        <table:table-row table:style-name="ro1">
          <table:table-cell table:formula="of:=CONCATENATE(TRIM([.B25]);TRIM([.C25]))" office:value-type="string" office:string-value="dataset2w1">
            <text:p>dataset2w1</text:p>
          </table:table-cell>
          <table:table-cell office:value-type="string">
            <text:p>dataset2</text:p>
          </table:table-cell>
          <table:table-cell office:value-type="string">
            <text:p>w1</text:p>
          </table:table-cell>
          <table:table-cell office:value-type="string">
            <text:p>800K</text:p>
          </table:table-cell>
        </table:table-row>
        <table:table-row table:style-name="ro1">
          <table:table-cell table:formula="of:=CONCATENATE(TRIM([.B26]);TRIM([.C26]))" office:value-type="string" office:string-value="dataset2w5">
            <text:p>dataset2w5</text:p>
          </table:table-cell>
          <table:table-cell office:value-type="string">
            <text:p>dataset2</text:p>
          </table:table-cell>
          <table:table-cell office:value-type="string">
            <text:p>w5</text:p>
          </table:table-cell>
          <table:table-cell office:value-type="string">
            <text:p>9.2M</text:p>
          </table:table-cell>
        </table:table-row>
        <table:table-row table:style-name="ro1">
          <table:table-cell table:formula="of:=CONCATENATE(TRIM([.B27]);TRIM([.C27]))" office:value-type="string" office:string-value="dataset2w14">
            <text:p>dataset2w14</text:p>
          </table:table-cell>
          <table:table-cell office:value-type="string">
            <text:p>dataset2</text:p>
          </table:table-cell>
          <table:table-cell office:value-type="string">
            <text:p>w14</text:p>
          </table:table-cell>
          <table:table-cell office:value-type="string">
            <text:p>3.8G</text:p>
          </table:table-cell>
        </table:table-row>
        <table:table-row table:style-name="ro1">
          <table:table-cell table:formula="of:=CONCATENATE(TRIM([.B28]);TRIM([.C28]))" office:value-type="string" office:string-value="dataset2w10">
            <text:p>dataset2w10</text:p>
          </table:table-cell>
          <table:table-cell office:value-type="string">
            <text:p>dataset2</text:p>
          </table:table-cell>
          <table:table-cell office:value-type="string">
            <text:p>w10</text:p>
          </table:table-cell>
          <table:table-cell office:value-type="string">
            <text:p>243M</text:p>
          </table:table-cell>
        </table:table-row>
        <table:table-row table:style-name="ro1">
          <table:table-cell table:formula="of:=CONCATENATE(TRIM([.B29]);TRIM([.C29]))" office:value-type="string" office:string-value="dataset2w8">
            <text:p>dataset2w8</text:p>
          </table:table-cell>
          <table:table-cell office:value-type="string">
            <text:p>dataset2</text:p>
          </table:table-cell>
          <table:table-cell office:value-type="string">
            <text:p>w8</text:p>
          </table:table-cell>
          <table:table-cell office:value-type="string">
            <text:p>64M</text:p>
          </table:table-cell>
        </table:table-row>
        <table:table-row table:style-name="ro1">
          <table:table-cell table:formula="of:=CONCATENATE(TRIM([.B30]);TRIM([.C30]))" office:value-type="string" office:string-value="dataset2w11">
            <text:p>dataset2w11</text:p>
          </table:table-cell>
          <table:table-cell office:value-type="string">
            <text:p>dataset2</text:p>
          </table:table-cell>
          <table:table-cell office:value-type="string">
            <text:p>w11</text:p>
          </table:table-cell>
          <table:table-cell office:value-type="string">
            <text:p>481M</text:p>
          </table:table-cell>
        </table:table-row>
        <table:table-row table:style-name="ro1">
          <table:table-cell table:formula="of:=CONCATENATE(TRIM([.B31]);TRIM([.C31]))" office:value-type="string" office:string-value="dataset2w12">
            <text:p>dataset2w12</text:p>
          </table:table-cell>
          <table:table-cell office:value-type="string">
            <text:p>dataset2</text:p>
          </table:table-cell>
          <table:table-cell office:value-type="string">
            <text:p>w12</text:p>
          </table:table-cell>
          <table:table-cell office:value-type="string">
            <text:p>957M</text:p>
          </table:table-cell>
        </table:table-row>
        <table:table-row table:style-name="ro1">
          <table:table-cell table:formula="of:=CONCATENATE(TRIM([.B32]);TRIM([.C32]))" office:value-type="string" office:string-value="dataset3w15">
            <text:p>dataset3w15</text:p>
          </table:table-cell>
          <table:table-cell office:value-type="string">
            <text:p>dataset3</text:p>
          </table:table-cell>
          <table:table-cell office:value-type="string">
            <text:p>w15</text:p>
          </table:table-cell>
          <table:table-cell office:value-type="string">
            <text:p>7.6G</text:p>
          </table:table-cell>
        </table:table-row>
        <table:table-row table:style-name="ro1">
          <table:table-cell table:formula="of:=CONCATENATE(TRIM([.B33]);TRIM([.C33]))" office:value-type="string" office:string-value="dataset3w2">
            <text:p>dataset3w2</text:p>
          </table:table-cell>
          <table:table-cell office:value-type="string">
            <text:p>dataset3</text:p>
          </table:table-cell>
          <table:table-cell office:value-type="string">
            <text:p>w2</text:p>
          </table:table-cell>
          <table:table-cell office:value-type="string">
            <text:p>2.1M</text:p>
          </table:table-cell>
        </table:table-row>
        <table:table-row table:style-name="ro1">
          <table:table-cell table:formula="of:=CONCATENATE(TRIM([.B34]);TRIM([.C34]))" office:value-type="string" office:string-value="dataset3w9">
            <text:p>dataset3w9</text:p>
          </table:table-cell>
          <table:table-cell office:value-type="string">
            <text:p>dataset3</text:p>
          </table:table-cell>
          <table:table-cell office:value-type="string">
            <text:p>w9</text:p>
          </table:table-cell>
          <table:table-cell office:value-type="string">
            <text:p>147M</text:p>
          </table:table-cell>
        </table:table-row>
        <table:table-row table:style-name="ro1">
          <table:table-cell table:formula="of:=CONCATENATE(TRIM([.B35]);TRIM([.C35]))" office:value-type="string" office:string-value="dataset3w7">
            <text:p>dataset3w7</text:p>
          </table:table-cell>
          <table:table-cell office:value-type="string">
            <text:p>dataset3</text:p>
          </table:table-cell>
          <table:table-cell office:value-type="string">
            <text:p>w7</text:p>
          </table:table-cell>
          <table:table-cell office:value-type="string">
            <text:p>44M</text:p>
          </table:table-cell>
        </table:table-row>
        <table:table-row table:style-name="ro1">
          <table:table-cell table:formula="of:=CONCATENATE(TRIM([.B36]);TRIM([.C36]))" office:value-type="string" office:string-value="dataset3w4">
            <text:p>dataset3w4</text:p>
          </table:table-cell>
          <table:table-cell office:value-type="string">
            <text:p>dataset3</text:p>
          </table:table-cell>
          <table:table-cell office:value-type="string">
            <text:p>w4</text:p>
          </table:table-cell>
          <table:table-cell office:value-type="string">
            <text:p>7.2M</text:p>
          </table:table-cell>
        </table:table-row>
        <table:table-row table:style-name="ro1">
          <table:table-cell table:formula="of:=CONCATENATE(TRIM([.B37]);TRIM([.C37]))" office:value-type="string" office:string-value="dataset3w13">
            <text:p>dataset3w13</text:p>
          </table:table-cell>
          <table:table-cell office:value-type="string">
            <text:p>dataset3</text:p>
          </table:table-cell>
          <table:table-cell office:value-type="string">
            <text:p>w13</text:p>
          </table:table-cell>
          <table:table-cell office:value-type="string">
            <text:p>2.0G</text:p>
          </table:table-cell>
        </table:table-row>
        <table:table-row table:style-name="ro1">
          <table:table-cell table:formula="of:=CONCATENATE(TRIM([.B38]);TRIM([.C38]))" office:value-type="string" office:string-value="dataset3w3">
            <text:p>dataset3w3</text:p>
          </table:table-cell>
          <table:table-cell office:value-type="string">
            <text:p>dataset3</text:p>
          </table:table-cell>
          <table:table-cell office:value-type="string">
            <text:p>w3</text:p>
          </table:table-cell>
          <table:table-cell office:value-type="string">
            <text:p>4.0M</text:p>
          </table:table-cell>
        </table:table-row>
        <table:table-row table:style-name="ro1">
          <table:table-cell table:formula="of:=CONCATENATE(TRIM([.B39]);TRIM([.C39]))" office:value-type="string" office:string-value="dataset3w6">
            <text:p>dataset3w6</text:p>
          </table:table-cell>
          <table:table-cell office:value-type="string">
            <text:p>dataset3</text:p>
          </table:table-cell>
          <table:table-cell office:value-type="string">
            <text:p>w6</text:p>
          </table:table-cell>
          <table:table-cell office:value-type="string">
            <text:p>24M</text:p>
          </table:table-cell>
        </table:table-row>
        <table:table-row table:style-name="ro1">
          <table:table-cell table:formula="of:=CONCATENATE(TRIM([.B40]);TRIM([.C40]))" office:value-type="string" office:string-value="dataset3w1">
            <text:p>dataset3w1</text:p>
          </table:table-cell>
          <table:table-cell office:value-type="string">
            <text:p>dataset3</text:p>
          </table:table-cell>
          <table:table-cell office:value-type="string">
            <text:p>w1</text:p>
          </table:table-cell>
          <table:table-cell office:value-type="string">
            <text:p>1.2M</text:p>
          </table:table-cell>
        </table:table-row>
        <table:table-row table:style-name="ro1">
          <table:table-cell table:formula="of:=CONCATENATE(TRIM([.B41]);TRIM([.C41]))" office:value-type="string" office:string-value="dataset3w5">
            <text:p>dataset3w5</text:p>
          </table:table-cell>
          <table:table-cell office:value-type="string">
            <text:p>dataset3</text:p>
          </table:table-cell>
          <table:table-cell office:value-type="string">
            <text:p>w5</text:p>
          </table:table-cell>
          <table:table-cell office:value-type="string">
            <text:p>14M</text:p>
          </table:table-cell>
        </table:table-row>
        <table:table-row table:style-name="ro1">
          <table:table-cell table:formula="of:=CONCATENATE(TRIM([.B42]);TRIM([.C42]))" office:value-type="string" office:string-value="dataset3w14">
            <text:p>dataset3w14</text:p>
          </table:table-cell>
          <table:table-cell office:value-type="string">
            <text:p>dataset3</text:p>
          </table:table-cell>
          <table:table-cell office:value-type="string">
            <text:p>w14</text:p>
          </table:table-cell>
          <table:table-cell office:value-type="string">
            <text:p>3.9G</text:p>
          </table:table-cell>
        </table:table-row>
        <table:table-row table:style-name="ro1">
          <table:table-cell table:formula="of:=CONCATENATE(TRIM([.B43]);TRIM([.C43]))" office:value-type="string" office:string-value="dataset3w10">
            <text:p>dataset3w10</text:p>
          </table:table-cell>
          <table:table-cell office:value-type="string">
            <text:p>dataset3</text:p>
          </table:table-cell>
          <table:table-cell office:value-type="string">
            <text:p>w10</text:p>
          </table:table-cell>
          <table:table-cell office:value-type="string">
            <text:p>277M</text:p>
          </table:table-cell>
        </table:table-row>
        <table:table-row table:style-name="ro1">
          <table:table-cell table:formula="of:=CONCATENATE(TRIM([.B44]);TRIM([.C44]))" office:value-type="string" office:string-value="dataset3w8">
            <text:p>dataset3w8</text:p>
          </table:table-cell>
          <table:table-cell office:value-type="string">
            <text:p>dataset3</text:p>
          </table:table-cell>
          <table:table-cell office:value-type="string">
            <text:p>w8</text:p>
          </table:table-cell>
          <table:table-cell office:value-type="string">
            <text:p>80M</text:p>
          </table:table-cell>
        </table:table-row>
        <table:table-row table:style-name="ro1">
          <table:table-cell table:formula="of:=CONCATENATE(TRIM([.B45]);TRIM([.C45]))" office:value-type="string" office:string-value="dataset3w11">
            <text:p>dataset3w11</text:p>
          </table:table-cell>
          <table:table-cell office:value-type="string">
            <text:p>dataset3</text:p>
          </table:table-cell>
          <table:table-cell office:value-type="string">
            <text:p>w11</text:p>
          </table:table-cell>
          <table:table-cell office:value-type="string">
            <text:p>526M</text:p>
          </table:table-cell>
        </table:table-row>
        <table:table-row table:style-name="ro1">
          <table:table-cell table:formula="of:=CONCATENATE(TRIM([.B46]);TRIM([.C46]))" office:value-type="string" office:string-value="dataset3w12">
            <text:p>dataset3w12</text:p>
          </table:table-cell>
          <table:table-cell office:value-type="string">
            <text:p>dataset3</text:p>
          </table:table-cell>
          <table:table-cell office:value-type="string">
            <text:p>w12</text:p>
          </table:table-cell>
          <table:table-cell office:value-type="string">
            <text:p>1016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3-02-11T12:54:36</meta:creation-date>
    <dc:date>2013-02-15T15:08:16</dc:date>
    <dc:creator>Lighton Phiri (SCAP) </dc:creator>
    <meta:editing-duration>PT4H42M47S</meta:editing-duration>
    <meta:editing-cycles>14</meta:editing-cycles>
    <meta:generator>LibreOffice/3.5$Linux_x86 LibreOffice_project/350m1$Build-2</meta:generator>
    <meta:document-statistic meta:table-count="2" meta:cell-count="1278" meta:object-count="0"/>
  </office:meta>
</office:document-meta>
</file>